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9.001cm" table:align="margins"/>
    </style:style>
    <style:style style:name="표1.A" style:family="table-column">
      <style:table-column-properties style:column-width="3.799cm" style:rel-column-width="13107*"/>
    </style:style>
    <style:style style:name="표1.C" style:family="table-column">
      <style:table-column-properties style:column-width="3.799cm" style:rel-column-width="13106*"/>
    </style:style>
    <style:style style:name="표1.E" style:family="table-column">
      <style:table-column-properties style:column-width="3.8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9.001cm" table:align="margins"/>
    </style:style>
    <style:style style:name="Table2.A" style:family="table-column">
      <style:table-column-properties style:column-width="3.799cm" style:rel-column-width="13107*"/>
    </style:style>
    <style:style style:name="Table2.C" style:family="table-column">
      <style:table-column-properties style:column-width="3.799cm" style:rel-column-width="13106*"/>
    </style:style>
    <style:style style:name="Table2.E" style:family="table-column">
      <style:table-column-properties style:column-width="3.8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표2" style:family="table">
      <style:table-properties style:width="19.001cm" table:align="margins"/>
    </style:style>
    <style:style style:name="표2.A" style:family="table-column">
      <style:table-column-properties style:column-width="3.799cm" style:rel-column-width="13107*"/>
    </style:style>
    <style:style style:name="표2.C" style:family="table-column">
      <style:table-column-properties style:column-width="3.799cm" style:rel-column-width="13106*"/>
    </style:style>
    <style:style style:name="표2.E" style:family="table-column">
      <style:table-column-properties style:column-width="3.801cm" style:rel-column-width="13108*"/>
    </style:style>
    <style:style style:name="표2.A1" style:family="table-cell">
      <style:table-cell-properties fo:padding="0.097cm" fo:border-left="0.05pt solid #000000" fo:border-right="none" fo:border-top="0.05pt solid #000000" fo:border-bottom="0.05pt solid #000000"/>
    </style:style>
    <style:style style:name="표2.E1" style:family="table-cell">
      <style:table-cell-properties fo:padding="0.097cm" fo:border="0.05pt solid #000000"/>
    </style:style>
    <style:style style:name="표2.A2" style:family="table-cell">
      <style:table-cell-properties fo:padding="0.097cm" fo:border-left="0.05pt solid #000000" fo:border-right="none" fo:border-top="none" fo:border-bottom="0.05pt solid #000000"/>
    </style:style>
    <style:style style:name="표2.E2" style:family="table-cell">
      <style:table-cell-properties fo:padding="0.097cm" fo:border-left="0.05pt solid #000000" fo:border-right="0.05pt solid #000000" fo:border-top="none" fo:border-bottom="0.05pt solid #000000"/>
    </style:style>
    <style:style style:name="표3" style:family="table">
      <style:table-properties style:width="10.987cm" table:align="left"/>
    </style:style>
    <style:style style:name="표3.A" style:family="table-column">
      <style:table-column-properties style:column-width="3.948cm"/>
    </style:style>
    <style:style style:name="표3.B" style:family="table-column">
      <style:table-column-properties style:column-width="2.404cm"/>
    </style:style>
    <style:style style:name="표3.C" style:family="table-column">
      <style:table-column-properties style:column-width="2.318cm"/>
    </style:style>
    <style:style style:name="표3.A1" style:family="table-cell">
      <style:table-cell-properties fo:padding="0.097cm" fo:border-left="0.05pt solid #000000" fo:border-right="none" fo:border-top="0.05pt solid #000000" fo:border-bottom="0.05pt solid #000000"/>
    </style:style>
    <style:style style:name="표3.D1" style:family="table-cell">
      <style:table-cell-properties fo:padding="0.097cm" fo:border="0.05pt solid #000000"/>
    </style:style>
    <style:style style:name="표3.A2" style:family="table-cell">
      <style:table-cell-properties fo:padding="0.097cm" fo:border-left="0.05pt solid #000000" fo:border-right="none" fo:border-top="none" fo:border-bottom="0.05pt solid #000000"/>
    </style:style>
    <style:style style:name="표3.D2" style:family="table-cell">
      <style:table-cell-properties fo:padding="0.097cm" fo:border-left="0.05pt solid #000000" fo:border-right="0.05pt solid #000000" fo:border-top="none" fo:border-bottom="0.05pt solid #000000"/>
    </style:style>
    <style:style style:name="표5" style:family="table">
      <style:table-properties style:width="12.106cm" table:align="left"/>
    </style:style>
    <style:style style:name="표5.A" style:family="table-column">
      <style:table-column-properties style:column-width="3.948cm"/>
    </style:style>
    <style:style style:name="표5.B" style:family="table-column">
      <style:table-column-properties style:column-width="2.877cm"/>
    </style:style>
    <style:style style:name="표5.C" style:family="table-column">
      <style:table-column-properties style:column-width="2.641cm"/>
    </style:style>
    <style:style style:name="표5.A1" style:family="table-cell">
      <style:table-cell-properties fo:padding="0.097cm" fo:border-left="0.05pt solid #000000" fo:border-right="none" fo:border-top="0.05pt solid #000000" fo:border-bottom="0.05pt solid #000000"/>
    </style:style>
    <style:style style:name="표5.D1" style:family="table-cell">
      <style:table-cell-properties fo:padding="0.097cm" fo:border="0.05pt solid #000000"/>
    </style:style>
    <style:style style:name="표5.A2" style:family="table-cell">
      <style:table-cell-properties fo:padding="0.097cm" fo:border-left="0.05pt solid #000000" fo:border-right="none" fo:border-top="none" fo:border-bottom="0.05pt solid #000000"/>
    </style:style>
    <style:style style:name="표5.D2" style:family="table-cell">
      <style:table-cell-properties fo:padding="0.097cm" fo:border-left="0.05pt solid #000000" fo:border-right="0.05pt solid #000000" fo:border-top="none" fo:border-bottom="0.05pt solid #000000"/>
    </style:style>
    <style:style style:name="표4" style:family="table">
      <style:table-properties style:width="17cm" table:align="left"/>
    </style:style>
    <style:style style:name="표4.A" style:family="table-column">
      <style:table-column-properties style:column-width="1.582cm"/>
    </style:style>
    <style:style style:name="표4.B" style:family="table-column">
      <style:table-column-properties style:column-width="2.016cm"/>
    </style:style>
    <style:style style:name="표4.C" style:family="table-column">
      <style:table-column-properties style:column-width="1.528cm"/>
    </style:style>
    <style:style style:name="표4.I" style:family="table-column">
      <style:table-column-properties style:column-width="1.191cm"/>
    </style:style>
    <style:style style:name="표4.K" style:family="table-column">
      <style:table-column-properties style:column-width="1.03cm"/>
    </style:style>
    <style:style style:name="표4.A1" style:family="table-cell">
      <style:table-cell-properties fo:padding="0.097cm" fo:border-left="0.05pt solid #000000" fo:border-right="none" fo:border-top="0.05pt solid #000000" fo:border-bottom="0.05pt solid #000000"/>
    </style:style>
    <style:style style:name="표4.G1" style:family="table-cell">
      <style:table-cell-properties fo:padding="0.097cm" fo:border="0.05pt solid #000000"/>
    </style:style>
    <style:style style:name="표4.A2" style:family="table-cell">
      <style:table-cell-properties fo:padding="0.097cm" fo:border-left="0.05pt solid #000000" fo:border-right="none" fo:border-top="none" fo:border-bottom="0.05pt solid #000000"/>
    </style:style>
    <style:style style:name="표4.K2" style:family="table-cell">
      <style:table-cell-properties fo:padding="0.097cm" fo:border-left="0.05pt solid #000000" fo:border-right="0.05pt solid #000000" fo:border-top="none" fo:border-bottom="0.05pt solid #000000"/>
    </style:style>
    <style:style style:name="표6" style:family="table">
      <style:table-properties style:width="19.001cm" table:align="margins"/>
    </style:style>
    <style:style style:name="표6.A" style:family="table-column">
      <style:table-column-properties style:column-width="1.499cm" style:rel-column-width="5174*"/>
    </style:style>
    <style:style style:name="표6.B" style:family="table-column">
      <style:table-column-properties style:column-width="2.743cm" style:rel-column-width="9458*"/>
    </style:style>
    <style:style style:name="표6.C" style:family="table-column">
      <style:table-column-properties style:column-width="14.758cm" style:rel-column-width="50903*"/>
    </style:style>
    <style:style style:name="표6.A1" style:family="table-cell">
      <style:table-cell-properties fo:padding="0.097cm" fo:border-left="0.05pt solid #000000" fo:border-right="none" fo:border-top="0.05pt solid #000000" fo:border-bottom="0.05pt solid #000000"/>
    </style:style>
    <style:style style:name="표6.C1" style:family="table-cell">
      <style:table-cell-properties fo:padding="0.097cm" fo:border="0.05pt solid #000000"/>
    </style:style>
    <style:style style:name="표6.A2" style:family="table-cell">
      <style:table-cell-properties fo:padding="0.097cm" fo:border-left="0.05pt solid #000000" fo:border-right="none" fo:border-top="none" fo:border-bottom="0.05pt solid #000000"/>
    </style:style>
    <style:style style:name="표6.C2" style:family="table-cell">
      <style:table-cell-properties fo:padding="0.097cm" fo:border-left="0.05pt solid #000000" fo:border-right="0.05pt solid #000000" fo:border-top="none" fo:border-bottom="0.05pt solid #000000"/>
    </style:style>
    <style:style style:name="표8" style:family="table">
      <style:table-properties style:width="13.608cm" table:align="left"/>
    </style:style>
    <style:style style:name="표8.A" style:family="table-column">
      <style:table-column-properties style:column-width="1.175cm"/>
    </style:style>
    <style:style style:name="표8.B" style:family="table-column">
      <style:table-column-properties style:column-width="3.547cm"/>
    </style:style>
    <style:style style:name="표8.C" style:family="table-column">
      <style:table-column-properties style:column-width="1.129cm"/>
    </style:style>
    <style:style style:name="표8.D" style:family="table-column">
      <style:table-column-properties style:column-width="1.365cm"/>
    </style:style>
    <style:style style:name="표8.H" style:family="table-column">
      <style:table-column-properties style:column-width="1.24cm"/>
    </style:style>
    <style:style style:name="표8.I" style:family="table-column">
      <style:table-column-properties style:column-width="1.057cm"/>
    </style:style>
    <style:style style:name="표8.A1" style:family="table-cell">
      <style:table-cell-properties fo:padding="0.097cm" fo:border-left="0.05pt solid #000000" fo:border-right="none" fo:border-top="0.05pt solid #000000" fo:border-bottom="0.05pt solid #000000"/>
    </style:style>
    <style:style style:name="표8.I1" style:family="table-cell">
      <style:table-cell-properties fo:padding="0.097cm" fo:border="0.05pt solid #000000"/>
    </style:style>
    <style:style style:name="표8.A2" style:family="table-cell">
      <style:table-cell-properties fo:padding="0.097cm" fo:border-left="0.05pt solid #000000" fo:border-right="none" fo:border-top="none" fo:border-bottom="0.05pt solid #000000"/>
    </style:style>
    <style:style style:name="표8.I2" style:family="table-cell">
      <style:table-cell-properties fo:padding="0.097cm" fo:border-left="0.05pt solid #000000" fo:border-right="0.05pt solid #000000" fo:border-top="none" fo:border-bottom="0.05pt solid #000000"/>
    </style:style>
    <style:style style:name="표7" style:family="table">
      <style:table-properties style:width="11.869cm" table:align="left"/>
    </style:style>
    <style:style style:name="표7.A" style:family="table-column">
      <style:table-column-properties style:column-width="7.234cm"/>
    </style:style>
    <style:style style:name="표7.B" style:family="table-column">
      <style:table-column-properties style:column-width="2.318cm"/>
    </style:style>
    <style:style style:name="표7.A1" style:family="table-cell">
      <style:table-cell-properties fo:padding="0.097cm" fo:border-left="0.05pt solid #000000" fo:border-right="none" fo:border-top="0.05pt solid #000000" fo:border-bottom="0.05pt solid #000000"/>
    </style:style>
    <style:style style:name="표7.C1" style:family="table-cell">
      <style:table-cell-properties fo:padding="0.097cm" fo:border="0.05pt solid #000000"/>
    </style:style>
    <style:style style:name="표7.A2" style:family="table-cell">
      <style:table-cell-properties fo:padding="0.097cm" fo:border-left="0.05pt solid #000000" fo:border-right="none" fo:border-top="none" fo:border-bottom="0.05pt solid #000000"/>
    </style:style>
    <style:style style:name="표7.C2" style:family="table-cell">
      <style:table-cell-properties fo:padding="0.097cm" fo:border-left="0.05pt solid #000000" fo:border-right="0.05pt solid #000000" fo:border-top="none" fo:border-bottom="0.05pt solid #000000"/>
    </style:style>
    <style:style style:name="표9" style:family="table">
      <style:table-properties style:width="19.001cm" table:align="left"/>
    </style:style>
    <style:style style:name="표9.A" style:family="table-column">
      <style:table-column-properties style:column-width="1.312cm"/>
    </style:style>
    <style:style style:name="표9.B" style:family="table-column">
      <style:table-column-properties style:column-width="1.582cm"/>
    </style:style>
    <style:style style:name="표9.C" style:family="table-column">
      <style:table-column-properties style:column-width="2.016cm"/>
    </style:style>
    <style:style style:name="표9.D" style:family="table-column">
      <style:table-column-properties style:column-width="1.528cm"/>
    </style:style>
    <style:style style:name="표9.K" style:family="table-column">
      <style:table-column-properties style:column-width="1.492cm"/>
    </style:style>
    <style:style style:name="표9.L" style:family="table-column">
      <style:table-column-properties style:column-width="1.416cm"/>
    </style:style>
    <style:style style:name="표9.A1" style:family="table-cell">
      <style:table-cell-properties fo:padding="0.097cm" fo:border-left="0.05pt solid #000000" fo:border-right="none" fo:border-top="0.05pt solid #000000" fo:border-bottom="0.05pt solid #000000"/>
    </style:style>
    <style:style style:name="표9.H1" style:family="table-cell">
      <style:table-cell-properties fo:padding="0.097cm" fo:border="0.05pt solid #000000"/>
    </style:style>
    <style:style style:name="표9.A2" style:family="table-cell">
      <style:table-cell-properties fo:padding="0.097cm" fo:border-left="0.05pt solid #000000" fo:border-right="none" fo:border-top="none" fo:border-bottom="0.05pt solid #000000"/>
    </style:style>
    <style:style style:name="표9.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fo:font-weight="bold" officeooo:rsid="005758b2" officeooo:paragraph-rsid="005758b2" style:font-weight-asian="bold" style:font-weight-complex="bold"/>
    </style:style>
    <style:style style:name="P38" style:family="paragraph" style:parent-style-name="Standard">
      <style:text-properties fo:font-weight="bold" officeooo:rsid="006a5078" officeooo:paragraph-rsid="006a5078" style:font-weight-asian="bold" style:font-weight-complex="bold"/>
    </style:style>
    <style:style style:name="P39" style:family="paragraph" style:parent-style-name="Standard">
      <style:text-properties officeooo:rsid="0016483d" officeooo:paragraph-rsid="0016483d"/>
    </style:style>
    <style:style style:name="P40" style:family="paragraph" style:parent-style-name="Standard">
      <style:text-properties officeooo:rsid="0019de0a" officeooo:paragraph-rsid="0019de0a"/>
    </style:style>
    <style:style style:name="P41" style:family="paragraph" style:parent-style-name="Standard">
      <style:text-properties officeooo:rsid="001c4bac" officeooo:paragraph-rsid="001c4bac"/>
    </style:style>
    <style:style style:name="P42" style:family="paragraph" style:parent-style-name="Standard">
      <style:text-properties officeooo:rsid="001c4bac" officeooo:paragraph-rsid="00217a1f"/>
    </style:style>
    <style:style style:name="P43" style:family="paragraph" style:parent-style-name="Standard">
      <style:text-properties officeooo:rsid="001d76da" officeooo:paragraph-rsid="001d76da"/>
    </style:style>
    <style:style style:name="P44" style:family="paragraph" style:parent-style-name="Standard">
      <style:text-properties officeooo:rsid="001ee0d3" officeooo:paragraph-rsid="001ee0d3"/>
    </style:style>
    <style:style style:name="P45" style:family="paragraph" style:parent-style-name="Standard">
      <style:text-properties officeooo:rsid="001f68cc" officeooo:paragraph-rsid="001f68cc"/>
    </style:style>
    <style:style style:name="P46" style:family="paragraph" style:parent-style-name="Standard">
      <style:text-properties officeooo:rsid="001a8616" officeooo:paragraph-rsid="0021718a"/>
    </style:style>
    <style:style style:name="P47" style:family="paragraph" style:parent-style-name="Standard">
      <style:text-properties officeooo:rsid="00217a1f" officeooo:paragraph-rsid="00217a1f"/>
    </style:style>
    <style:style style:name="P48" style:family="paragraph" style:parent-style-name="Standard">
      <style:text-properties officeooo:rsid="0025f455" officeooo:paragraph-rsid="0026750a"/>
    </style:style>
    <style:style style:name="P49" style:family="paragraph" style:parent-style-name="Standard">
      <style:text-properties officeooo:rsid="0025f455" officeooo:paragraph-rsid="001c4bac"/>
    </style:style>
    <style:style style:name="P50"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51" style:family="paragraph" style:parent-style-name="Standard">
      <style:text-properties officeooo:rsid="00259dad" officeooo:paragraph-rsid="00327991"/>
    </style:style>
    <style:style style:name="P52" style:family="paragraph" style:parent-style-name="Standard">
      <style:text-properties officeooo:rsid="00327991" officeooo:paragraph-rsid="00327991"/>
    </style:style>
    <style:style style:name="P53" style:family="paragraph" style:parent-style-name="Standard">
      <style:text-properties style:text-line-through-style="solid" style:text-line-through-type="single" officeooo:rsid="0025f455" officeooo:paragraph-rsid="0026750a"/>
    </style:style>
    <style:style style:name="P54" style:family="paragraph" style:parent-style-name="Standard">
      <style:text-properties style:text-line-through-style="solid" style:text-line-through-type="single" officeooo:rsid="00c573c9" officeooo:paragraph-rsid="00c573c9"/>
    </style:style>
    <style:style style:name="P55"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6" style:family="paragraph" style:parent-style-name="Standard">
      <style:text-properties officeooo:rsid="0034798c" officeooo:paragraph-rsid="0034798c"/>
    </style:style>
    <style:style style:name="P57" style:family="paragraph" style:parent-style-name="Standard">
      <style:text-properties officeooo:rsid="0034dfd0" officeooo:paragraph-rsid="0034dfd0"/>
    </style:style>
    <style:style style:name="P58" style:family="paragraph" style:parent-style-name="Standard">
      <style:text-properties officeooo:rsid="00379e9f" officeooo:paragraph-rsid="00379e9f"/>
    </style:style>
    <style:style style:name="P59" style:family="paragraph" style:parent-style-name="Standard">
      <style:text-properties officeooo:rsid="00379e9f" officeooo:paragraph-rsid="00398082"/>
    </style:style>
    <style:style style:name="P60" style:family="paragraph" style:parent-style-name="Standard">
      <style:text-properties officeooo:rsid="0039bf20" officeooo:paragraph-rsid="0039bf20"/>
    </style:style>
    <style:style style:name="P61" style:family="paragraph" style:parent-style-name="Standard">
      <style:text-properties officeooo:rsid="003be1bf" officeooo:paragraph-rsid="003be1bf"/>
    </style:style>
    <style:style style:name="P62" style:family="paragraph" style:parent-style-name="Standard">
      <style:text-properties officeooo:rsid="002aed63" officeooo:paragraph-rsid="005011ee"/>
    </style:style>
    <style:style style:name="P63" style:family="paragraph" style:parent-style-name="Standard">
      <style:text-properties officeooo:rsid="001e0869" officeooo:paragraph-rsid="005011ee"/>
    </style:style>
    <style:style style:name="P64" style:family="paragraph" style:parent-style-name="Standard">
      <style:text-properties officeooo:paragraph-rsid="005011ee"/>
    </style:style>
    <style:style style:name="P65" style:family="paragraph" style:parent-style-name="Standard">
      <style:text-properties officeooo:rsid="00512b8a" officeooo:paragraph-rsid="00512b8a"/>
    </style:style>
    <style:style style:name="P66" style:family="paragraph" style:parent-style-name="Standard">
      <style:text-properties fo:font-weight="normal" officeooo:rsid="00556289" officeooo:paragraph-rsid="00556289" style:font-weight-asian="normal" style:font-weight-complex="normal"/>
    </style:style>
    <style:style style:name="P67" style:family="paragraph" style:parent-style-name="Standard">
      <style:text-properties officeooo:rsid="005758b2" officeooo:paragraph-rsid="005758b2"/>
    </style:style>
    <style:style style:name="P68" style:family="paragraph" style:parent-style-name="Standard">
      <style:text-properties officeooo:rsid="005bae40" officeooo:paragraph-rsid="005bae40"/>
    </style:style>
    <style:style style:name="P69" style:family="paragraph" style:parent-style-name="Standard">
      <style:text-properties officeooo:paragraph-rsid="005fad0a"/>
    </style:style>
    <style:style style:name="P70" style:family="paragraph" style:parent-style-name="Standard">
      <style:text-properties officeooo:rsid="006a5078" officeooo:paragraph-rsid="006a5078"/>
    </style:style>
    <style:style style:name="P71" style:family="paragraph" style:parent-style-name="Standard">
      <style:text-properties officeooo:rsid="005a17c8" officeooo:paragraph-rsid="005bae40"/>
    </style:style>
    <style:style style:name="P72" style:family="paragraph" style:parent-style-name="Standard">
      <style:text-properties officeooo:rsid="005d86d0" officeooo:paragraph-rsid="006a5078"/>
    </style:style>
    <style:style style:name="P73" style:family="paragraph" style:parent-style-name="Standard">
      <style:text-properties officeooo:rsid="007004f0" officeooo:paragraph-rsid="007004f0"/>
    </style:style>
    <style:style style:name="P74" style:family="paragraph" style:parent-style-name="Standard">
      <style:text-properties officeooo:rsid="00143786" officeooo:paragraph-rsid="00765e65"/>
    </style:style>
    <style:style style:name="P75" style:family="paragraph" style:parent-style-name="Standard">
      <style:text-properties officeooo:rsid="0077ca79" officeooo:paragraph-rsid="0077ca79"/>
    </style:style>
    <style:style style:name="P76" style:family="paragraph" style:parent-style-name="Standard">
      <style:text-properties officeooo:rsid="0079b577" officeooo:paragraph-rsid="0079b577"/>
    </style:style>
    <style:style style:name="P77" style:family="paragraph" style:parent-style-name="Standard">
      <style:text-properties officeooo:rsid="0079dab1" officeooo:paragraph-rsid="0079dab1"/>
    </style:style>
    <style:style style:name="P78" style:family="paragraph" style:parent-style-name="Standard">
      <style:text-properties officeooo:rsid="0080409e" officeooo:paragraph-rsid="0080409e"/>
    </style:style>
    <style:style style:name="P79" style:family="paragraph" style:parent-style-name="Standard">
      <style:text-properties officeooo:rsid="0080409e" officeooo:paragraph-rsid="008336a4"/>
    </style:style>
    <style:style style:name="P80" style:family="paragraph" style:parent-style-name="Standard">
      <style:text-properties officeooo:rsid="008336a4" officeooo:paragraph-rsid="008336a4"/>
    </style:style>
    <style:style style:name="P81" style:family="paragraph" style:parent-style-name="Standard">
      <style:text-properties officeooo:rsid="008336a4" officeooo:paragraph-rsid="009b04e5"/>
    </style:style>
    <style:style style:name="P82" style:family="paragraph" style:parent-style-name="Standard">
      <style:text-properties officeooo:rsid="009820cc" officeooo:paragraph-rsid="009820cc"/>
    </style:style>
    <style:style style:name="P83" style:family="paragraph" style:parent-style-name="Standard">
      <style:text-properties officeooo:rsid="009ecfd2" officeooo:paragraph-rsid="009ecfd2"/>
    </style:style>
    <style:style style:name="P84" style:family="paragraph" style:parent-style-name="Standard">
      <style:text-properties officeooo:rsid="009e7022" officeooo:paragraph-rsid="009e7022"/>
    </style:style>
    <style:style style:name="P85" style:family="paragraph" style:parent-style-name="Standard">
      <style:text-properties officeooo:rsid="00a35135" officeooo:paragraph-rsid="00a35135"/>
    </style:style>
    <style:style style:name="P86" style:family="paragraph" style:parent-style-name="Standard">
      <style:text-properties officeooo:rsid="00a35135" officeooo:paragraph-rsid="00a38c6b"/>
    </style:style>
    <style:style style:name="P87" style:family="paragraph" style:parent-style-name="Standard">
      <style:text-properties officeooo:rsid="00a38c6b" officeooo:paragraph-rsid="00a38c6b"/>
    </style:style>
    <style:style style:name="P88" style:family="paragraph" style:parent-style-name="Standard">
      <style:text-properties officeooo:rsid="00a76be7" officeooo:paragraph-rsid="00a76be7"/>
    </style:style>
    <style:style style:name="P89" style:family="paragraph" style:parent-style-name="Standard">
      <style:text-properties officeooo:rsid="00aa8fbd" officeooo:paragraph-rsid="00aa8fbd"/>
    </style:style>
    <style:style style:name="P90" style:family="paragraph" style:parent-style-name="Standard">
      <style:text-properties officeooo:rsid="00ad094e" officeooo:paragraph-rsid="00ad094e"/>
    </style:style>
    <style:style style:name="P91" style:family="paragraph" style:parent-style-name="Standard">
      <style:text-properties officeooo:rsid="00b26b8b" officeooo:paragraph-rsid="00b26b8b"/>
    </style:style>
    <style:style style:name="P92" style:family="paragraph" style:parent-style-name="Standard">
      <style:text-properties officeooo:rsid="00b45b96" officeooo:paragraph-rsid="00b45b96"/>
    </style:style>
    <style:style style:name="P93" style:family="paragraph" style:parent-style-name="Standard">
      <style:text-properties officeooo:rsid="00b6cec8" officeooo:paragraph-rsid="00b6cec8"/>
    </style:style>
    <style:style style:name="P94" style:family="paragraph" style:parent-style-name="Standard">
      <style:text-properties officeooo:rsid="00b7d5fe" officeooo:paragraph-rsid="00b7d5fe"/>
    </style:style>
    <style:style style:name="P95" style:family="paragraph" style:parent-style-name="Standard">
      <style:text-properties officeooo:rsid="00b837c4" officeooo:paragraph-rsid="00b837c4"/>
    </style:style>
    <style:style style:name="P96" style:family="paragraph" style:parent-style-name="Standard">
      <style:text-properties officeooo:rsid="00b8da55" officeooo:paragraph-rsid="00b8da55"/>
    </style:style>
    <style:style style:name="P97" style:family="paragraph" style:parent-style-name="Standard">
      <style:text-properties officeooo:rsid="00ba9484" officeooo:paragraph-rsid="00ba9484"/>
    </style:style>
    <style:style style:name="P98" style:family="paragraph" style:parent-style-name="Standard">
      <style:text-properties officeooo:paragraph-rsid="00b6cec8"/>
    </style:style>
    <style:style style:name="P99" style:family="paragraph" style:parent-style-name="Standard">
      <style:text-properties officeooo:rsid="00bd4205" officeooo:paragraph-rsid="00bd4205"/>
    </style:style>
    <style:style style:name="P100" style:family="paragraph" style:parent-style-name="Standard">
      <style:text-properties officeooo:rsid="00bd6735" officeooo:paragraph-rsid="00bd6735"/>
    </style:style>
    <style:style style:name="P101" style:family="paragraph" style:parent-style-name="Standard">
      <style:text-properties officeooo:rsid="00bd6735" officeooo:paragraph-rsid="00bf3419"/>
    </style:style>
    <style:style style:name="P102" style:family="paragraph" style:parent-style-name="Standard">
      <style:text-properties officeooo:rsid="00bd6735" officeooo:paragraph-rsid="00c0d2d7"/>
    </style:style>
    <style:style style:name="P103" style:family="paragraph" style:parent-style-name="Standard">
      <style:text-properties officeooo:rsid="00bf3419" officeooo:paragraph-rsid="00bf3419"/>
    </style:style>
    <style:style style:name="P104" style:family="paragraph" style:parent-style-name="Standard">
      <style:text-properties officeooo:rsid="00c0d2d7" officeooo:paragraph-rsid="00c0d2d7"/>
    </style:style>
    <style:style style:name="P105" style:family="paragraph" style:parent-style-name="Standard">
      <style:text-properties officeooo:rsid="00c4caa6" officeooo:paragraph-rsid="00c4caa6"/>
    </style:style>
    <style:style style:name="P106" style:family="paragraph" style:parent-style-name="Standard">
      <style:text-properties officeooo:rsid="00c573c9" officeooo:paragraph-rsid="00c573c9"/>
    </style:style>
    <style:style style:name="P107" style:family="paragraph" style:parent-style-name="Standard">
      <style:text-properties officeooo:rsid="00c75a8b" officeooo:paragraph-rsid="00c75a8b"/>
    </style:style>
    <style:style style:name="P108" style:family="paragraph" style:parent-style-name="Standard">
      <style:text-properties officeooo:rsid="00c77bc6" officeooo:paragraph-rsid="00c77bc6"/>
    </style:style>
    <style:style style:name="P109" style:family="paragraph" style:parent-style-name="Standard">
      <style:text-properties officeooo:rsid="00c9556a" officeooo:paragraph-rsid="00c9556a"/>
    </style:style>
    <style:style style:name="P110" style:family="paragraph" style:parent-style-name="Standard">
      <style:text-properties officeooo:rsid="00c9556a" officeooo:paragraph-rsid="00cced9d"/>
    </style:style>
    <style:style style:name="P111" style:family="paragraph" style:parent-style-name="Standard">
      <style:text-properties officeooo:rsid="00ca3ee3" officeooo:paragraph-rsid="00ca3ee3"/>
    </style:style>
    <style:style style:name="P112" style:family="paragraph" style:parent-style-name="Standard">
      <style:text-properties officeooo:rsid="00d11c46" officeooo:paragraph-rsid="00d11c46"/>
    </style:style>
    <style:style style:name="P113" style:family="paragraph" style:parent-style-name="Standard">
      <style:text-properties officeooo:rsid="00d24909" officeooo:paragraph-rsid="00d24909"/>
    </style:style>
    <style:style style:name="P114" style:family="paragraph" style:parent-style-name="Standard">
      <style:text-properties officeooo:rsid="00d24909" officeooo:paragraph-rsid="016465a0"/>
    </style:style>
    <style:style style:name="P115" style:family="paragraph" style:parent-style-name="Standard">
      <style:text-properties officeooo:rsid="00d24909" officeooo:paragraph-rsid="01e7fc68"/>
    </style:style>
    <style:style style:name="P116" style:family="paragraph" style:parent-style-name="Standard">
      <style:text-properties officeooo:rsid="00c87d6a" officeooo:paragraph-rsid="00d362a8"/>
    </style:style>
    <style:style style:name="P117" style:family="paragraph" style:parent-style-name="Standard">
      <style:text-properties officeooo:rsid="00d375c5" officeooo:paragraph-rsid="00d375c5"/>
    </style:style>
    <style:style style:name="P118" style:family="paragraph" style:parent-style-name="Standard">
      <style:text-properties officeooo:rsid="00d62ad0" officeooo:paragraph-rsid="00d62ad0"/>
    </style:style>
    <style:style style:name="P119" style:family="paragraph" style:parent-style-name="Standard">
      <style:text-properties officeooo:rsid="00d62ad0" officeooo:paragraph-rsid="016465a0"/>
    </style:style>
    <style:style style:name="P120" style:family="paragraph" style:parent-style-name="Standard">
      <style:text-properties officeooo:rsid="00d62ad0" officeooo:paragraph-rsid="01e7fc68"/>
    </style:style>
    <style:style style:name="P121" style:family="paragraph" style:parent-style-name="Standard">
      <style:text-properties officeooo:rsid="00d6a733" officeooo:paragraph-rsid="00d6a733"/>
    </style:style>
    <style:style style:name="P122" style:family="paragraph" style:parent-style-name="Standard">
      <style:text-properties officeooo:rsid="00d85150" officeooo:paragraph-rsid="00d85150"/>
    </style:style>
    <style:style style:name="P123" style:family="paragraph" style:parent-style-name="Standard">
      <style:text-properties officeooo:rsid="00d58f7a" officeooo:paragraph-rsid="00d903ee"/>
    </style:style>
    <style:style style:name="P124" style:family="paragraph" style:parent-style-name="Standard">
      <style:text-properties fo:font-size="8pt" officeooo:rsid="00d85150" officeooo:paragraph-rsid="00d85150" style:font-size-asian="8pt" style:font-size-complex="8pt"/>
    </style:style>
    <style:style style:name="P125" style:family="paragraph" style:parent-style-name="Standard">
      <style:text-properties fo:font-size="8pt" officeooo:rsid="00d85150" officeooo:paragraph-rsid="00d95210" style:font-size-asian="8pt" style:font-size-complex="8pt"/>
    </style:style>
    <style:style style:name="P126" style:family="paragraph" style:parent-style-name="Standard">
      <style:text-properties officeooo:rsid="00d95210" officeooo:paragraph-rsid="00d95210"/>
    </style:style>
    <style:style style:name="P127" style:family="paragraph" style:parent-style-name="Standard">
      <style:text-properties fo:font-size="12pt" officeooo:rsid="00d85150" officeooo:paragraph-rsid="00d95210" style:font-size-asian="10.5pt" style:font-size-complex="12pt"/>
    </style:style>
    <style:style style:name="P128" style:family="paragraph" style:parent-style-name="Standard">
      <style:text-properties fo:font-size="12pt" officeooo:rsid="00db0fc3" officeooo:paragraph-rsid="00db0fc3" style:font-size-asian="10.5pt" style:font-size-complex="12pt"/>
    </style:style>
    <style:style style:name="P129" style:family="paragraph" style:parent-style-name="Standard">
      <style:text-properties fo:font-size="12pt" officeooo:rsid="00dc3bce" officeooo:paragraph-rsid="00dc3bce" style:font-size-asian="10.5pt" style:font-size-complex="12pt"/>
    </style:style>
    <style:style style:name="P130" style:family="paragraph" style:parent-style-name="Standard">
      <style:text-properties fo:font-size="12pt" officeooo:rsid="00e02303" officeooo:paragraph-rsid="00e02303" style:font-size-asian="10.5pt" style:font-size-complex="12pt"/>
    </style:style>
    <style:style style:name="P131" style:family="paragraph" style:parent-style-name="Standard">
      <style:text-properties fo:font-size="12pt" officeooo:rsid="00e2085e" officeooo:paragraph-rsid="00e2085e" style:font-size-asian="10.5pt" style:font-size-complex="12pt"/>
    </style:style>
    <style:style style:name="P132"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3"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4"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5"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6" style:family="paragraph" style:parent-style-name="Standard">
      <style:text-properties fo:font-size="12pt" style:text-underline-style="none" officeooo:rsid="00e02303" officeooo:paragraph-rsid="00e02303" style:font-size-asian="10.5pt" style:font-size-complex="12pt"/>
    </style:style>
    <style:style style:name="P137" style:family="paragraph" style:parent-style-name="Standard">
      <style:text-properties fo:font-size="12pt" style:text-underline-style="none" officeooo:rsid="00e02303" officeooo:paragraph-rsid="00e2085e" style:font-size-asian="10.5pt" style:font-size-complex="12pt"/>
    </style:style>
    <style:style style:name="P138" style:family="paragraph" style:parent-style-name="Standard">
      <style:text-properties fo:font-size="12pt" style:text-underline-style="none" officeooo:rsid="00e2085e" officeooo:paragraph-rsid="00e2085e" style:font-size-asian="10.5pt" style:font-size-complex="12pt"/>
    </style:style>
    <style:style style:name="P139" style:family="paragraph" style:parent-style-name="Standard">
      <style:text-properties fo:font-size="12pt" style:text-underline-style="none" officeooo:rsid="00e652e7" officeooo:paragraph-rsid="00e652e7" style:font-size-asian="10.5pt" style:font-size-complex="12pt"/>
    </style:style>
    <style:style style:name="P140" style:family="paragraph" style:parent-style-name="Standard">
      <style:text-properties fo:font-size="12pt" style:text-underline-style="none" officeooo:rsid="00eba2a3" officeooo:paragraph-rsid="00eba2a3" style:font-size-asian="10.5pt" style:font-size-complex="12pt"/>
    </style:style>
    <style:style style:name="P141" style:family="paragraph" style:parent-style-name="Standard">
      <style:text-properties fo:font-size="12pt" style:text-underline-style="none" officeooo:rsid="00eca973" officeooo:paragraph-rsid="00eca973" style:font-size-asian="10.5pt" style:font-size-complex="12pt"/>
    </style:style>
    <style:style style:name="P142" style:family="paragraph" style:parent-style-name="Standard">
      <style:text-properties fo:font-size="12pt" style:text-underline-style="none" officeooo:rsid="00ed180f" officeooo:paragraph-rsid="00ed180f" style:font-size-asian="10.5pt" style:font-size-complex="12pt"/>
    </style:style>
    <style:style style:name="P143" style:family="paragraph" style:parent-style-name="Standard">
      <style:text-properties fo:font-size="12pt" style:text-underline-style="none" officeooo:rsid="00edb8ad" officeooo:paragraph-rsid="00edb8ad" style:font-size-asian="10.5pt" style:font-size-complex="12pt"/>
    </style:style>
    <style:style style:name="P144" style:family="paragraph" style:parent-style-name="Standard">
      <style:text-properties fo:font-size="12pt" style:text-underline-style="none" officeooo:rsid="00f68410" officeooo:paragraph-rsid="00f68410" style:font-size-asian="10.5pt" style:font-size-complex="12pt"/>
    </style:style>
    <style:style style:name="P145"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6" style:family="paragraph" style:parent-style-name="Standard">
      <style:text-properties officeooo:rsid="00e2085e" officeooo:paragraph-rsid="00e2085e"/>
    </style:style>
    <style:style style:name="P147" style:family="paragraph" style:parent-style-name="Standard">
      <style:text-properties officeooo:rsid="00e3aabc" officeooo:paragraph-rsid="00e3aabc"/>
    </style:style>
    <style:style style:name="P148" style:family="paragraph" style:parent-style-name="Standard">
      <style:text-properties officeooo:rsid="00e487da" officeooo:paragraph-rsid="00e487da"/>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ba980" officeooo:paragraph-rsid="021ba980" style:text-blinking="false" style:font-size-asian="10.5pt" style:font-size-complex="10.5pt"/>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d9c7c" officeooo:paragraph-rsid="021d9c7c" style:text-blinking="false" style:font-size-asian="10.5pt" style:font-size-complex="10.5pt"/>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ed769" officeooo:paragraph-rsid="021ed769" style:text-blinking="false" style:font-size-asian="10.5pt" style:font-size-complex="10.5pt"/>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5f4f7" officeooo:paragraph-rsid="0225f4f7" style:text-blinking="false" style:font-size-asian="10.5pt" style:font-size-complex="10.5pt"/>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bb471" officeooo:paragraph-rsid="022bb471" style:text-blinking="false" style:font-size-asian="10.5pt" style:font-size-complex="10.5pt"/>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c5326" officeooo:paragraph-rsid="022c5326" style:text-blinking="false" style:font-size-asian="10.5pt" style:font-size-complex="10.5pt"/>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0e6c8" style:text-blinking="false" style:font-size-asian="10.5pt" style:font-size-complex="10.5pt"/>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3781a" style:text-blinking="false" style:font-size-asian="10.5pt" style:font-size-complex="10.5pt"/>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56261" style:text-blinking="false" style:font-size-asian="10.5pt" style:font-size-complex="10.5pt"/>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8f540" style:text-blinking="false" style:font-size-asian="10.5pt" style:font-size-complex="10.5pt"/>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416948" style:text-blinking="false" style:font-size-asian="10.5pt" style:font-size-complex="10.5pt"/>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7c270" officeooo:paragraph-rsid="0237c270" style:text-blinking="false" style:font-size-asian="10.5pt" style:font-size-complex="10.5pt"/>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cd503" officeooo:paragraph-rsid="023e3ebb" style:text-blinking="false" style:font-size-asian="10.5pt" style:font-size-complex="10.5pt"/>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56261" style:text-blinking="false" style:font-size-asian="10.5pt" style:font-size-complex="10.5pt"/>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e3ebb" style:text-blinking="false" style:font-size-asian="10.5pt" style:font-size-complex="10.5pt"/>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16948" officeooo:paragraph-rsid="02416948" style:text-blinking="false" style:font-size-asian="10.5pt" style:font-size-complex="10.5pt"/>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44c6df" style:text-blinking="false" style:font-size-asian="10.5pt" style:font-size-complex="10.5pt"/>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459326" style:text-blinking="false" style:font-size-asian="10.5pt" style:font-size-complex="10.5pt"/>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4862fc" style:text-blinking="false" style:font-size-asian="10.5pt" style:font-size-complex="10.5pt"/>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4a5e23" style:text-blinking="false" style:font-size-asian="10.5pt" style:font-size-complex="10.5pt"/>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1c1a9" style:text-blinking="false" style:font-size-asian="10.5pt" style:font-size-complex="10.5pt"/>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3b858" style:text-blinking="false" style:font-size-asian="10.5pt" style:font-size-complex="10.5pt"/>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61a68" style:text-blinking="false" style:font-size-asian="10.5pt" style:font-size-complex="10.5pt"/>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9aa8" officeooo:paragraph-rsid="024c9aa8" style:text-blinking="false" style:font-size-asian="10.5pt" style:font-size-complex="10.5pt"/>
    </style:style>
    <style:style style:name="P3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d6c5" officeooo:paragraph-rsid="024cd6c5" style:text-blinking="false" style:font-size-asian="10.5pt" style:font-size-complex="10.5pt"/>
    </style:style>
    <style:style style:name="P3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4e31a" officeooo:paragraph-rsid="0254e31a" style:text-blinking="false" style:font-size-asian="10.5pt" style:font-size-complex="10.5pt"/>
    </style:style>
    <style:style style:name="P3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1a68" officeooo:paragraph-rsid="02561a68" style:text-blinking="false" style:font-size-asian="10.5pt" style:font-size-complex="10.5pt"/>
    </style:style>
    <style:style style:name="P3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5201" officeooo:paragraph-rsid="02565201" style:text-blinking="false" style:font-size-asian="10.5pt" style:font-size-complex="10.5pt"/>
    </style:style>
    <style:style style:name="P3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aa09" officeooo:paragraph-rsid="0256aa09" style:text-blinking="false" style:font-size-asian="10.5pt" style:font-size-complex="10.5pt"/>
    </style:style>
    <style:style style:name="P3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d1ca" officeooo:paragraph-rsid="0256d1ca" style:text-blinking="false" style:font-size-asian="10.5pt" style:font-size-complex="10.5pt"/>
    </style:style>
    <style:style style:name="P3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74ef4" officeooo:paragraph-rsid="02574ef4" style:text-blinking="false" style:font-size-asian="10.5pt" style:font-size-complex="10.5pt"/>
    </style:style>
    <style:style style:name="P3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923e6" officeooo:paragraph-rsid="025923e6" style:text-blinking="false" style:font-size-asian="10.5pt" style:font-size-complex="10.5pt"/>
    </style:style>
    <style:style style:name="P3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bb774" officeooo:paragraph-rsid="025bb774" style:text-blinking="false" style:font-size-asian="10.5pt" style:font-size-complex="10.5pt"/>
    </style:style>
    <style:style style:name="P3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ded50" officeooo:paragraph-rsid="025ded50" style:text-blinking="false" style:font-size-asian="10.5pt" style:font-size-complex="10.5pt"/>
    </style:style>
    <style:style style:name="P3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fdf8d" officeooo:paragraph-rsid="025fdf8d" style:text-blinking="false" style:font-size-asian="10.5pt" style:font-size-complex="10.5pt"/>
    </style:style>
    <style:style style:name="P3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3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3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3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3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3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3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3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3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19bfd4" officeooo:paragraph-rsid="0219bfd4" style:text-blinking="false" style:font-size-asian="10.5pt" style:font-weight-asian="bold" style:font-size-complex="10.5pt" style:font-weight-complex="bold"/>
    </style:style>
    <style:style style:name="P3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4ec85" officeooo:paragraph-rsid="0224ec85" style:text-blinking="false" style:font-size-asian="10.5pt" style:font-weight-asian="bold" style:font-size-complex="10.5pt" style:font-weight-complex="bold"/>
    </style:style>
    <style:style style:name="P3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5f4f7" officeooo:paragraph-rsid="0225f4f7" style:text-blinking="false" style:font-size-asian="10.5pt" style:font-weight-asian="bold" style:font-size-complex="10.5pt" style:font-weight-complex="bold"/>
    </style:style>
    <style:style style:name="P4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73fac" officeooo:paragraph-rsid="02273fac" style:text-blinking="false" style:font-size-asian="10.5pt" style:font-weight-asian="bold" style:font-size-complex="10.5pt" style:font-weight-complex="bold"/>
    </style:style>
    <style:style style:name="P4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c5326" officeooo:paragraph-rsid="022c5326" style:text-blinking="false" style:font-size-asian="10.5pt" style:font-weight-asian="bold" style:font-size-complex="10.5pt" style:font-weight-complex="bold"/>
    </style:style>
    <style:style style:name="P4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0e6c8" officeooo:paragraph-rsid="0230e6c8" style:text-blinking="false" style:font-size-asian="10.5pt" style:font-weight-asian="bold" style:font-size-complex="10.5pt" style:font-weight-complex="bold"/>
    </style:style>
    <style:style style:name="P4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a7f63" officeooo:paragraph-rsid="023a7f63" style:text-blinking="false" style:font-size-asian="10.5pt" style:font-weight-asian="bold" style:font-size-complex="10.5pt" style:font-weight-complex="bold"/>
    </style:style>
    <style:style style:name="P4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16948" officeooo:paragraph-rsid="02416948" style:text-blinking="false" style:font-size-asian="10.5pt" style:font-weight-asian="bold" style:font-size-complex="10.5pt" style:font-weight-complex="bold"/>
    </style:style>
    <style:style style:name="P4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4c6df" officeooo:paragraph-rsid="0244c6df" style:text-blinking="false" style:font-size-asian="10.5pt" style:font-weight-asian="bold" style:font-size-complex="10.5pt" style:font-weight-complex="bold"/>
    </style:style>
    <style:style style:name="P4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59326" officeooo:paragraph-rsid="02459326" style:text-blinking="false" style:font-size-asian="10.5pt" style:font-weight-asian="bold" style:font-size-complex="10.5pt" style:font-weight-complex="bold"/>
    </style:style>
    <style:style style:name="P4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862fc" officeooo:paragraph-rsid="024862fc" style:text-blinking="false" style:font-size-asian="10.5pt" style:font-weight-asian="bold" style:font-size-complex="10.5pt" style:font-weight-complex="bold"/>
    </style:style>
    <style:style style:name="P4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a5e23" officeooo:paragraph-rsid="024a5e23" style:text-blinking="false" style:font-size-asian="10.5pt" style:font-weight-asian="bold" style:font-size-complex="10.5pt" style:font-weight-complex="bold"/>
    </style:style>
    <style:style style:name="P4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6aa09" officeooo:paragraph-rsid="0256aa09" style:text-blinking="false" style:font-size-asian="10.5pt" style:font-weight-asian="bold" style:font-size-complex="10.5pt" style:font-weight-complex="bold"/>
    </style:style>
    <style:style style:name="P4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ded50" officeooo:paragraph-rsid="025ded50" style:text-blinking="false" style:font-size-asian="10.5pt" style:font-weight-asian="bold" style:font-size-complex="10.5pt" style:font-weight-complex="bold"/>
    </style:style>
    <style:style style:name="P4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f632a" officeooo:paragraph-rsid="025f632a" style:text-blinking="false" style:font-size-asian="10.5pt" style:font-weight-asian="bold" style:font-size-complex="10.5pt" style:font-weight-complex="bold"/>
    </style:style>
    <style:style style:name="P412"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413"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414"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415"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16"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17" style:family="paragraph" style:parent-style-name="Standard">
      <style:text-properties officeooo:rsid="0043b333" officeooo:paragraph-rsid="00fea319"/>
    </style:style>
    <style:style style:name="P418" style:family="paragraph" style:parent-style-name="Standard">
      <style:text-properties officeooo:rsid="01042038" officeooo:paragraph-rsid="01042038"/>
    </style:style>
    <style:style style:name="P419" style:family="paragraph" style:parent-style-name="Standard">
      <style:text-properties officeooo:rsid="01042038" officeooo:paragraph-rsid="0105e2e5"/>
    </style:style>
    <style:style style:name="P420" style:family="paragraph" style:parent-style-name="Standard">
      <style:text-properties officeooo:rsid="01042038" officeooo:paragraph-rsid="014d1806"/>
    </style:style>
    <style:style style:name="P421" style:family="paragraph" style:parent-style-name="Standard">
      <style:text-properties officeooo:rsid="014beb9e" officeooo:paragraph-rsid="014d1806"/>
    </style:style>
    <style:style style:name="P422" style:family="paragraph" style:parent-style-name="Standard">
      <style:text-properties officeooo:paragraph-rsid="0155bfe0"/>
    </style:style>
    <style:style style:name="P423" style:family="paragraph" style:parent-style-name="Standard">
      <style:text-properties officeooo:paragraph-rsid="01b5dc1d"/>
    </style:style>
    <style:style style:name="P424" style:family="paragraph" style:parent-style-name="Standard">
      <style:text-properties officeooo:rsid="01f32b74" officeooo:paragraph-rsid="01f32b74"/>
    </style:style>
    <style:style style:name="P425" style:family="paragraph" style:parent-style-name="Text_20_body">
      <style:text-properties officeooo:rsid="0019de0a" officeooo:paragraph-rsid="0019de0a"/>
    </style:style>
    <style:style style:name="P426" style:family="paragraph" style:parent-style-name="Table_20_Contents">
      <style:text-properties officeooo:rsid="00d24909" officeooo:paragraph-rsid="00d24909"/>
    </style:style>
    <style:style style:name="P427" style:family="paragraph" style:parent-style-name="Table_20_Contents">
      <style:text-properties officeooo:rsid="00d24909" officeooo:paragraph-rsid="016465a0"/>
    </style:style>
    <style:style style:name="P428" style:family="paragraph" style:parent-style-name="Table_20_Contents">
      <style:text-properties officeooo:rsid="00d24909" officeooo:paragraph-rsid="01e7fc68"/>
    </style:style>
    <style:style style:name="P429" style:family="paragraph" style:parent-style-name="Table_20_Contents">
      <style:text-properties officeooo:rsid="00d62ad0" officeooo:paragraph-rsid="00d62ad0"/>
    </style:style>
    <style:style style:name="P430" style:family="paragraph" style:parent-style-name="Table_20_Contents">
      <style:text-properties officeooo:rsid="00d62ad0" officeooo:paragraph-rsid="016465a0"/>
    </style:style>
    <style:style style:name="P431" style:family="paragraph" style:parent-style-name="Table_20_Contents">
      <style:text-properties officeooo:rsid="00d62ad0" officeooo:paragraph-rsid="01c4924d"/>
    </style:style>
    <style:style style:name="P432" style:family="paragraph" style:parent-style-name="Table_20_Contents">
      <style:text-properties officeooo:rsid="00d62ad0" officeooo:paragraph-rsid="01e7fc68"/>
    </style:style>
    <style:style style:name="P433" style:family="paragraph" style:parent-style-name="Table_20_Contents">
      <style:text-properties officeooo:rsid="00d7d1f0" officeooo:paragraph-rsid="00d7d1f0"/>
    </style:style>
    <style:style style:name="P434" style:family="paragraph" style:parent-style-name="Table_20_Contents">
      <style:text-properties officeooo:rsid="00d7d1f0" officeooo:paragraph-rsid="016465a0"/>
    </style:style>
    <style:style style:name="P435" style:family="paragraph" style:parent-style-name="Table_20_Contents">
      <style:text-properties officeooo:rsid="00d7d1f0" officeooo:paragraph-rsid="01c4924d"/>
    </style:style>
    <style:style style:name="P436" style:family="paragraph" style:parent-style-name="Table_20_Contents">
      <style:text-properties officeooo:rsid="00d7d1f0" officeooo:paragraph-rsid="01e7fc68"/>
    </style:style>
    <style:style style:name="P437" style:family="paragraph" style:parent-style-name="Table_20_Contents">
      <style:text-properties officeooo:rsid="011dbf00" officeooo:paragraph-rsid="011dbf00"/>
    </style:style>
    <style:style style:name="P438" style:family="paragraph" style:parent-style-name="Table_20_Contents">
      <style:text-properties officeooo:paragraph-rsid="016465a0"/>
    </style:style>
    <style:style style:name="P439" style:family="paragraph" style:parent-style-name="Table_20_Contents">
      <style:text-properties officeooo:rsid="01c4924d" officeooo:paragraph-rsid="01c4924d"/>
    </style:style>
    <style:style style:name="P440" style:family="paragraph" style:parent-style-name="Table_20_Contents">
      <style:text-properties officeooo:rsid="01c4924d" officeooo:paragraph-rsid="01e7fc68"/>
    </style:style>
    <style:style style:name="P441" style:family="paragraph" style:parent-style-name="Table_20_Contents">
      <style:text-properties officeooo:paragraph-rsid="01e7fc68"/>
    </style:style>
    <style:style style:name="P442" style:family="paragraph" style:parent-style-name="Table_20_Contents">
      <style:text-properties officeooo:rsid="01f32b74" officeooo:paragraph-rsid="01f32b74"/>
    </style:style>
    <style:style style:name="P443" style:family="paragraph" style:parent-style-name="Table_20_Contents">
      <style:text-properties style:font-name="Slack-Lato" fo:font-size="10.5pt" style:font-size-asian="10.5pt" style:font-size-complex="10.5pt"/>
    </style:style>
    <style:style style:name="P444"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445"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446"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447"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448"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449"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450"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451"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452"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453" style:family="paragraph" style:parent-style-name="Table_20_Contents">
      <style:paragraph-properties fo:text-align="center" style:justify-single-word="false"/>
      <style:text-properties style:font-name="Slack-Lato" fo:font-size="10.5pt" officeooo:rsid="0211a403" officeooo:paragraph-rsid="02416948" style:font-size-asian="10.5pt" style:font-size-complex="10.5pt"/>
    </style:style>
    <style:style style:name="P454"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455" style:family="paragraph" style:parent-style-name="Table_20_Contents">
      <style:paragraph-properties fo:text-align="center" style:justify-single-word="false"/>
      <style:text-properties style:font-name="Slack-Lato" fo:font-size="10.5pt" officeooo:rsid="0212179b" officeooo:paragraph-rsid="02416948" style:font-size-asian="10.5pt" style:font-size-complex="10.5pt"/>
    </style:style>
    <style:style style:name="P456"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P457" style:family="paragraph" style:parent-style-name="Table_20_Contents">
      <style:paragraph-properties fo:text-align="center" style:justify-single-word="false"/>
      <style:text-properties style:font-name="Slack-Lato" fo:font-size="10.5pt" officeooo:rsid="0216bab9" officeooo:paragraph-rsid="0216bab9" style:font-size-asian="10.5pt" style:font-size-complex="10.5pt"/>
    </style:style>
    <style:style style:name="P458" style:family="paragraph" style:parent-style-name="Table_20_Contents">
      <style:paragraph-properties fo:text-align="center" style:justify-single-word="false"/>
      <style:text-properties style:font-name="Slack-Lato" fo:font-size="10.5pt" officeooo:rsid="0216bab9" officeooo:paragraph-rsid="02416948" style:font-size-asian="10.5pt" style:font-size-complex="10.5pt"/>
    </style:style>
    <style:style style:name="P459" style:family="paragraph" style:parent-style-name="Table_20_Contents">
      <style:text-properties style:font-name="Slack-Lato" fo:font-size="10.5pt" officeooo:rsid="02175391" officeooo:paragraph-rsid="02175391" style:font-size-asian="10.5pt" style:font-size-complex="10.5pt"/>
    </style:style>
    <style:style style:name="P460" style:family="paragraph" style:parent-style-name="Table_20_Contents">
      <style:text-properties style:font-name="Slack-Lato" fo:font-size="10.5pt" officeooo:paragraph-rsid="02175391" style:font-size-asian="10.5pt" style:font-size-complex="10.5pt"/>
    </style:style>
    <style:style style:name="P461" style:family="paragraph" style:parent-style-name="Table_20_Contents">
      <style:paragraph-properties fo:text-align="center" style:justify-single-word="false"/>
      <style:text-properties style:font-name="Slack-Lato" fo:font-size="10.5pt" officeooo:rsid="021948b3" officeooo:paragraph-rsid="021948b3" style:font-size-asian="10.5pt" style:font-size-complex="10.5pt"/>
    </style:style>
    <style:style style:name="P462" style:family="paragraph" style:parent-style-name="Table_20_Contents">
      <style:paragraph-properties fo:text-align="center" style:justify-single-word="false"/>
      <style:text-properties style:font-name="Slack-Lato" fo:font-size="10.5pt" officeooo:rsid="021948b3" officeooo:paragraph-rsid="02416948" style:font-size-asian="10.5pt" style:font-size-complex="10.5pt"/>
    </style:style>
    <style:style style:name="P463" style:family="paragraph" style:parent-style-name="Table_20_Contents">
      <style:text-properties style:font-name="Slack-Lato" fo:font-size="10.5pt" officeooo:rsid="0238f540" officeooo:paragraph-rsid="0238f540" style:font-size-asian="10.5pt" style:font-size-complex="10.5pt"/>
    </style:style>
    <style:style style:name="P464" style:family="paragraph" style:parent-style-name="Table_20_Contents">
      <style:text-properties style:font-name="Slack-Lato" fo:font-size="10.5pt" officeooo:paragraph-rsid="0238f540" style:font-size-asian="10.5pt" style:font-size-complex="10.5pt"/>
    </style:style>
    <style:style style:name="P465" style:family="paragraph" style:parent-style-name="Table_20_Contents">
      <style:text-properties style:font-name="Slack-Lato" fo:font-size="10.5pt" officeooo:rsid="023fcbde" officeooo:paragraph-rsid="023fcbde" style:font-size-asian="10.5pt" style:font-size-complex="10.5pt"/>
    </style:style>
    <style:style style:name="P466" style:family="paragraph" style:parent-style-name="Table_20_Contents">
      <style:text-properties style:font-name="Slack-Lato" fo:font-size="10.5pt" officeooo:paragraph-rsid="023fcbde" style:font-size-asian="10.5pt" style:font-size-complex="10.5pt"/>
    </style:style>
    <style:style style:name="P467" style:family="paragraph" style:parent-style-name="Table_20_Contents">
      <style:paragraph-properties fo:text-align="center" style:justify-single-word="false"/>
      <style:text-properties style:font-name="Slack-Lato" fo:font-size="10.5pt" officeooo:rsid="02416948" officeooo:paragraph-rsid="02416948" style:font-size-asian="10.5pt" style:font-size-complex="10.5pt"/>
    </style:style>
    <style:style style:name="P468" style:family="paragraph" style:parent-style-name="Table_20_Contents">
      <style:paragraph-properties fo:text-align="center" style:justify-single-word="false"/>
      <style:text-properties style:font-name="Slack-Lato" fo:font-size="10.5pt" officeooo:rsid="0242bdc2" officeooo:paragraph-rsid="0242bdc2" style:font-size-asian="10.5pt" style:font-size-complex="10.5pt"/>
    </style:style>
    <style:style style:name="P469"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470" style:family="paragraph" style:parent-style-name="Standard" style:list-style-name="L2">
      <style:text-properties style:text-line-through-style="solid" style:text-line-through-type="single" officeooo:rsid="0025f455" officeooo:paragraph-rsid="0026750a"/>
    </style:style>
    <style:style style:name="P471" style:family="paragraph" style:parent-style-name="Standard" style:list-style-name="L2">
      <style:text-properties officeooo:rsid="0025f455" officeooo:paragraph-rsid="0026750a"/>
    </style:style>
    <style:style style:name="P472" style:family="paragraph" style:parent-style-name="Standard" style:list-style-name="L3">
      <style:text-properties officeooo:rsid="0025f455" officeooo:paragraph-rsid="0026750a"/>
    </style:style>
    <style:style style:name="P473" style:family="paragraph" style:parent-style-name="Standard" style:list-style-name="L4">
      <style:text-properties officeooo:rsid="0025f455" officeooo:paragraph-rsid="0026750a"/>
    </style:style>
    <style:style style:name="P474" style:family="paragraph" style:parent-style-name="Standard" style:list-style-name="L3">
      <style:text-properties officeooo:rsid="002db1c6" officeooo:paragraph-rsid="002db1c6"/>
    </style:style>
    <style:style style:name="P475" style:family="paragraph" style:parent-style-name="Standard" style:list-style-name="L4">
      <style:text-properties officeooo:rsid="0026750a" officeooo:paragraph-rsid="0026750a"/>
    </style:style>
    <style:style style:name="P476" style:family="paragraph" style:parent-style-name="Standard" style:list-style-name="L5">
      <style:text-properties officeooo:rsid="00327991" officeooo:paragraph-rsid="00327991"/>
    </style:style>
    <style:style style:name="P477" style:family="paragraph" style:parent-style-name="Standard" style:list-style-name="L6">
      <style:text-properties officeooo:rsid="00327991" officeooo:paragraph-rsid="00327991"/>
    </style:style>
    <style:style style:name="P478" style:family="paragraph" style:parent-style-name="Standard" style:list-style-name="L7">
      <style:text-properties officeooo:rsid="00327991" officeooo:paragraph-rsid="00327991"/>
    </style:style>
    <style:style style:name="P479" style:family="paragraph" style:parent-style-name="Standard" style:list-style-name="L6">
      <style:text-properties officeooo:paragraph-rsid="00327991"/>
    </style:style>
    <style:style style:name="P480" style:family="paragraph" style:parent-style-name="Standard" style:list-style-name="L8">
      <style:text-properties officeooo:rsid="00259dad" officeooo:paragraph-rsid="00259dad"/>
    </style:style>
    <style:style style:name="P481" style:family="paragraph" style:parent-style-name="Standard" style:list-style-name="L9">
      <style:text-properties officeooo:rsid="00217a1f" officeooo:paragraph-rsid="00217a1f"/>
    </style:style>
    <style:style style:name="P482" style:family="paragraph" style:parent-style-name="Standard" style:list-style-name="L12">
      <style:text-properties officeooo:rsid="00217a1f" officeooo:paragraph-rsid="00217a1f"/>
    </style:style>
    <style:style style:name="P483" style:family="paragraph" style:parent-style-name="Standard" style:list-style-name="L9">
      <style:text-properties officeooo:rsid="001c4bac" officeooo:paragraph-rsid="001c4bac"/>
    </style:style>
    <style:style style:name="P484" style:family="paragraph" style:parent-style-name="Standard" style:list-style-name="L10">
      <style:text-properties officeooo:rsid="001c4bac" officeooo:paragraph-rsid="00217a1f"/>
    </style:style>
    <style:style style:name="P485" style:family="paragraph" style:parent-style-name="Standard" style:list-style-name="L10">
      <style:text-properties officeooo:rsid="001c4bac" officeooo:paragraph-rsid="001c4bac"/>
    </style:style>
    <style:style style:name="P486" style:family="paragraph" style:parent-style-name="Standard" style:list-style-name="L12">
      <style:text-properties officeooo:rsid="001c4bac" officeooo:paragraph-rsid="001c4bac"/>
    </style:style>
    <style:style style:name="P487" style:family="paragraph" style:parent-style-name="Standard" style:list-style-name="L11">
      <style:text-properties fo:font-weight="normal" officeooo:rsid="0034798c" officeooo:paragraph-rsid="0034798c" style:font-weight-asian="normal" style:font-weight-complex="normal"/>
    </style:style>
    <style:style style:name="P488" style:family="paragraph" style:parent-style-name="Standard" style:list-style-name="L14">
      <style:text-properties fo:font-weight="normal" officeooo:rsid="00ff462b" officeooo:paragraph-rsid="0100c76d" style:font-weight-asian="normal" style:font-weight-complex="normal"/>
    </style:style>
    <style:style style:name="P489" style:family="paragraph" style:parent-style-name="Standard" style:list-style-name="L13">
      <style:text-properties officeooo:rsid="0034dfd0" officeooo:paragraph-rsid="0034dfd0"/>
    </style:style>
    <style:style style:name="P490" style:family="paragraph" style:parent-style-name="Standard" style:list-style-name="L14">
      <style:text-properties officeooo:rsid="0039bf20" officeooo:paragraph-rsid="0039bf20"/>
    </style:style>
    <style:style style:name="P491" style:family="paragraph" style:parent-style-name="Standard" style:list-style-name="L14">
      <style:text-properties officeooo:rsid="0039bf20" officeooo:paragraph-rsid="00fea319"/>
    </style:style>
    <style:style style:name="P492" style:family="paragraph" style:parent-style-name="Standard" style:list-style-name="L14">
      <style:text-properties officeooo:rsid="003be1bf" officeooo:paragraph-rsid="003be1bf"/>
    </style:style>
    <style:style style:name="P493" style:family="paragraph" style:parent-style-name="Standard" style:list-style-name="L14">
      <style:text-properties officeooo:rsid="003be1bf" officeooo:paragraph-rsid="00fea319"/>
    </style:style>
    <style:style style:name="P494" style:family="paragraph" style:parent-style-name="Standard" style:list-style-name="L15">
      <style:text-properties officeooo:rsid="003be1bf" officeooo:paragraph-rsid="003be1bf"/>
    </style:style>
    <style:style style:name="P495" style:family="paragraph" style:parent-style-name="Standard" style:list-style-name="L14">
      <style:text-properties officeooo:rsid="0041004c" officeooo:paragraph-rsid="0041004c"/>
    </style:style>
    <style:style style:name="P496" style:family="paragraph" style:parent-style-name="Standard" style:list-style-name="L14">
      <style:text-properties officeooo:rsid="0041004c" officeooo:paragraph-rsid="00fea319"/>
    </style:style>
    <style:style style:name="P497" style:family="paragraph" style:parent-style-name="Standard" style:list-style-name="L14">
      <style:text-properties officeooo:rsid="004ccff6" officeooo:paragraph-rsid="004ccff6"/>
    </style:style>
    <style:style style:name="P498" style:family="paragraph" style:parent-style-name="Standard" style:list-style-name="L14">
      <style:text-properties officeooo:rsid="0043b333" officeooo:paragraph-rsid="0043b333"/>
    </style:style>
    <style:style style:name="P499" style:family="paragraph" style:parent-style-name="Standard" style:list-style-name="L14">
      <style:text-properties officeooo:rsid="0043b333" officeooo:paragraph-rsid="004a7c70"/>
    </style:style>
    <style:style style:name="P500" style:family="paragraph" style:parent-style-name="Standard" style:list-style-name="L14">
      <style:text-properties officeooo:rsid="0043b333" officeooo:paragraph-rsid="00fea319"/>
    </style:style>
    <style:style style:name="P501" style:family="paragraph" style:parent-style-name="Standard" style:list-style-name="L15">
      <style:text-properties officeooo:rsid="003e29dc" officeooo:paragraph-rsid="003e29dc"/>
    </style:style>
    <style:style style:name="P502" style:family="paragraph" style:parent-style-name="Standard" style:list-style-name="L16">
      <style:text-properties officeooo:rsid="002aed63" officeooo:paragraph-rsid="005011ee"/>
    </style:style>
    <style:style style:name="P503" style:family="paragraph" style:parent-style-name="Standard" style:list-style-name="L16">
      <style:text-properties officeooo:rsid="002b2f6f" officeooo:paragraph-rsid="005011ee"/>
    </style:style>
    <style:style style:name="P504" style:family="paragraph" style:parent-style-name="Standard" style:list-style-name="L17">
      <style:text-properties officeooo:paragraph-rsid="00512b8a"/>
    </style:style>
    <style:style style:name="P505" style:family="paragraph" style:parent-style-name="Standard" style:list-style-name="L17">
      <style:text-properties officeooo:rsid="00512b8a" officeooo:paragraph-rsid="00512b8a"/>
    </style:style>
    <style:style style:name="P506" style:family="paragraph" style:parent-style-name="Standard" style:list-style-name="L17">
      <style:text-properties officeooo:rsid="005195fe" officeooo:paragraph-rsid="00a95ae8"/>
    </style:style>
    <style:style style:name="P507" style:family="paragraph" style:parent-style-name="Standard" style:list-style-name="L17">
      <style:text-properties officeooo:rsid="005195fe" officeooo:paragraph-rsid="005195fe"/>
    </style:style>
    <style:style style:name="P508" style:family="paragraph" style:parent-style-name="Standard" style:list-style-name="L17">
      <style:text-properties officeooo:rsid="0052d138" officeooo:paragraph-rsid="0052d138"/>
    </style:style>
    <style:style style:name="P509" style:family="paragraph" style:parent-style-name="Standard" style:list-style-name="L17">
      <style:text-properties officeooo:rsid="0051e3a4" officeooo:paragraph-rsid="0051e3a4"/>
    </style:style>
    <style:style style:name="P510" style:family="paragraph" style:parent-style-name="Standard" style:list-style-name="L18">
      <style:text-properties officeooo:rsid="005758b2" officeooo:paragraph-rsid="005758b2"/>
    </style:style>
    <style:style style:name="P511" style:family="paragraph" style:parent-style-name="Standard" style:list-style-name="L21">
      <style:text-properties officeooo:rsid="005758b2" officeooo:paragraph-rsid="005758b2"/>
    </style:style>
    <style:style style:name="P512" style:family="paragraph" style:parent-style-name="Standard" style:list-style-name="L21">
      <style:text-properties officeooo:rsid="005758b2" officeooo:paragraph-rsid="006a5078"/>
    </style:style>
    <style:style style:name="P513" style:family="paragraph" style:parent-style-name="Standard" style:list-style-name="L20">
      <style:text-properties officeooo:rsid="005758b2" officeooo:paragraph-rsid="005758b2"/>
    </style:style>
    <style:style style:name="P514" style:family="paragraph" style:parent-style-name="Standard" style:list-style-name="L22">
      <style:text-properties officeooo:rsid="005758b2" officeooo:paragraph-rsid="005758b2"/>
    </style:style>
    <style:style style:name="P515" style:family="paragraph" style:parent-style-name="Standard" style:list-style-name="L23">
      <style:text-properties officeooo:rsid="005758b2" officeooo:paragraph-rsid="00690f49"/>
    </style:style>
    <style:style style:name="P516" style:family="paragraph" style:parent-style-name="Standard" style:list-style-name="L23">
      <style:text-properties officeooo:rsid="005758b2" officeooo:paragraph-rsid="006e64bf"/>
    </style:style>
    <style:style style:name="P517" style:family="paragraph" style:parent-style-name="Standard" style:list-style-name="L23">
      <style:text-properties officeooo:rsid="005758b2" officeooo:paragraph-rsid="00a07a52"/>
    </style:style>
    <style:style style:name="P518" style:family="paragraph" style:parent-style-name="Standard" style:list-style-name="L19">
      <style:text-properties officeooo:rsid="005bae40" officeooo:paragraph-rsid="005bae40"/>
    </style:style>
    <style:style style:name="P519" style:family="paragraph" style:parent-style-name="Standard" style:list-style-name="L20">
      <style:text-properties officeooo:rsid="005fad0a" officeooo:paragraph-rsid="005fad0a"/>
    </style:style>
    <style:style style:name="P520" style:family="paragraph" style:parent-style-name="Standard" style:list-style-name="L20">
      <style:text-properties officeooo:rsid="005e439d" officeooo:paragraph-rsid="00a43ae3"/>
    </style:style>
    <style:style style:name="P521" style:family="paragraph" style:parent-style-name="Standard" style:list-style-name="L20">
      <style:text-properties officeooo:rsid="005e439d" officeooo:paragraph-rsid="0268155c"/>
    </style:style>
    <style:style style:name="P522" style:family="paragraph" style:parent-style-name="Standard" style:list-style-name="L23">
      <style:text-properties officeooo:rsid="005e439d" officeooo:paragraph-rsid="00690f49"/>
    </style:style>
    <style:style style:name="P523" style:family="paragraph" style:parent-style-name="Standard" style:list-style-name="L20">
      <style:text-properties officeooo:rsid="00a43ae3" officeooo:paragraph-rsid="00a43ae3"/>
    </style:style>
    <style:style style:name="P524" style:family="paragraph" style:parent-style-name="Standard" style:list-style-name="L21">
      <style:text-properties officeooo:rsid="0062271a" officeooo:paragraph-rsid="006acf19"/>
    </style:style>
    <style:style style:name="P525" style:family="paragraph" style:parent-style-name="Standard" style:list-style-name="L22">
      <style:text-properties officeooo:rsid="0058c3e7" officeooo:paragraph-rsid="0058c3e7"/>
    </style:style>
    <style:style style:name="P526" style:family="paragraph" style:parent-style-name="Standard" style:list-style-name="L22">
      <style:text-properties officeooo:rsid="006ce341" officeooo:paragraph-rsid="006ce341"/>
    </style:style>
    <style:style style:name="P527" style:family="paragraph" style:parent-style-name="Standard" style:list-style-name="L23">
      <style:text-properties officeooo:rsid="00a1a6fd" officeooo:paragraph-rsid="00a1a6fd"/>
    </style:style>
    <style:style style:name="P528" style:family="paragraph" style:parent-style-name="Standard" style:list-style-name="L23">
      <style:text-properties officeooo:rsid="0089664a" officeooo:paragraph-rsid="0089664a"/>
    </style:style>
    <style:style style:name="P529" style:family="paragraph" style:parent-style-name="Standard" style:list-style-name="L33">
      <style:text-properties officeooo:rsid="0089664a" officeooo:paragraph-rsid="0089664a"/>
    </style:style>
    <style:style style:name="P530" style:family="paragraph" style:parent-style-name="Standard" style:list-style-name="L23">
      <style:text-properties officeooo:rsid="005d86d0" officeooo:paragraph-rsid="005758b2"/>
    </style:style>
    <style:style style:name="P531" style:family="paragraph" style:parent-style-name="Standard" style:list-style-name="L23">
      <style:text-properties officeooo:rsid="0067b928" officeooo:paragraph-rsid="0067b928"/>
    </style:style>
    <style:style style:name="P532" style:family="paragraph" style:parent-style-name="Standard" style:list-style-name="L24">
      <style:text-properties officeooo:rsid="006e64bf" officeooo:paragraph-rsid="006e64bf"/>
    </style:style>
    <style:style style:name="P533" style:family="paragraph" style:parent-style-name="Standard" style:list-style-name="L24">
      <style:text-properties officeooo:rsid="006a5078" officeooo:paragraph-rsid="006a5078"/>
    </style:style>
    <style:style style:name="P534" style:family="paragraph" style:parent-style-name="Standard" style:list-style-name="L25">
      <style:text-properties officeooo:rsid="007004f0" officeooo:paragraph-rsid="007004f0"/>
    </style:style>
    <style:style style:name="P535" style:family="paragraph" style:parent-style-name="Standard" style:list-style-name="L26">
      <style:text-properties officeooo:rsid="007004f0" officeooo:paragraph-rsid="00744a4d"/>
    </style:style>
    <style:style style:name="P536" style:family="paragraph" style:parent-style-name="Standard" style:list-style-name="L26">
      <style:text-properties officeooo:rsid="00744a4d" officeooo:paragraph-rsid="00744a4d"/>
    </style:style>
    <style:style style:name="P537" style:family="paragraph" style:parent-style-name="Standard" style:list-style-name="L27">
      <style:text-properties officeooo:paragraph-rsid="0077ca79"/>
    </style:style>
    <style:style style:name="P538" style:family="paragraph" style:parent-style-name="Standard" style:list-style-name="L27">
      <style:text-properties officeooo:rsid="0077ca79" officeooo:paragraph-rsid="0077ca79"/>
    </style:style>
    <style:style style:name="P539" style:family="paragraph" style:parent-style-name="Standard" style:list-style-name="L27">
      <style:text-properties officeooo:rsid="0079b577" officeooo:paragraph-rsid="0079b577"/>
    </style:style>
    <style:style style:name="P540" style:family="paragraph" style:parent-style-name="Standard" style:list-style-name="L28">
      <style:text-properties officeooo:rsid="0079dab1" officeooo:paragraph-rsid="0079dab1"/>
    </style:style>
    <style:style style:name="P541" style:family="paragraph" style:parent-style-name="Standard" style:list-style-name="L29">
      <style:text-properties officeooo:rsid="008269ad" officeooo:paragraph-rsid="0080409e"/>
    </style:style>
    <style:style style:name="P542" style:family="paragraph" style:parent-style-name="Standard" style:list-style-name="L30">
      <style:text-properties officeooo:rsid="0085ea69" officeooo:paragraph-rsid="0085ea69"/>
    </style:style>
    <style:style style:name="P543" style:family="paragraph" style:parent-style-name="Standard" style:list-style-name="L34">
      <style:text-properties officeooo:rsid="0085ea69" officeooo:paragraph-rsid="00930fe7"/>
    </style:style>
    <style:style style:name="P544" style:family="paragraph" style:parent-style-name="Standard" style:list-style-name="L30">
      <style:text-properties officeooo:rsid="0080409e" officeooo:paragraph-rsid="008336a4"/>
    </style:style>
    <style:style style:name="P545" style:family="paragraph" style:parent-style-name="Standard" style:list-style-name="L31">
      <style:text-properties officeooo:rsid="0080409e" officeooo:paragraph-rsid="0080409e"/>
    </style:style>
    <style:style style:name="P546" style:family="paragraph" style:parent-style-name="Standard" style:list-style-name="L30">
      <style:text-properties officeooo:rsid="008336a4" officeooo:paragraph-rsid="008336a4"/>
    </style:style>
    <style:style style:name="P547" style:family="paragraph" style:parent-style-name="Standard" style:list-style-name="L32">
      <style:text-properties officeooo:rsid="008336a4" officeooo:paragraph-rsid="008336a4"/>
    </style:style>
    <style:style style:name="P548" style:family="paragraph" style:parent-style-name="Standard" style:list-style-name="L33">
      <style:text-properties officeooo:rsid="008336a4" officeooo:paragraph-rsid="008336a4"/>
    </style:style>
    <style:style style:name="P549" style:family="paragraph" style:parent-style-name="Standard" style:list-style-name="L37">
      <style:text-properties officeooo:rsid="008336a4" officeooo:paragraph-rsid="008336a4"/>
    </style:style>
    <style:style style:name="P550" style:family="paragraph" style:parent-style-name="Standard" style:list-style-name="L37">
      <style:text-properties officeooo:rsid="008336a4" officeooo:paragraph-rsid="009b04e5"/>
    </style:style>
    <style:style style:name="P551" style:family="paragraph" style:parent-style-name="Standard" style:list-style-name="L30">
      <style:text-properties officeooo:rsid="0087e2dc" officeooo:paragraph-rsid="0087e2dc"/>
    </style:style>
    <style:style style:name="P552" style:family="paragraph" style:parent-style-name="Standard" style:list-style-name="L31">
      <style:text-properties officeooo:rsid="008392b4" officeooo:paragraph-rsid="008392b4"/>
    </style:style>
    <style:style style:name="P553" style:family="paragraph" style:parent-style-name="Standard" style:list-style-name="L33">
      <style:text-properties officeooo:rsid="008392b4" officeooo:paragraph-rsid="008392b4"/>
    </style:style>
    <style:style style:name="P554" style:family="paragraph" style:parent-style-name="Standard" style:list-style-name="L33">
      <style:text-properties officeooo:rsid="008392b4" officeooo:paragraph-rsid="00930fe7"/>
    </style:style>
    <style:style style:name="P555" style:family="paragraph" style:parent-style-name="Standard" style:list-style-name="L31">
      <style:text-properties officeooo:rsid="0082ef1d" officeooo:paragraph-rsid="0082ef1d"/>
    </style:style>
    <style:style style:name="P556" style:family="paragraph" style:parent-style-name="Standard" style:list-style-name="L34">
      <style:text-properties officeooo:paragraph-rsid="00930fe7"/>
    </style:style>
    <style:style style:name="P557" style:family="paragraph" style:parent-style-name="Standard" style:list-style-name="L35">
      <style:text-properties officeooo:paragraph-rsid="00930fe7"/>
    </style:style>
    <style:style style:name="P558" style:family="paragraph" style:parent-style-name="Standard" style:list-style-name="L33">
      <style:text-properties officeooo:rsid="0089ae9c" officeooo:paragraph-rsid="0089ae9c"/>
    </style:style>
    <style:style style:name="P559" style:family="paragraph" style:parent-style-name="Standard" style:list-style-name="L33">
      <style:text-properties officeooo:rsid="0089ae9c" officeooo:paragraph-rsid="009454d4"/>
    </style:style>
    <style:style style:name="P560" style:family="paragraph" style:parent-style-name="Standard" style:list-style-name="L33">
      <style:text-properties officeooo:rsid="00913785" officeooo:paragraph-rsid="00913785"/>
    </style:style>
    <style:style style:name="P561" style:family="paragraph" style:parent-style-name="Standard" style:list-style-name="L33">
      <style:text-properties officeooo:rsid="00907f97" officeooo:paragraph-rsid="00907f97"/>
    </style:style>
    <style:style style:name="P562" style:family="paragraph" style:parent-style-name="Standard" style:list-style-name="L36">
      <style:text-properties officeooo:rsid="00907f97" officeooo:paragraph-rsid="00907f97"/>
    </style:style>
    <style:style style:name="P563" style:family="paragraph" style:parent-style-name="Standard" style:list-style-name="L36">
      <style:text-properties officeooo:paragraph-rsid="00907f97"/>
    </style:style>
    <style:style style:name="P564" style:family="paragraph" style:parent-style-name="Standard" style:list-style-name="L37">
      <style:text-properties officeooo:rsid="0099944a" officeooo:paragraph-rsid="009b04e5"/>
    </style:style>
    <style:style style:name="P565" style:family="paragraph" style:parent-style-name="Standard" style:list-style-name="L38">
      <style:text-properties officeooo:rsid="00ad094e" officeooo:paragraph-rsid="00ad094e"/>
    </style:style>
    <style:style style:name="P566" style:family="paragraph" style:parent-style-name="Standard" style:list-style-name="L38">
      <style:text-properties officeooo:rsid="00ad094e" officeooo:paragraph-rsid="00ada181"/>
    </style:style>
    <style:style style:name="P567" style:family="paragraph" style:parent-style-name="Standard" style:list-style-name="L39">
      <style:text-properties officeooo:rsid="00ad094e" officeooo:paragraph-rsid="00ad094e"/>
    </style:style>
    <style:style style:name="P568" style:family="paragraph" style:parent-style-name="Standard" style:list-style-name="L40">
      <style:text-properties officeooo:rsid="00b7d5fe" officeooo:paragraph-rsid="00b7d5fe"/>
    </style:style>
    <style:style style:name="P569" style:family="paragraph" style:parent-style-name="Standard" style:list-style-name="L41">
      <style:text-properties officeooo:rsid="00b837c4" officeooo:paragraph-rsid="00b837c4"/>
    </style:style>
    <style:style style:name="P570" style:family="paragraph" style:parent-style-name="Standard" style:list-style-name="L42">
      <style:text-properties officeooo:rsid="00b6cec8" officeooo:paragraph-rsid="00b6cec8"/>
    </style:style>
    <style:style style:name="P571" style:family="paragraph" style:parent-style-name="Standard" style:list-style-name="L43">
      <style:text-properties officeooo:rsid="00d24909" officeooo:paragraph-rsid="00d24909"/>
    </style:style>
    <style:style style:name="P572" style:family="paragraph" style:parent-style-name="Standard" style:list-style-name="L44">
      <style:text-properties officeooo:rsid="00d375c5" officeooo:paragraph-rsid="00d375c5"/>
    </style:style>
    <style:style style:name="P573" style:family="paragraph" style:parent-style-name="Standard" style:list-style-name="L44">
      <style:text-properties officeooo:rsid="00d375c5" officeooo:paragraph-rsid="011f4168"/>
    </style:style>
    <style:style style:name="P574" style:family="paragraph" style:parent-style-name="Standard" style:list-style-name="L44">
      <style:text-properties fo:font-weight="bold" officeooo:rsid="00d375c5" officeooo:paragraph-rsid="00d375c5" style:font-weight-asian="bold" style:font-weight-complex="bold"/>
    </style:style>
    <style:style style:name="P575" style:family="paragraph" style:parent-style-name="Standard" style:list-style-name="L14">
      <style:text-properties fo:font-weight="bold" officeooo:rsid="0039bf20" officeooo:paragraph-rsid="00fea319" style:font-weight-asian="bold" style:font-weight-complex="bold"/>
    </style:style>
    <style:style style:name="P576" style:family="paragraph" style:parent-style-name="Standard" style:list-style-name="L14">
      <style:text-properties fo:font-weight="bold" officeooo:rsid="0100c76d" officeooo:paragraph-rsid="0100c76d" style:font-weight-asian="bold" style:font-weight-complex="bold"/>
    </style:style>
    <style:style style:name="P577" style:family="paragraph" style:parent-style-name="Standard" style:list-style-name="L14">
      <style:text-properties fo:font-weight="bold" officeooo:rsid="0041004c" officeooo:paragraph-rsid="00fea319" style:font-weight-asian="bold" style:font-weight-complex="bold"/>
    </style:style>
    <style:style style:name="P578" style:family="paragraph" style:parent-style-name="Standard" style:list-style-name="L14">
      <style:text-properties fo:font-weight="bold" officeooo:rsid="004ccff6" officeooo:paragraph-rsid="00fea319" style:font-weight-asian="bold" style:font-weight-complex="bold"/>
    </style:style>
    <style:style style:name="P579"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58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58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58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58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58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58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58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587"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88"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89"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90"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91"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92"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593"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594"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95"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96"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97"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98"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99"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00"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01"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02"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603"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604"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605"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06"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07"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608" style:family="paragraph" style:parent-style-name="Standard" style:list-style-name="L14">
      <style:text-properties officeooo:rsid="0100c76d" officeooo:paragraph-rsid="0100c76d"/>
    </style:style>
    <style:style style:name="P609" style:family="paragraph" style:parent-style-name="Standard" style:list-style-name="L14">
      <style:text-properties officeooo:rsid="00ff462b" officeooo:paragraph-rsid="00ff462b"/>
    </style:style>
    <style:style style:name="P610" style:family="paragraph" style:parent-style-name="Standard" style:list-style-name="L14">
      <style:text-properties officeooo:rsid="0181830d" officeooo:paragraph-rsid="0181830d"/>
    </style:style>
    <style:style style:name="P611" style:family="paragraph" style:parent-style-name="Standard" style:list-style-name="L14">
      <style:text-properties officeooo:rsid="01845863" officeooo:paragraph-rsid="01845863"/>
    </style:style>
    <style:style style:name="P612" style:family="paragraph" style:parent-style-name="Standard" style:list-style-name="L46">
      <style:text-properties officeooo:rsid="01071997" officeooo:paragraph-rsid="01071997"/>
    </style:style>
    <style:style style:name="P613" style:family="paragraph" style:parent-style-name="Standard" style:list-style-name="L46">
      <style:text-properties officeooo:rsid="01071997" officeooo:paragraph-rsid="010a032d"/>
    </style:style>
    <style:style style:name="P614" style:family="paragraph" style:parent-style-name="Standard" style:list-style-name="L46">
      <style:text-properties officeooo:rsid="01071997" officeooo:paragraph-rsid="014d1806"/>
    </style:style>
    <style:style style:name="P615" style:family="paragraph" style:parent-style-name="Standard" style:list-style-name="L46">
      <style:text-properties officeooo:rsid="01042038" officeooo:paragraph-rsid="01071997"/>
    </style:style>
    <style:style style:name="P616" style:family="paragraph" style:parent-style-name="Standard" style:list-style-name="L46">
      <style:text-properties officeooo:rsid="01042038" officeooo:paragraph-rsid="014d1806"/>
    </style:style>
    <style:style style:name="P617" style:family="paragraph" style:parent-style-name="Standard" style:list-style-name="L46">
      <style:text-properties officeooo:rsid="0109221d" officeooo:paragraph-rsid="010bb800"/>
    </style:style>
    <style:style style:name="P618" style:family="paragraph" style:parent-style-name="Standard" style:list-style-name="L46">
      <style:text-properties officeooo:rsid="0109221d" officeooo:paragraph-rsid="014d1806"/>
    </style:style>
    <style:style style:name="P619" style:family="paragraph" style:parent-style-name="Standard" style:list-style-name="L46">
      <style:text-properties officeooo:rsid="010bb800" officeooo:paragraph-rsid="010bb800"/>
    </style:style>
    <style:style style:name="P620" style:family="paragraph" style:parent-style-name="Standard" style:list-style-name="L56">
      <style:text-properties officeooo:rsid="01b5dc1d" officeooo:paragraph-rsid="01b5dc1d"/>
    </style:style>
    <style:style style:name="P621" style:family="paragraph" style:parent-style-name="Standard" style:list-style-name="L56">
      <style:text-properties officeooo:rsid="01b5dc1d" officeooo:paragraph-rsid="01b73207"/>
    </style:style>
    <style:style style:name="P622" style:family="paragraph" style:parent-style-name="Text_20_body" style:list-style-name="L33">
      <style:text-properties officeooo:rsid="008392b4" officeooo:paragraph-rsid="0085ea69"/>
    </style:style>
    <style:style style:name="P623"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624"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style:style style:name="T131" style:family="text">
      <style:text-properties officeooo:rsid="0208dfc5"/>
    </style:style>
    <style:style style:name="T132" style:family="text">
      <style:text-properties officeooo:rsid="020f8d09"/>
    </style:style>
    <style:style style:name="T133" style:family="text">
      <style:text-properties officeooo:rsid="0212ef7a"/>
    </style:style>
    <style:style style:name="T134" style:family="text">
      <style:text-properties officeooo:rsid="021948b3"/>
    </style:style>
    <style:style style:name="T135" style:family="text">
      <style:text-properties officeooo:rsid="021d9c7c"/>
    </style:style>
    <style:style style:name="T136" style:family="text">
      <style:text-properties officeooo:rsid="021ed769"/>
    </style:style>
    <style:style style:name="T137" style:family="text">
      <style:text-properties style:font-weight-asian="normal" style:font-weight-complex="normal"/>
    </style:style>
    <style:style style:name="T138" style:family="text">
      <style:text-properties officeooo:rsid="0228e327"/>
    </style:style>
    <style:style style:name="T139" style:family="text">
      <style:text-properties officeooo:rsid="022fe528"/>
    </style:style>
    <style:style style:name="T140" style:family="text">
      <style:text-properties officeooo:rsid="023282eb"/>
    </style:style>
    <style:style style:name="T141" style:family="text">
      <style:text-properties officeooo:rsid="0233781a"/>
    </style:style>
    <style:style style:name="T142" style:family="text">
      <style:text-properties officeooo:rsid="02356261"/>
    </style:style>
    <style:style style:name="T143" style:family="text">
      <style:text-properties officeooo:rsid="023b7c1e"/>
    </style:style>
    <style:style style:name="T144" style:family="text">
      <style:text-properties officeooo:rsid="023e3ebb"/>
    </style:style>
    <style:style style:name="T145" style:family="text">
      <style:text-properties officeooo:rsid="024086f1"/>
    </style:style>
    <style:style style:name="T146" style:family="text">
      <style:text-properties officeooo:rsid="0246ef73"/>
    </style:style>
    <style:style style:name="T147" style:family="text">
      <style:text-properties officeooo:rsid="024862fc"/>
    </style:style>
    <style:style style:name="T148" style:family="text">
      <style:text-properties officeooo:rsid="024d30d9"/>
    </style:style>
    <style:style style:name="T149" style:family="text">
      <style:text-properties officeooo:rsid="024dc1c1"/>
    </style:style>
    <style:style style:name="T150" style:family="text">
      <style:text-properties officeooo:rsid="02561a68"/>
    </style:style>
    <style:style style:name="T151" style:family="text">
      <style:text-properties officeooo:rsid="02574ef4"/>
    </style:style>
    <style:style style:name="T152" style:family="text">
      <style:text-properties officeooo:rsid="025923e6"/>
    </style:style>
    <style:style style:name="T153" style:family="text">
      <style:text-properties officeooo:rsid="025fdf8d"/>
    </style:style>
    <style:style style:name="T154" style:family="text">
      <style:text-properties officeooo:rsid="0013e2f4"/>
    </style:style>
    <style:style style:name="T155" style:family="text">
      <style:text-properties officeooo:rsid="00159a8a"/>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9">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4">-왜 비디오가 계속 만들어지고 있는거지?-&gt;아마 다른 응용논문의 허브 논문으로 작용하고 있기 때문에?-&gt;키워드 논문이 계속 만들어진다는건 피인용수의 증가 중임을 나타내는가?</text:p>
      <text:p text:style-name="P74">-url언급 비디오의 채널은 논문에 가까운 사람인가?(출판사, 연구팀, …)</text:p>
      <text:p text:style-name="P74">-YT만의 역할은?-&gt;다른 SNS의 효과에 대해서도 확인</text:p>
      <text:p text:style-name="P74">-포인트: 발아를 초기에 발견하는것? 아니면 논문의 확산을 검출하는것?</text:p>
      <text:p text:style-name="P74">-비디오가 게재되는 플랫폼도 중요: 대충 올리면 뷰카운트가 거의. 좋은 플랫폼에 올리면 논문 다운로드 수보다 많이 나올수도.</text:p>
      <text:p text:style-name="P7"/>
      <text:p text:style-name="P10">200507</text:p>
      <text:p text:style-name="P425"><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1968758286549674546" text:style-name="L1">
        <text:list-item>
          <text:p text:style-name="P623"><text:span text:style-name="T6">解説ビデオの論文に対して、</text:span><text:span text:style-name="T5">Twitter</text:span><text:span text:style-name="T6">の動向を分析する​</text:span></text:p>
        </text:list-item>
        <text:list-item>
          <text:p text:style-name="P624">解説ビデオの定義・「盛り上がり」の計測が課題</text:p>
        </text:list-item>
      </text:list>
      <text:p text:style-name="P40">1. altmetric it!에서 트위터 웹크롤링 자동화</text:p>
      <text:p text:style-name="P40">1.1 altmetric상의 논문 식별 번호를 자동화 불가능??</text:p>
      <text:p text:style-name="P40">(2 비디오 웹크롤링-&gt;수집하고있는 비디오 범위에 대해 고찰)</text:p>
      <text:p text:style-name="P40"/>
      <text:p text:style-name="P11">200518</text:p>
      <text:p text:style-name="P41">0논문/1Citation/2YT/3Twitter</text:p>
      <text:p text:style-name="P41"/>
      <text:p text:style-name="P41">2+3: 어느쪽이 먼저 등장하는가? 시기상 유의한 관계성이 있는가?</text:p>
      <text:p text:style-name="P41">1+2: 상관관계:</text:p>
      <text:p text:style-name="P41"><text:tab/>1) 동시</text:p>
      <text:p text:style-name="P41"><text:tab/>2) 시간차 ex YT(2015) Citation(2017)</text:p>
      <text:p text:style-name="P43">0: 키 논문 vs 파생형 논문</text:p>
      <text:p text:style-name="P43">2: 인기채널vs비인기채널</text:p>
      <text:p text:style-name="P44">2: 편집컨텐츠vs라이브</text:p>
      <text:p text:style-name="P45"/>
      <text:p text:style-name="P46">피인용 데이터 없이 일단 분석</text:p>
      <text:p text:style-name="P46">[science communication에 있어서 유튜브의 영향이 있다]</text:p>
      <text:p text:style-name="P46">ex) YT컨텐츠 증가</text:p>
      <text:p text:style-name="P46"><text:soft-page-break/>→ 트윗 증가 / 긍정적 트윗 증가 / 오리지널 트윗 증가</text:p>
      <text:p text:style-name="P46"/>
      <text:p text:style-name="P12">200519</text:p>
      <text:p text:style-name="P50">0. 데이터 수집</text:p>
      <text:p text:style-name="P53">논문 데이터셋 예시:</text:p>
      <text:list xml:id="list2687190534982594069" text:style-name="L2">
        <text:list-item>
          <text:p text:style-name="P470">cs.LG 19.01~19.03 → <text:s/>발표 후 1년 간 동향 관찰에 적합</text:p>
          <text:list>
            <text:list-item>
              <text:p text:style-name="P471"><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8">채널 데이터셋 예시:</text:p>
      <text:list xml:id="list8661890631391424666" text:style-name="L3">
        <text:list-item>
          <text:p text:style-name="P472">논문 데이터셋으로 전체 검색(;)</text:p>
        </text:list-item>
        <text:list-item>
          <text:p text:style-name="P472">유명 ai채널?</text:p>
          <text:list>
            <text:list-item>
              <text:p text:style-name="P472">예를들어, 논문 데이터셋 내의 arxiv url 언급 컨텐츠가 n개 이상</text:p>
              <text:list>
                <text:list-item>
                  <text:p text:style-name="P474">+내용이 논문 해설 비디오</text:p>
                </text:list-item>
                <text:list-item>
                  <text:p text:style-name="P472">논문 데이터셋에 분야/기간이 있다면, 해당 채널의 분야에 대한 관심도 지표의 추이 측정 가능</text:p>
                </text:list-item>
              </text:list>
            </text:list-item>
            <text:list-item>
              <text:p text:style-name="P472">+ (구독자 수, 뷰 수… / 운영일) &gt; m</text:p>
            </text:list-item>
          </text:list>
        </text:list-item>
      </text:list>
      <text:p text:style-name="P48">비디오 데이터셋 예시</text:p>
      <text:list xml:id="list1714930794360302609" text:style-name="L4">
        <text:list-item>
          <text:p text:style-name="P473">논문 데이터셋으로 전체 검색(;)</text:p>
        </text:list-item>
        <text:list-item>
          <text:p text:style-name="P473">채널 데이터셋에서 논문 관련 컨텐츠 검색</text:p>
          <text:list>
            <text:list-item>
              <text:p text:style-name="P473">키워드 → 프리프린트엔 키워드 없음…</text:p>
            </text:list-item>
            <text:list-item>
              <text:p text:style-name="P475">url</text:p>
            </text:list-item>
            <text:list-item>
              <text:p text:style-name="P475">타이틀 그대로</text:p>
            </text:list-item>
          </text:list>
        </text:list-item>
      </text:list>
      <text:p text:style-name="P52">인용 데이터셋 예시</text:p>
      <text:list xml:id="list1679369767380123990" text:style-name="L5">
        <text:list-item>
          <text:p text:style-name="P476">arxiv→Semantic Scholar API</text:p>
        </text:list-item>
      </text:list>
      <text:list xml:id="list5943743773881914773" text:style-name="L6">
        <text:list-item>
          <text:list>
            <text:list-item>
              <text:p text:style-name="P479"><text:a xlink:type="simple" xlink:href="https://api.semanticscholar.org/" text:style-name="Internet_20_link" text:visited-style-name="Visited_20_Internet_20_Link">https://api.semanticscholar.org/</text:a></text:p>
            </text:list-item>
            <text:list-item>
              <text:p text:style-name="P477">Accessible Paper Identifiers and Examples:</text:p>
            </text:list-item>
          </text:list>
        </text:list-item>
      </text:list>
      <text:list xml:id="list2394195679199131235" text:style-name="L7">
        <text:list-item>
          <text:list>
            <text:list-item>
              <text:list>
                <text:list-item>
                  <text:p text:style-name="P478">S2 Paper ID : https://api.semanticscholar.org/v1/paper/0796f6cd7f0403a854d67d525e9b32af3b277331</text:p>
                </text:list-item>
                <text:list-item>
                  <text:p text:style-name="P478">DOI : https://api.semanticscholar.org/v1/paper/10.1038/nrn3241</text:p>
                </text:list-item>
                <text:list-item>
                  <text:p text:style-name="P478">ArXiv ID : https://api.semanticscholar.org/v1/paper/arXiv:1705.10311</text:p>
                </text:list-item>
                <text:list-item>
                  <text:p text:style-name="P478">MAG ID : https://api.semanticscholar.org/v1/paper/MAG:112218234</text:p>
                </text:list-item>
                <text:list-item>
                  <text:p text:style-name="P478">ACL ID : https://api.semanticscholar.org/v1/paper/ACL:W12-3903</text:p>
                </text:list-item>
                <text:list-item>
                  <text:p text:style-name="P478">PubMed ID : https://api.semanticscholar.org/v1/paper/PMID:19872477</text:p>
                </text:list-item>
                <text:list-item>
                  <text:p text:style-name="P478">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64251366039025" text:continue-list="list1679369767380123990" text:style-name="L5">
        <text:list-item>
          <text:p text:style-name="P476">Semantic Scholar JSON→ Scopus (API?)에서 발행 날짜 수집</text:p>
        </text:list-item>
      </text:list>
      <text:p text:style-name="P51"/>
      <text:p text:style-name="P47"/>
      <text:p text:style-name="P12">1. 유튜브 비디오 통계(정성적)</text:p>
      <text:p text:style-name="P47">데이터셋 예시</text:p>
      <text:list xml:id="list1861249833181188462" text:style-name="L8">
        <text:list-item>
          <text:p text:style-name="P480">cs.ML분야 2016~2019</text:p>
          <text:list>
            <text:list-item>
              <text:p text:style-name="P480"><text:tab/></text:p>
            </text:list-item>
          </text:list>
        </text:list-item>
      </text:list>
      <text:p text:style-name="P47">기본 제공 속성</text:p>
      <text:list xml:id="list829612965511769376" text:style-name="L9">
        <text:list-item>
          <text:p text:style-name="P481">-채널</text:p>
        </text:list-item>
        <text:list-item>
          <text:p text:style-name="P481">-길이</text:p>
        </text:list-item>
        <text:list-item>
          <text:p text:style-name="P483">-공개일</text:p>
        </text:list-item>
        <text:list-item>
          <text:p text:style-name="P483">-라이브스트리밍?</text:p>
        </text:list-item>
        <text:list-item>
          <text:p text:style-name="P483">-카운트(누계)</text:p>
        </text:list-item>
      </text:list>
      <text:p text:style-name="P42">커스텀 속성</text:p>
      <text:list xml:id="list5239424772681709697" text:style-name="L10">
        <text:list-item>
          <text:p text:style-name="P484">-유저 타입</text:p>
          <text:list>
            <text:list-item>
              <text:p text:style-name="P484"><text:soft-page-break/>-개인</text:p>
              <text:list>
                <text:list-item>
                  <text:p text:style-name="P484">-일반인</text:p>
                </text:list-item>
                <text:list-item>
                  <text:p text:style-name="P484">-연구원</text:p>
                </text:list-item>
                <text:list-item>
                  <text:p text:style-name="P484">-전문가</text:p>
                </text:list-item>
                <text:list-item>
                  <text:p text:style-name="P484">-저널리스트</text:p>
                </text:list-item>
                <text:list-item>
                  <text:p text:style-name="P484">-기타</text:p>
                </text:list-item>
              </text:list>
            </text:list-item>
            <text:list-item>
              <text:p text:style-name="P484">-조직</text:p>
              <text:list>
                <text:list-item>
                  <text:p text:style-name="P484">-연구기관</text:p>
                </text:list-item>
                <text:list-item>
                  <text:p text:style-name="P484">-펀드</text:p>
                </text:list-item>
                <text:list-item>
                  <text:p text:style-name="P484">-시민 조직</text:p>
                </text:list-item>
                <text:list-item>
                  <text:p text:style-name="P484">-정부기관</text:p>
                </text:list-item>
                <text:list-item>
                  <text:p text:style-name="P484">-비즈니스</text:p>
                </text:list-item>
                <text:list-item>
                  <text:p text:style-name="P484">-미디어</text:p>
                </text:list-item>
                <text:list-item>
                  <text:p text:style-name="P484">-저널/출판</text:p>
                </text:list-item>
                <text:list-item>
                  <text:p text:style-name="P484">-기타</text:p>
                </text:list-item>
              </text:list>
            </text:list-item>
            <text:list-item>
              <text:p text:style-name="P484">-기타</text:p>
            </text:list-item>
          </text:list>
        </text:list-item>
        <text:list-item>
          <text:p text:style-name="P485">내용</text:p>
          <text:list>
            <text:list-item>
              <text:p text:style-name="P485">논문 해설</text:p>
              <text:list>
                <text:list-item>
                  <text:p text:style-name="P485">대상 논문 수:단수/복수</text:p>
                </text:list-item>
                <text:list-item>
                  <text:p text:style-name="P485">해설 강도:집중/간단</text:p>
                </text:list-item>
              </text:list>
            </text:list-item>
            <text:list-item>
              <text:p text:style-name="P485">대화/인터뷰</text:p>
            </text:list-item>
            <text:list-item>
              <text:p text:style-name="P485">일상</text:p>
            </text:list-item>
          </text:list>
        </text:list-item>
        <text:list-item>
          <text:p text:style-name="P485">커뮤니케이션</text:p>
          <text:list>
            <text:list-item>
              <text:p text:style-name="P485">코멘트</text:p>
              <text:list>
                <text:list-item>
                  <text:p text:style-name="P485">→ 유저 타입 통계</text:p>
                  <text:list>
                    <text:list-item>
                      <text:p text:style-name="P485">샘플 전체 <text:span text:style-name="T7">vs 대상 논문 분야별 비디오 전체(논문 해설 비디오 한정) vs 채널별 비디오 전체</text:span></text:p>
                    </text:list-item>
                    <text:list-item>
                      <text:p text:style-name="P485"/>
                    </text:list-item>
                  </text:list>
                </text:list-item>
              </text:list>
            </text:list-item>
          </text:list>
        </text:list-item>
      </text:list>
      <text:p text:style-name="P49"/>
      <text:p text:style-name="P49"/>
      <text:p text:style-name="P13">2. 유튜브와 트윗 간 상호작용</text:p>
      <text:list xml:id="list1371345992485708387" text:style-name="L11">
        <text:list-item>
          <text:p text:style-name="P487">비디오 유무 그룹에 대한 트윗 통계 차이</text:p>
        </text:list-item>
      </text:list>
      <text:list xml:id="list3383299903318076083" text:style-name="L12">
        <text:list-item>
          <text:p text:style-name="P486">()논문 데이터셋 대상 언급 비디오</text:p>
        </text:list-item>
        <text:list-item>
          <text:p text:style-name="P486">언급(혹은 집중 해설)비디오 대상 논문의 (같은 분야)전후 논문 <text:span text:style-name="T7">url취득</text:span></text:p>
        </text:list-item>
        <text:list-item>
          <text:p text:style-name="P482">url로 유튜브 전체 검색</text:p>
          <text:list>
            <text:list-item>
              <text:p text:style-name="P482">존재→ 그 이전(다음) 논문으로 시도</text:p>
            </text:list-item>
            <text:list-item>
              <text:p text:style-name="P482">비존재→ 논문 채택</text:p>
            </text:list-item>
          </text:list>
        </text:list-item>
        <text:list-item>
          <text:p text:style-name="P482">논문에 대해 altmetric twitter수집</text:p>
        </text:list-item>
        <text:list-item>
          <text:p text:style-name="P482">비디오 유 그룹과 무 그룹 간 트윗 통계 비교</text:p>
        </text:list-item>
      </text:list>
      <text:p text:style-name="P41"/>
      <text:p text:style-name="P14">200521</text:p>
      <text:p text:style-name="P57">논문 데이터셋→ 비디오 데이터셋 수집</text:p>
      <text:list xml:id="list5504621067175221127" text:style-name="L13">
        <text:list-item>
          <text:p text:style-name="P489">논문 url로 유튜브 전체 검색 → 비디오 수집</text:p>
        </text:list-item>
        <text:list-item>
          <text:p text:style-name="P489">논문 altmetric twitter수집</text:p>
        </text:list-item>
        <text:list-item>
          <text:p text:style-name="P489">논문을 비디오 유무 그룹으로 나눠서</text:p>
        </text:list-item>
        <text:list-item>
          <text:p text:style-name="P489">(채널과 연결된 비디오(혹은 논문?) 수)</text:p>
        </text:list-item>
      </text:list>
      <text:p text:style-name="P57"/>
      <text:p text:style-name="P15"><text:soft-page-break/>200525</text:p>
      <text:p text:style-name="P58">1.연구의 중요성</text:p>
      <text:p text:style-name="P58">1.1 altmetric연구의 연장? 왜소화가 걱정됨. 단순히 케이스 스터디로 고려되면 좀</text:p>
      <text:p text:style-name="P58">1.2 연구 과제로서 어필</text:p>
      <text:p text:style-name="P59">예를 들어 유튜브가 있어서 논문이 유명해진 사례같은 것</text:p>
      <text:p text:style-name="P56"/>
      <text:p text:style-name="P16">200531</text:p>
      <text:p text:style-name="P60">videos</text:p>
      <text:p text:style-name="P60">content</text:p>
      <text:list xml:id="list4972962085753307243" text:style-name="L14">
        <text:list-item>
          <text:p text:style-name="P490">paper_explanation: 대상 논문 해설을 예고/논문의 진척, 새로운 결과 등을 소개(/논문 저자)</text:p>
          <text:list>
            <text:list-item>
              <text:p text:style-name="P490">대상 논문 해설할 것을 예고, 논문 제목을 명시해야함</text:p>
            </text:list-item>
            <text:list-item>
              <text:p text:style-name="P490">논문 원문의 일부가 표시되어야 함</text:p>
            </text:list-item>
            <text:list-item>
              <text:p text:style-name="P490">논문을 그냥 읽는 것도 포함</text:p>
            </text:list-item>
            <text:list-item>
              <text:p text:style-name="P490">형식: 프레젠테이션, 판서, ...</text:p>
            </text:list-item>
            <text:list-item>
              <text:p text:style-name="P490">청중이 학술 관련자(학회 발표<text:span text:style-name="T9">)</text:span></text:p>
            </text:list-item>
          </text:list>
        </text:list-item>
        <text:list-item>
          <text:p text:style-name="P490">paper_supplementary: 논문 내에서 supplementary로 명시/description에서 supplementary, demo 등을 명시</text:p>
        </text:list-item>
        <text:list-item>
          <text:p text:style-name="P490">paper_application: 논문의 수법, 기술을 적용, 활용한 독자적인 결과 영상, 소개</text:p>
        </text:list-item>
        <text:list-item>
          <text:p text:style-name="P492">paper_assessment: (논문 소개 후에) 논문 평가가 주요 내용</text:p>
        </text:list-item>
        <text:list-item>
          <text:p text:style-name="P492">paper_reference: 주제의 일환으로 논문의 존재나 관련된 내용을 언급할 뿐, 논문의 해설되지 않음/영상 중 논문 언급이 없음/연구</text:p>
          <text:list>
            <text:list-item>
              <text:p text:style-name="P495">초두에 논문 해설할 것을 명시하지 않음</text:p>
            </text:list-item>
            <text:list-item>
              <text:p text:style-name="P497">description상에 reference로 명시되어 있음</text:p>
            </text:list-item>
            <text:list-item>
              <text:p text:style-name="P495">논문 언급 분량이 적음</text:p>
            </text:list-item>
            <text:list-item>
              <text:p text:style-name="P495">논문 본문이 표시될 수 있음</text:p>
            </text:list-item>
            <text:list-item>
              <text:p text:style-name="P495">프레젠테이션일수도 있음</text:p>
            </text:list-item>
          </text:list>
        </text:list-item>
        <text:list-item>
          <text:p text:style-name="P498">news: 논문이 주 내용이나, 홍보가 주 목적, 설명은 있으나 해설이 주 목적이 아님</text:p>
          <text:list>
            <text:list-item>
              <text:p text:style-name="P498">청중이 일반인</text:p>
            </text:list-item>
          </text:list>
        </text:list-item>
        <text:list-item>
          <text:p text:style-name="P498">dialogue</text:p>
        </text:list-item>
        <text:list-item>
          <text:p text:style-name="P498">routine: </text:p>
          <text:list>
            <text:list-item>
              <text:p text:style-name="P499">논문 읽는 자신의 일상을 보여주는(…<text:span text:style-name="T10">)</text:span></text:p>
            </text:list-item>
          </text:list>
        </text:list-item>
      </text:list>
      <text:p text:style-name="P61">channels</text:p>
      <text:p text:style-name="P61">user_type</text:p>
      <text:list xml:id="list3403697912714709046" text:style-name="L15">
        <text:list-item>
          <text:p text:style-name="P494">individual_researchers: 연구 실적이 존재, 학생/교원/연구소 소속</text:p>
        </text:list-item>
        <text:list-item>
          <text:p text:style-name="P494">individual_citizens: 연관은 있으나 연구계에서의 역할이 불분명한 자. 연구조직 경영진 등</text:p>
        </text:list-item>
        <text:list-item>
          <text:p text:style-name="P494">individual_journalists: 종합적 이슈 소개</text:p>
        </text:list-item>
        <text:list-item>
          <text:p text:style-name="P494">individual_professionals: 전문직?</text:p>
        </text:list-item>
        <text:list-item>
          <text:p text:style-name="P494">researcher_community: 비영리 조직. 외부의 불특정 인물의 비교적 자유로운 참여가 가능</text:p>
        </text:list-item>
        <text:list-item>
          <text:p text:style-name="P494">researach_organization: 비영리 조직, 배타적 조직, 정식 조직</text:p>
        </text:list-item>
        <text:list-item>
          <text:p text:style-name="P494">funding</text:p>
        </text:list-item>
        <text:list-item>
          <text:p text:style-name="P494">public: 정부, 행정계</text:p>
        </text:list-item>
        <text:list-item>
          <text:p text:style-name="P494">publisher/journal</text:p>
        </text:list-item>
        <text:list-item>
          <text:p text:style-name="P501">civil_society: 시민사회조직</text:p>
        </text:list-item>
        <text:list-item>
          <text:p text:style-name="P494">media: 정식 사업 등록된 미디어</text:p>
        </text:list-item>
        <text:list-item>
          <text:p text:style-name="P494">business: 기업. 기업 내 연구조직은 이쪽.</text:p>
        </text:list-item>
        <text:list-item>
          <text:p text:style-name="P494">Others: 글쎄...</text:p>
        </text:list-item>
      </text:list>
      <text:p text:style-name="P60"/>
      <text:p text:style-name="P60"/>
      <text:p text:style-name="P63"><text:soft-page-break/>クオーターの価格予測→研究費ありかも。</text:p>
      <text:p text:style-name="P63"/>
      <text:p text:style-name="P17">200604</text:p>
      <text:p text:style-name="P62">중간발표 코멘트</text:p>
      <text:p text:style-name="P62">처음에...</text:p>
      <text:p text:style-name="P62">1.처음에 비디오 예(content별)를 보여주면 관심 증가</text:p>
      <text:p text:style-name="P62">2.YT비디오 수가 늘고 있다는 걸 보여줌</text:p>
      <text:p text:style-name="P62">3.YT의 중요성 피력하면 연구 성립</text:p>
      <text:p text:style-name="P62"/>
      <text:list xml:id="list2463946879147530620" text:style-name="L16">
        <text:list-item>
          <text:p text:style-name="P502">비디오가 만들어진 논문 비율 적음. 현재 비디오는 보급X. 앞으로 논문 평가에 비디오가 유효하다는 인식이 생기면 비디오 비율 증가할 가능성이 높다</text:p>
          <text:list>
            <text:list-item>
              <text:p text:style-name="P503">Nature Science 비디오도 현재 시행착오 수준</text:p>
            </text:list-item>
            <text:list-item>
              <text:p text:style-name="P503"/>
            </text:list-item>
          </text:list>
        </text:list-item>
        <text:list-item>
          <text:p text:style-name="P503">구체적으로 비디오가 논문에 공헌한 예(피인용 뿐 아니라, 대중 인식에 기여한 점 ex인공지능 붐 초기 비디오를 통한 대중화 기여 케이스는 없는가?)</text:p>
        </text:list-item>
        <text:list-item>
          <text:p text:style-name="P503">SNS플랫폼에 따른 유저 타입 ex</text:p>
          <text:list>
            <text:list-item>
              <text:p text:style-name="P503">트위터: 전문가가 많이 활동 ← 이건 어떻게? 선행연구</text:p>
            </text:list-item>
            <text:list-item>
              <text:p text:style-name="P503">유튜브: 일반인도 많이 활동 ← 예를들면, 채널구독자, 비디오코멘트 등으로 ?</text:p>
            </text:list-item>
          </text:list>
        </text:list-item>
      </text:list>
      <text:p text:style-name="P64"/>
      <text:p text:style-name="P62">결론: 죽기 직전까지 해라...</text:p>
      <text:p text:style-name="P62"/>
      <text:p text:style-name="P17">200605</text:p>
      <text:p text:style-name="P65">모티베이션:</text:p>
      <text:list xml:id="list2457799289503235282" text:style-name="L17">
        <text:list-item>
          <text:p text:style-name="P505">유튜브상의 학술 관련 영상 수 추이</text:p>
          <text:list>
            <text:list-item>
              <text:p text:style-name="P504">비디오 수?</text:p>
              <text:list>
                <text:list-item>
                  <text:p text:style-name="P505">Q= arxiv.org/science.sciencemag.org/... </text:p>
                  <text:list>
                    <text:list-item>
                      <text:p text:style-name="P506">q=science.sciencemag.org / <text:span text:style-name="T11">science.sciencemag.org/content</text:span></text:p>
                      <text:list>
                        <text:list-item>
                          <text:p text:style-name="P508">2005: 0</text:p>
                        </text:list-item>
                        <text:list-item>
                          <text:p text:style-name="P508">2006: 1/<text:span text:style-name="T13">0</text:span></text:p>
                        </text:list-item>
                        <text:list-item>
                          <text:p text:style-name="P509">2007: <text:span text:style-name="T12">6</text:span>/0</text:p>
                        </text:list-item>
                        <text:list-item>
                          <text:p text:style-name="P509">2008: <text:span text:style-name="T12">36</text:span>/3</text:p>
                        </text:list-item>
                        <text:list-item>
                          <text:p text:style-name="P507">2009: 51/<text:span text:style-name="T11">22</text:span></text:p>
                        </text:list-item>
                        <text:list-item>
                          <text:p text:style-name="P507">2010: 64/<text:span text:style-name="T11">38</text:span></text:p>
                        </text:list-item>
                        <text:list-item>
                          <text:p text:style-name="P507">2011: 113/<text:span text:style-name="T11">62</text:span></text:p>
                        </text:list-item>
                        <text:list-item>
                          <text:p text:style-name="P507">2012: 207/<text:span text:style-name="T11">84</text:span></text:p>
                        </text:list-item>
                        <text:list-item>
                          <text:p text:style-name="P507">2013: 310/<text:span text:style-name="T11">137</text:span></text:p>
                        </text:list-item>
                        <text:list-item>
                          <text:p text:style-name="P507">2014: 420/<text:span text:style-name="T11">210</text:span></text:p>
                        </text:list-item>
                        <text:list-item>
                          <text:p text:style-name="P507">2015: 557/<text:span text:style-name="T11">253</text:span></text:p>
                        </text:list-item>
                        <text:list-item>
                          <text:p text:style-name="P507">2016: 973/<text:span text:style-name="T11">300</text:span></text:p>
                        </text:list-item>
                        <text:list-item>
                          <text:p text:style-name="P507">2017: 1414/<text:span text:style-name="T11">504</text:span></text:p>
                        </text:list-item>
                        <text:list-item>
                          <text:p text:style-name="P507">2018: 2194/<text:span text:style-name="T11">784</text:span></text:p>
                        </text:list-item>
                        <text:list-item>
                          <text:p text:style-name="P507">2019: 2223/<text:span text:style-name="T11">1270</text:span></text:p>
                        </text:list-item>
                      </text:list>
                    </text:list-item>
                  </text:list>
                </text:list-item>
              </text:list>
            </text:list-item>
            <text:list-item>
              <text:p text:style-name="P504">채널 수?</text:p>
              <text:list>
                <text:list-item>
                  <text:p text:style-name="P505">고유 채널을 보유한 저널 수</text:p>
                </text:list-item>
              </text:list>
            </text:list-item>
          </text:list>
        </text:list-item>
      </text:list>
      <text:p text:style-name="P65"/>
      <text:p text:style-name="P18">200606</text:p>
      <text:p text:style-name="P69"><text:span text:style-name="T17">유튜브 채널 랭킹:</text:span><text:a xlink:type="simple" xlink:href="https://socialblade.com/youtube/" text:style-name="Internet_20_link" text:visited-style-name="Visited_20_Internet_20_Link">https://socialblade.com/youtube/</text:a></text:p>
      <text:p text:style-name="P68"/>
      <text:p text:style-name="P68"><text:soft-page-break/>Communication</text:p>
      <text:list xml:id="list1007314948499894274" text:style-name="L18">
        <text:list-item>
          <text:p text:style-name="P510">Science communication</text:p>
        </text:list-item>
        <text:list-item>
          <text:p text:style-name="P510">Scholarly communication</text:p>
        </text:list-item>
        <text:list-item>
          <text:p text:style-name="P510">Research communication: ?</text:p>
        </text:list-item>
      </text:list>
      <text:p text:style-name="P67"/>
      <text:p text:style-name="P66">배경</text:p>
      <text:p text:style-name="P68">과학에 있어서 커뮤니케이션</text:p>
      <text:list xml:id="list6225324455494392562" text:style-name="L19">
        <text:list-item>
          <text:p text:style-name="P518">학술 커뮤니케이션의 시작: 저널 출간</text:p>
        </text:list-item>
        <text:list-item>
          <text:p text:style-name="P518">과학 커뮤니케이션의 대두: 뉴스, 잡지 등</text:p>
        </text:list-item>
      </text:list>
      <text:p text:style-name="P71">과학 커뮤니케이션: 최근 온라인 미디어가 주목</text:p>
      <text:list xml:id="list1990547386163676654" text:style-name="L20">
        <text:list-item>
          <text:p text:style-name="P519">altmetric</text:p>
          <text:list>
            <text:list-item>
              <text:p text:style-name="P521"><text:span text:style-name="T20">[</text:span>Shema, Bar-Ilan, &amp; Thelwall, 2014a,b<text:span text:style-name="T20">]</text:span>“Altmetrics . . . is a term to describe web-based metrics for the impact of scholarly material, with an emphasis on social media outlets as sources of data” .<text:span text:style-name="T154">(</text:span>Priem, J., Taraborelli, D., Groth, P., &amp; Neylon, C. (2010). Altmetrics: A manifesto. Retrieved from http://altmetrics.org/manifesto/<text:span text:style-name="T155">)</text:span></text:p>
            </text:list-item>
          </text:list>
        </text:list-item>
        <text:list-item>
          <text:p text:style-name="P523">Twitter</text:p>
          <text:list>
            <text:list-item>
              <text:p text:style-name="P520">[2018,Didegah et al.]논문 언급 트위터에 관한 정성적 연구: 대부분 비생산적,단순확산 목적, 봇</text:p>
            </text:list-item>
          </text:list>
        </text:list-item>
      </text:list>
      <text:p text:style-name="P67"/>
      <text:p text:style-name="P67">유튜브는 마케팅/수익 플랫폼</text:p>
      <text:list xml:id="list3312966691085466080" text:style-name="L21">
        <text:list-item>
          <text:p text:style-name="P511">UGC<text:span text:style-name="T18">(유저, 소비자 컨텐츠)</text:span>→PGC<text:span text:style-name="T18">(기업, 브랜딩)</text:span>를 통한 마케팅/수익 플랫폼화<text:span text:style-name="T18">(2006)</text:span></text:p>
        </text:list-item>
        <text:list-item>
          <text:p text:style-name="P512"><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524"><text:span text:style-name="T20">[Figueiredo et al., 2011; Szabo and Huberman, 2010; Zhou et al., 2010]</text:span>rich-get-richer</text:p>
        </text:list-item>
      </text:list>
      <text:p text:style-name="P67"/>
      <text:p text:style-name="P37">과학/연구 관련 비디오 활동 및 그에 관한 연구도 증가</text:p>
      <text:list xml:id="list164251672183681" text:continue-list="list1990547386163676654" text:style-name="L20">
        <text:list-item>
          <text:p text:style-name="P513">학술 커뮤니케이션における비디오：</text:p>
          <text:list>
            <text:list-item>
              <text:p text:style-name="P513">[2012,Kousha et al.]YT <text:span text:style-name="T16">Video citation: </text:span>Scopus, 2006~2011 → 증가세</text:p>
            </text:list-item>
          </text:list>
        </text:list-item>
      </text:list>
      <text:list xml:id="list923949257271532274" text:style-name="L22">
        <text:list-item>
          <text:p text:style-name="P514">과학 커뮤니케이션における비디오：</text:p>
          <text:list>
            <text:list-item>
              <text:p text:style-name="P525">[2016,Welbourne et al.]과학 커뮤니케이션 비디오/채널 인기에 영향을 주는 인자 분석(컨텐츠, 유저 타입<text:span text:style-name="T15">)</text:span></text:p>
              <text:list>
                <text:list-item>
                  <text:p text:style-name="P525">UGC가 PGC보다 구독 훨씬 많음</text:p>
                </text:list-item>
                <text:list-item>
                  <text:p text:style-name="P526">regular communicator의 존재가 뷰카운트에 영향 큼</text:p>
                </text:list-item>
                <text:list-item>
                  <text:p text:style-name="P526">빠르게 전달하는 비디오가 뷰카운트 많음</text:p>
                </text:list-item>
              </text:list>
            </text:list-item>
          </text:list>
        </text:list-item>
      </text:list>
      <text:p text:style-name="P67"/>
      <text:p text:style-name="P37">한편, 과학 대중화의 학술적 영향력에 관한 연구</text:p>
      <text:list xml:id="list4652903522317314559" text:style-name="L23">
        <text:list-item>
          <text:p text:style-name="P515">트위터와 피인용</text:p>
          <text:list>
            <text:list-item>
              <text:p text:style-name="P516"><text:span text:style-name="T21">[2012,Eysenbach]</text:span>articles that are highly tweeted about are eleven times more likely to be highly cited than those that who few people tweeted.</text:p>
              <text:list>
                <text:list-item>
                  <text:p text:style-name="P527">Journal of Medical Internet Research, 2008~2011</text:p>
                </text:list-item>
              </text:list>
            </text:list-item>
            <text:list-item>
              <text:p text:style-name="P528">(2017,Finch et al.)AAS 1→20 <text:span text:style-name="T34">은 평균 피인용수 2.6→5.5 기대됨. IF높은 저널일수록 관계 약해짐.</text:span></text:p>
            </text:list-item>
            <text:list-item>
              <text:p text:style-name="P522"/>
            </text:list-item>
          </text:list>
        </text:list-item>
        <text:list-item>
          <text:p text:style-name="P530">altmetrics와 피인용수</text:p>
          <text:list>
            <text:list-item>
              <text:p text:style-name="P531">[2020,Murray et al.]dermatology journals 논문들의 AAS와 피인용수 상관 약함(.257)</text:p>
            </text:list-item>
          </text:list>
        </text:list-item>
        <text:list-item>
          <text:p text:style-name="P531">비디오와 피인용</text:p>
          <text:list>
            <text:list-item>
              <text:p text:style-name="P517">[201<text:span text:style-name="T14">9,Zong et al.</text:span>]<text:span text:style-name="T14">Video abstract: 피인용수 1.26배 기대</text:span></text:p>
            </text:list-item>
          </text:list>
        </text:list-item>
      </text:list>
      <text:p text:style-name="P70"/>
      <text:p text:style-name="P38">연구 관련 유튜브 비디오의 학술적 영향력에 관한 연구가 부족</text:p>
      <text:list xml:id="list6956685716912670484" text:style-name="L24">
        <text:list-item>
          <text:p text:style-name="P532"><text:soft-page-break/>[2016,Welbourne et al.]은 인기 상위 채널에서 비디오 샘플링. 하지만 대중적 인기 채널이 가지는 학술적 영향력에 관한 연구가 없다.</text:p>
        </text:list-item>
        <text:list-item>
          <text:p text:style-name="P533">비디오가 증가하고 있는 점은 명확하다.</text:p>
          <text:list>
            <text:list-item>
              <text:p text:style-name="P533">Science 검색 비디오 수</text:p>
            </text:list-item>
          </text:list>
        </text:list-item>
      </text:list>
      <text:p text:style-name="P72"/>
      <text:p text:style-name="P72">YT와 다른 SNS 플랫폼간 상호작용에 관한 연구가 없음</text:p>
      <text:p text:style-name="P72"/>
      <text:p text:style-name="P67"/>
      <text:p text:style-name="P67">research question</text:p>
      <text:list xml:id="list1487027818431506062" text:style-name="L25">
        <text:list-item>
          <text:p text:style-name="P534">비디오 기반 SC의 <text:span text:style-name="T22">SC안에서의 역할</text:span></text:p>
        </text:list-item>
        <text:list-item>
          <text:p text:style-name="P534">비디오 기반 <text:span text:style-name="T22">SC와 학계 간의 상호 작용</text:span></text:p>
        </text:list-item>
      </text:list>
      <text:p text:style-name="P73"/>
      <text:p text:style-name="P73"/>
      <text:p text:style-name="P19">200607</text:p>
      <text:p text:style-name="P73">연구 구상</text:p>
      <text:list xml:id="list9078142905685244984" text:style-name="L26">
        <text:list-item>
          <text:p text:style-name="P535">비디오 기반 SC의 <text:span text:style-name="T22">SC안에서의 역할</text:span></text:p>
          <text:list>
            <text:list-item>
              <text:p text:style-name="P536">비디오 단독</text:p>
            </text:list-item>
            <text:list-item>
              <text:p text:style-name="P536">비디오와 다른 매체/플랫폼 SC와의 관계</text:p>
            </text:list-item>
          </text:list>
        </text:list-item>
        <text:list-item>
          <text:p text:style-name="P535">비디오 기반 <text:span text:style-name="T22">SC와 학계 간의 상호 작용</text:span></text:p>
          <text:list>
            <text:list-item>
              <text:p text:style-name="P535">비디오와 연구 분야과의 관계</text:p>
              <text:list>
                <text:list-item>
                  <text:p text:style-name="P536">비디오와 분야와의 연결고리: 키워드/채널 타입/</text:p>
                </text:list-item>
              </text:list>
            </text:list-item>
            <text:list-item>
              <text:p text:style-name="P535">비디오와 특정 논문들과의 관계</text:p>
              <text:list>
                <text:list-item>
                  <text:p text:style-name="P535">비디오와 논문과의 연결고리: 키워드/<text:span text:style-name="T23">url/</text:span></text:p>
                </text:list-item>
              </text:list>
            </text:list-item>
            <text:list-item>
              <text:p text:style-name="P535"/>
            </text:list-item>
          </text:list>
        </text:list-item>
      </text:list>
      <text:p text:style-name="P73"/>
      <text:p text:style-name="P75">Video articles</text:p>
      <text:list xml:id="list7252873043496573391" text:style-name="L27">
        <text:list-item>
          <text:p text:style-name="P537"><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538">여기서 video articles이란 supplementary video付き論稿</text:p>
            </text:list-item>
          </text:list>
        </text:list-item>
        <text:list-item>
          <text:p text:style-name="P537"><text:span text:style-name="T25">JoVE: </text:span><text:a xlink:type="simple" xlink:href="https://www.jove.com/" text:style-name="Internet_20_link" text:visited-style-name="Visited_20_Internet_20_Link">https://www.jove.com/</text:a></text:p>
          <text:list>
            <text:list-item>
              <text:p text:style-name="P539">IF:1.108(2018)</text:p>
            </text:list-item>
            <text:list-item>
              <text:p text:style-name="P539">peer reviewed</text:p>
            </text:list-item>
            <text:list-item>
              <text:p text:style-name="P539">pub-med indexed</text:p>
            </text:list-item>
            <text:list-item>
              <text:p text:style-name="P539">Video journal + science education</text:p>
            </text:list-item>
          </text:list>
        </text:list-item>
      </text:list>
      <text:p text:style-name="P76"/>
      <text:p text:style-name="P76">SC채널</text:p>
      <text:list xml:id="list5286250123420476969" text:style-name="L28">
        <text:list-item>
          <text:p text:style-name="P540">RC비디오도 있나?→논문 url언급하는 비디오 특징, 수 <text:span text:style-name="T26">← https?://~~를 url parse해서 도메인 집계</text:span></text:p>
        </text:list-item>
      </text:list>
      <text:p text:style-name="P77"/>
      <text:p text:style-name="P21">200608 <text:span text:style-name="T27">mentorochi</text:span></text:p>
      <text:p text:style-name="P78">1. journal마다 다름(?)</text:p>
      <text:p text:style-name="P78">2. 비디오수: 누적치가 아니라 증분</text:p>
      <text:p text:style-name="P78">3. &lt;아카데미아에 대한 영향&gt; 이게 구체적으로 뭐지? ex. 해외 공동 연구가 생겼다? 공저 수가 늘었다?</text:p>
      <text:p text:style-name="P78">3.1 &lt;실태 파악&gt;을 &lt;아카데미아에 대한 영향&gt;을 위한 스텝으로 만들어야</text:p>
      <text:p text:style-name="P78">4. video abstract 왜 만들기 시작했지??</text:p>
      <text:p text:style-name="P78"/>
      <text:p text:style-name="P78">200609</text:p>
      <text:p text:style-name="P78">아카데미아에 대한 영향 선행 연구</text:p>
      <text:list xml:id="list8585398849804903209" text:style-name="L29">
        <text:list-item>
          <text:p text:style-name="P541">AAS → 피인용수 상관</text:p>
        </text:list-item>
      </text:list>
      <text:p text:style-name="P78"/>
      <text:p text:style-name="P21"><text:soft-page-break/>200610</text:p>
      <text:p text:style-name="P79">리서치 메트릭스</text:p>
      <text:list xml:id="list8744444053775123950" text:style-name="L30">
        <text:list-item>
          <text:p text:style-name="P542">논문 레벨</text:p>
          <text:list>
            <text:list-item>
              <text:p text:style-name="P544"><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546"><text:s/><text:span text:style-name="T31">AAS</text:span></text:p>
            </text:list-item>
          </text:list>
        </text:list-item>
        <text:list-item>
          <text:p text:style-name="P546">저자 레벨</text:p>
          <text:list>
            <text:list-item>
              <text:p text:style-name="P546">총 피인용수</text:p>
            </text:list-item>
            <text:list-item>
              <text:p text:style-name="P551">h-index, g-index</text:p>
            </text:list-item>
          </text:list>
        </text:list-item>
        <text:list-item>
          <text:p text:style-name="P546">저널 레벨</text:p>
          <text:list>
            <text:list-item>
              <text:p text:style-name="P542">IF<text:span text:style-name="T31">(by JCR)</text:span></text:p>
            </text:list-item>
            <text:list-item>
              <text:p text:style-name="P551">CiteScore(by Scopus)(?)</text:p>
            </text:list-item>
          </text:list>
        </text:list-item>
      </text:list>
      <text:p text:style-name="P78"/>
      <text:p text:style-name="P78">선행 연구</text:p>
      <text:p text:style-name="P78">(2019,<text:span text:style-name="T28">Zong et al.</text:span>)</text:p>
      <text:list xml:id="list7945145958540253150" text:style-name="L31">
        <text:list-item>
          <text:p text:style-name="P552">분야: 물리학</text:p>
        </text:list-item>
        <text:list-item>
          <text:p text:style-name="P555">논문 속성: 저자수/기관수/국제 공저수/타이틀 길이/abstract길이/키워드 수/참고문헌 수/페이지수/피인용수</text:p>
        </text:list-item>
        <text:list-item>
          <text:p text:style-name="P555">속성간 <text:span text:style-name="T29">spearman 상관계수</text:span></text:p>
        </text:list-item>
        <text:list-item>
          <text:p text:style-name="P545"><text:span text:style-name="T28">video abstract 유무 → </text:span>피인용수, </text:p>
        </text:list-item>
      </text:list>
      <text:p text:style-name="P82"/>
      <text:p text:style-name="P82">Research Questions</text:p>
      <text:p text:style-name="P83">1. 비디오 기반 리서치 커뮤니케이션은 누가, 어떤 내용으로 발신하고 있는가?</text:p>
      <text:p text:style-name="P82"><text:span text:style-name="T41">2</text:span>. 비디오 기반 리서치 커뮤니케이션은 다른 플랫폼 기반 리서치 커뮤니케이션과 타입, 컨텐츠에 있어서 어떤 차이를 보이는가?</text:p>
      <text:p text:style-name="P82"><text:span text:style-name="T41">3</text:span>. 비디오 기반 리서치 커뮤니케이션은 리서치 메트릭에 유의한 상관, 영향력이 있는가?</text:p>
      <text:p text:style-name="P78"/>
      <text:p text:style-name="P80">리서치 메트릭스에 영향을 주는 요인<text:span text:style-name="T31">(?)</text:span></text:p>
      <text:list xml:id="list1164943637067500865" text:style-name="L32">
        <text:list-item>
          <text:p text:style-name="P547">분야</text:p>
          <text:list>
            <text:list-item>
              <text:p text:style-name="P547">(2018,Didegah et al.)분야에 따른 트위터 유저 구성에 큰 차이</text:p>
            </text:list-item>
            <text:list-item>
              <text:p text:style-name="P547">(2018,Lamb et al.)Science communication is seen as critical for the disciplines of ecology and conservation, where research products are often used to shape policy and decision making.</text:p>
            </text:list-item>
          </text:list>
        </text:list-item>
      </text:list>
      <text:p text:style-name="P80"/>
      <text:p text:style-name="P80">실태: 커뮤니케이터 <text:span text:style-name="T38">타입/컨텐츠(/SNS네트워크?)</text:span></text:p>
      <text:list xml:id="list8304334945306822681" text:style-name="L33">
        <text:list-item>
          <text:p text:style-name="P548">리서치 메트릭에 대한 커뮤니케이터 타입의 영향력</text:p>
          <text:list>
            <text:list-item>
              <text:p text:style-name="P622">선행 연구: <text:span text:style-name="T30">(2018,Didegah et al.)5분야에 대해 트위터 유저 타입 조사 </text:span>→<text:span text:style-name="T30"> </text:span>분야에 따라 커뮤니케이터 타입 구성이 다름이 예상된다</text:p>
            </text:list-item>
            <text:list-item>
              <text:p text:style-name="P553">동기 1: 유튜브 커뮤니케이션에 대해 유저 타입 조사가 된 적 없다</text:p>
            </text:list-item>
            <text:list-item>
              <text:p text:style-name="P553">동기 <text:span text:style-name="T30">2: </text:span>커뮤니케이터 타입은 논문의 리서치 커뮤니케이션 효과의 변수일 수 있다 <text:span text:style-name="T30">← 조사된 적 없다</text:span></text:p>
            </text:list-item>
            <text:list-item>
              <text:p text:style-name="P553">가설: 유튜브 리서치 커뮤니케이션에서 커뮤니케이터 타입 구성과 리서치 커뮤니케이션 효과는 유의한 상관이 있다.</text:p>
            </text:list-item>
            <text:list-item>
              <text:p text:style-name="P554">실험:</text:p>
            </text:list-item>
          </text:list>
        </text:list-item>
      </text:list>
      <text:list xml:id="list1812057772979540469" text:style-name="L34">
        <text:list-item>
          <text:list>
            <text:list-item>
              <text:list>
                <text:list-item>
                  <text:p text:style-name="P543">5분야에 대해, 소정 기간의 논문 데이터셋을 대상으로, 유튜브 커뮤니케이션을 일부 수집(ex.뷰카운트 정렬 후 4분위로 나누어서 각 분위에서 정해진 수만큼 추출)</text:p>
                </text:list-item>
                <text:list-item>
                  <text:p text:style-name="P556">각 비디오에 대해 커뮤니케이터 레이블 지정</text:p>
                </text:list-item>
                <text:list-item>
                  <text:p text:style-name="P556">분야별 커뮤니케이터 타입 구성 통계, <text:span text:style-name="T30">(2018,Didegah et al.)와 비교</text:span></text:p>
                </text:list-item>
                <text:list-item>
                  <text:p text:style-name="P556">(분야 횡단형으로?) 커뮤니케이터 타입별로 비디오 그룹화. 각 그룹의 대상 논문들에 대해 메트릭 통계</text:p>
                </text:list-item>
              </text:list>
            </text:list-item>
          </text:list>
        </text:list-item>
      </text:list>
      <text:list xml:id="list8056842372000152307" text:style-name="L35">
        <text:list-item>
          <text:list>
            <text:list-item>
              <text:list>
                <text:list-item>
                  <text:list>
                    <text:list-item>
                      <text:p text:style-name="P557"><text:soft-page-break/>타입별 박스형</text:p>
                    </text:list-item>
                    <text:list-item>
                      <text:p text:style-name="P557">비디오 데이터셋이 작으면 분야 횡단형으로?</text:p>
                    </text:list-item>
                    <text:list-item>
                      <text:p text:style-name="P557">메트릭은 우선순위 1)논문 수준 2)저널 수준 3)저자 수준</text:p>
                    </text:list-item>
                  </text:list>
                </text:list-item>
              </text:list>
            </text:list-item>
          </text:list>
        </text:list-item>
      </text:list>
      <text:list xml:id="list164251950929777" text:continue-list="list1812057772979540469" text:style-name="L34">
        <text:list-item>
          <text:list>
            <text:list-item>
              <text:list>
                <text:list-item>
                  <text:p text:style-name="P556">음</text:p>
                </text:list-item>
              </text:list>
            </text:list-item>
          </text:list>
        </text:list-item>
      </text:list>
      <text:list xml:id="list164252509415955" text:continue-list="list8304334945306822681" text:style-name="L33">
        <text:list-item>
          <text:p text:style-name="P529">컨텐츠(1차: RC/비RC)</text:p>
          <text:list>
            <text:list-item>
              <text:p text:style-name="P529">선행연구:<text:span text:style-name="T35">(2012,Kousha et al.)4분야 논문에 대해 논문내 인용하는 유튜브를 자연과학/인문학/사회과학 컨텐츠로 구별</text:span></text:p>
              <text:list>
                <text:list-item>
                  <text:p text:style-name="P558">Interdisciplinary citations 지적:</text:p>
                </text:list-item>
                <text:list-item>
                  <text:p text:style-name="P558">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560">선행연구:(2019,Zong et al.)비디오 개요(← 컨텐츠 중 하나) 유무 그룹별로 피인용수와의 상관</text:p>
            </text:list-item>
            <text:list-item>
              <text:p text:style-name="P559">동기1: <text:span text:style-name="T35">(2012,Kousha et al.)는 </text:span>피인용 유튜브가 대상이었으나, 논문 인용 유튜브에 대해선 이루어지지 않음(← 피인용 유튜브와 논문 인용 유튜브의 비는?)</text:p>
            </text:list-item>
            <text:list-item>
              <text:p text:style-name="P558">동기2: 컨텐츠 분류/조사는 이루어졌으나, 컨텐츠와 연구 지표와의 관계에 대한 연구는 비디오 개요 컨텐츠에 대한 분석이 유일</text:p>
            </text:list-item>
            <text:list-item>
              <text:p text:style-name="P558">가설: 컨텐츠 별 연구 지표와의 상관성엔 유의한 차이가 있다 <text:span text:style-name="T37">(significant difference in correlation by content type)</text:span></text:p>
            </text:list-item>
            <text:list-item>
              <text:p text:style-name="P561">실험</text:p>
            </text:list-item>
          </text:list>
        </text:list-item>
      </text:list>
      <text:list xml:id="list2202986385124591117" text:style-name="L36">
        <text:list-item>
          <text:list>
            <text:list-item>
              <text:list>
                <text:list-item>
                  <text:p text:style-name="P562">비디오 수집, 샘플링</text:p>
                </text:list-item>
                <text:list-item>
                  <text:p text:style-name="P563">컨텐츠 분류</text:p>
                </text:list-item>
                <text:list-item>
                  <text:p text:style-name="P563">각 컨텐츠 별 그룹마다 인용 논문 그룹화,</text:p>
                </text:list-item>
              </text:list>
            </text:list-item>
          </text:list>
        </text:list-item>
      </text:list>
      <text:list xml:id="list8753965243344907867" text:style-name="L37">
        <text:list-item>
          <text:p text:style-name="P549">커뮤니케이터 <text:span text:style-name="T38">SNS 네트워크</text:span></text:p>
          <text:list>
            <text:list-item>
              <text:p text:style-name="P550">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564"><text:s/>동기1: 탑 랭크 리서치 커뮤니케이션 비디오에 대해서도 성립하는가?<text:span text:style-name="T39">(왠지 상업/저널 채널일 듯..?)</text:span></text:p>
            </text:list-item>
            <text:list-item>
              <text:p text:style-name="P550">가설: 인기있는 리서치 커뮤니케이션 비디오들은 조직/대규모 소셜 네트워크를 가지는가?</text:p>
            </text:list-item>
            <text:list-item>
              <text:p text:style-name="P550">실험: 인기 상위 비디오와 그 밖의 비디오 그룹 간 유저 타입/소셜 네트워크 유무와 규모 분석 후 통계 검정</text:p>
            </text:list-item>
          </text:list>
        </text:list-item>
        <text:list-item>
          <text:p text:style-name="P550">비디오 통계와 리서치 메트릭스와의 관계</text:p>
          <text:list>
            <text:list-item>
              <text:p text:style-name="P550">실험</text:p>
              <text:list>
                <text:list-item>
                  <text:p text:style-name="P550">대상 논문에 대해, 관련 비디오 뷰카운트 합계와 논문 피인용수의 상관</text:p>
                </text:list-item>
              </text:list>
            </text:list-item>
          </text:list>
        </text:list-item>
      </text:list>
      <text:p text:style-name="P81"/>
      <text:p text:style-name="P81">공통 비디오 데이터셋</text:p>
      <text:p text:style-name="P81">축: 분야(<text:span text:style-name="T39">5분야?)</text:span></text:p>
      <text:p text:style-name="P84">q: DOI <text:span text:style-name="T40">|</text:span> URL</text:p>
      <text:p text:style-name="P84"/>
      <text:p text:style-name="P22">200612</text:p>
      <text:p text:style-name="P85">서론 모듈</text:p>
      <text:p text:style-name="P85">(Eysenbach,2012)Attentiveness to issues is a prerequisite for social change</text:p>
      <text:p text:style-name="P85"/>
      <text:p text:style-name="P85">모티베이션</text:p>
      <text:p text:style-name="P86">Eysenbach,2012가 지적하는 한계</text:p>
      <text:p text:style-name="P86"><text:span text:style-name="T42">1.</text:span>alternative metrics가 플랫폼기의 주 사용자의 관심을 중점적으로 포함, 그 밖의 사람들의 관심을 포함하지 않을 수 있다</text:p>
      <text:p text:style-name="P86">“<text:span text:style-name="T42">false negatives (many citations, but few tweetations) included a paper dealing with a low-income elderly population [Article ID 1256]</text:span>”</text:p>
      <text:p text:style-name="P87">2.피인용수 낮은 저널이나 트위터 기반이 없는 저널에 대해선 적용하기 어려울 수 있다</text:p>
      <text:p text:style-name="P87">3.학자/전문가들이 많이 접근하는 저널일수록</text:p>
      <text:p text:style-name="P87">4. 저널의 sns전략이 메트릭에 작용(자동 트윗 등) ← 유튜브는 이 영향을 받기 어렵다? 저널의 유튜브 홍보 전략이 작용</text:p>
      <text:p text:style-name="P87"><text:soft-page-break/>5. 직접 트윗만 고려함. 간접 언급을 고려 안함 ← SNS네트워크 분석에 대한 동기</text:p>
      <text:p text:style-name="P87"/>
      <text:p text:style-name="P23">200614</text:p>
      <text:p text:style-name="P88">논문 데이터셋:cohort study?</text:p>
      <text:p text:style-name="P88">1.필드: 5분야?</text:p>
      <text:p text:style-name="P88">2.저널: IF + Ytchannel 유무</text:p>
      <text:p text:style-name="P88">3.기간: 2014←<text:span text:style-name="T44">Ave. cited half-life=6.5y / </text:span>2018←해설비디오 평균 322일</text:p>
      <text:p text:style-name="P88">4.샘플링: 예상 논문 18000편 → 분야별 3600편 → 비디오 600편</text:p>
      <text:p text:style-name="P88">비디오 데이터셋:</text:p>
      <text:p text:style-name="P88">Video article(x):활성화X</text:p>
      <text:p text:style-name="P88">Video abstract:</text:p>
      <text:p text:style-name="P88">YT：각 논문에 대해 DOI | url | 제목으로 유튜브 검색</text:p>
      <text:p text:style-name="P88"/>
      <text:p text:style-name="P88">(+arXiv?)</text:p>
      <text:p text:style-name="P88"/>
      <text:p text:style-name="P88">실험1:정성적 분류: </text:p>
      <text:p text:style-name="P88">-비디오:컨텐츠, 전달법</text:p>
      <text:p text:style-name="P88">-유저:타입</text:p>
      <text:p text:style-name="P88">실험2: 정량적 분석: (분야별로)</text:p>
      <text:p text:style-name="P88">-유저 타입에 따른 나이, 구독, 뷰카운트, 비디오 수, ...</text:p>
      <text:p text:style-name="P88">-비디오 컨텐츠/전달법에 따른 뷰카운트/like카운트/...</text:p>
      <text:p text:style-name="P88">실험3: 각 논문에 대한 Initiator: 첫(+2번째, 3번째) 게시자/그 컨텐츠에 대해 분석:</text:p>
      <text:p text:style-name="P88">-유저: 아마 저자가 1위?</text:p>
      <text:p text:style-name="P88">-컨텐츠: supplementary 1위가 많을수도. 따라서 2위, 3위에 대해서 확인</text:p>
      <text:p text:style-name="P88">-전달법: ? 애당초 의미가 있나?</text:p>
      <text:p text:style-name="P88">실험4: 유저 영향력과 타 플랫폼의 관계</text:p>
      <text:p text:style-name="P88">-채널 정보에 타 플랫폼(홈페이지, SNS 등) 연동 비율</text:p>
      <text:p text:style-name="P88">-SNS유무 그룹화→채널 뷰카운트/비디오 평균 뷰카운트 등의 차이</text:p>
      <text:p text:style-name="P88">실험5: 리서치 메트릭스와의 관계</text:p>
      <text:p text:style-name="P88">-각 논문에 대해 비디오 수/뷰카운트/… 와 피인용수 회귀분석 <text:span text:style-name="T43">(누적치vs누적치)</text:span></text:p>
      <text:p text:style-name="P88">-각 비디오 속성에 채널 속성으로 가중치를 적용하여 결정계수를 높이기</text:p>
      <text:p text:style-name="P87"/>
      <text:p text:style-name="P24">200615 labmtg</text:p>
      <text:p text:style-name="P89">1.리서치퀘스쳔과 실험 목적이 일관성이 부족</text:p>
      <text:p text:style-name="P89">배경:YT비디오가 증가하고 있으나, 그게 중요한지 모른다</text:p>
      <text:p text:style-name="P89">리서치퀘스천: 비디오가 비전문가, 전문가와의 리서치 커뮤니케이션에 중요한가?</text:p>
      <text:p text:style-name="P89">실험1: 비디오 컨텐츠 / 채널 운영자 분석</text:p>
      <text:p text:style-name="P89">실험2: 비디오 있기만 하면 논문 전체(+고 피인용수 논문 서브셋)에 대해, 피인용수에 유의미한 증가를 기대할 수 있는가?</text:p>
      <text:p text:style-name="P89">실험3: (있다면← 없어도 됨: 피인용수 높은 논문 대상으로 좁히면 됨)비디오/채널 메트릭과 피인용수의 회귀분석 </text:p>
      <text:p text:style-name="P89"/>
      <text:p text:style-name="P25">200618</text:p>
      <text:p text:style-name="P90">Scopus논문에 대해 유튜브 검색 키</text:p>
      <text:p text:style-name="P90">ID로서</text:p>
      <text:list xml:id="list2351325604426763055" text:style-name="L38">
        <text:list-item>
          <text:p text:style-name="P565">DOI</text:p>
        </text:list-item>
        <text:list-item>
          <text:p text:style-name="P565">doi.org/&lt;DOI&gt;의 리다이렉션 url</text:p>
        </text:list-item>
        <text:list-item>
          <text:p text:style-name="P566">제목<text:span text:style-name="T45">(Crawl 후 비디오 title/description에서 정확히 일치하는 비디오 한정)</text:span></text:p>
        </text:list-item>
        <text:list-item>
          <text:p text:style-name="P565">그 외의 각종 논문 게재 사이트</text:p>
          <text:list>
            <text:list-item>
              <text:p text:style-name="P565"><text:soft-page-break/>구글 검색 후 </text:p>
            </text:list-item>
          </text:list>
        </text:list-item>
      </text:list>
      <text:p text:style-name="P90">넓은 의미로(관련 동영상)</text:p>
      <text:list xml:id="list8742654648344737213" text:style-name="L39">
        <text:list-item>
          <text:p text:style-name="P567"><text:s/></text:p>
        </text:list-item>
        <text:list-item>
          <text:p text:style-name="P567">키워드</text:p>
        </text:list-item>
      </text:list>
      <text:p text:style-name="P90"/>
      <text:p text:style-name="P26">200619</text:p>
      <text:p text:style-name="P91">리다이렉션 프로그래밍 완료… 개힘드노…</text:p>
      <text:p text:style-name="P91"/>
      <text:p text:style-name="P27">200620</text:p>
      <text:p text:style-name="P92">life:크롤러방지 프로그램… 시발..</text:p>
      <text:p text:style-name="P92"/>
      <text:p text:style-name="P28">200621</text:p>
      <text:p text:style-name="P93">Health 2014, Physical 2014: Redirection None제거 완료</text:p>
      <text:p text:style-name="P93">Life 2014: Redirection None 제거 중</text:p>
      <text:p text:style-name="P93"/>
      <text:p text:style-name="P29">200622 mentorochi</text:p>
      <text:list xml:id="list6372569322176570281" text:style-name="L40">
        <text:list-item>
          <text:p text:style-name="P568">Delivery style 레이블이 독자성이 높음. 어떤 객관적 방침(선행연구)으로 레이블을 정의했는가를 설명하는 것이 중요.</text:p>
        </text:list-item>
        <text:list-item>
          <text:p text:style-name="P568">레이블 관계 없이, 일단 ‘비디오 존재 ↔ 고 피인용’을 보여주면 좋음</text:p>
        </text:list-item>
      </text:list>
      <text:p text:style-name="P94"/>
      <text:list xml:id="list7959853065282147315" text:style-name="L41">
        <text:list-item>
          <text:p text:style-name="P569">arxiv 피인용수 크롤러 :크롤러방지… 니미시발!!</text:p>
        </text:list-item>
        <text:list-item>
          <text:p text:style-name="P569"/>
        </text:list-item>
        <text:list-item>
          <text:p text:style-name="P569">슬라이드 번호 넣자!</text:p>
        </text:list-item>
      </text:list>
      <text:p text:style-name="P95"/>
      <text:p text:style-name="P97">반드시 묻는 것: 피인용이 높아져서 비디오 등장? 비디오 등장이 피인용수를 부름? ← 이것의 판단은?</text:p>
      <text:p text:style-name="P97">(나)비디오 공개일과 피인용 시계열 데이터</text:p>
      <text:p text:style-name="P97">(坂田)저널 영향력 높을수록 피인용수 기대치 높은건 당연. 따라서 높은 저널 선택도 중요</text:p>
      <text:p text:style-name="P97"/>
      <text:p text:style-name="P95"/>
      <text:p text:style-name="P96">磯沼：배경과 모티베이션</text:p>
      <text:p text:style-name="P96">story: 더 흥미를 부르는 배경/가설이 있으면 좋음. 아무도 안했기 때문에 하는건 좀.</text:p>
      <text:p text:style-name="P96">예) 가설:’이런’ 논문이면 <text:span text:style-name="T46">YT가 유효하지 않을까? 스텝: 가설 해결을 위한 연구 구상</text:span></text:p>
      <text:p text:style-name="P96">step의 결론과 연구 목적이 괴리</text:p>
      <text:p text:style-name="P96"/>
      <text:p text:style-name="P95"/>
      <text:p text:style-name="P96">坂田：</text:p>
      <text:p text:style-name="P96">저널 선정도 중요. 좋은 저널이면 <text:span text:style-name="T47">citation 높을 것을 예상하고, 저널측에서 적극적으로 유튜브 홍보를 할 수도.</text:span></text:p>
      <text:p text:style-name="P96"><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6">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4"/>
      <text:p text:style-name="P99">Scientific report: ...broad open-access journals such as Nature Communications and Scientific Reports...</text:p>
      <text:p text:style-name="P94"/>
      <text:p text:style-name="P93">아이디어</text:p>
      <text:p text:style-name="P93">논문 데이터셋: 논문의 질을 균등화</text:p>
      <text:list xml:id="list5621077352732493359" text:style-name="L42">
        <text:list-item>
          <text:p text:style-name="P570"><text:soft-page-break/>저널: 임팩트팩터 고 그룹, 중 그룹, 저 그룹</text:p>
        </text:list-item>
      </text:list>
      <text:p text:style-name="P98"/>
      <text:p text:style-name="P30">200623</text:p>
      <text:p text:style-name="P102">배경:유튜브 리서치 커뮤니케이션의 대두를 <text:span text:style-name="T49">2축으로 어프로치</text:span></text:p>
      <text:p text:style-name="P104">1. 비주얼 커뮤니케이션의 대두: 연구원 본인에 의한 사이언스 커뮤니케이션 활동 증가</text:p>
      <text:p text:style-name="P104">2. <text:span text:style-name="T50">YT리서치 커뮤니케이션 증가: (연구원 본인 일부 포함)사이언스 커뮤니케이션 온갖 플레이어</text:span></text:p>
      <text:p text:style-name="P100"/>
      <text:p text:style-name="P100">디펜스…</text:p>
      <text:p text:style-name="P101"><text:span text:style-name="T48">Q</text:span>. <text:span text:style-name="T47">피인용이 높아져서 비디오 등장? 비디오 등장이 피인용수를 부름? ← 이것의 판단은?</text:span></text:p>
      <text:p text:style-name="P103">A. 実際のところ、</text:p>
      <text:p text:style-name="P103">そのため、論文の質をできるだけ均質化した上で、YT動画数を稼ぐために、Scientific Reportsのようなメガジャーナルに掲載された論文を対象とすることが、一つの案として考えられます。</text:p>
      <text:p text:style-name="P98"/>
      <text:p text:style-name="P33">200625 중간발표</text:p>
      <text:p text:style-name="P116">キム発表分質疑応答</text:p>
      <text:p text:style-name="P116">1. <text:s text:c="4"/>吉田先生</text:p>
      <text:p text:style-name="P116">Ø 動画有無で論文にやる気の有無が変わるため、データセットの質に偏りがあるのではないか。</text:p>
      <text:p text:style-name="P116">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6">Ø 納得。</text:p>
      <text:p text:style-name="P116">Ø 手法(傾向スコアマッチングなど)が多くあるためいくつかトライしてみると良い。</text:p>
      <text:p text:style-name="P116">2. <text:s text:c="4"/>きみた先生</text:p>
      <text:p text:style-name="P116">Ø 効果的なリサーチコミュニケーションは被引用数のみを考えているか？他にもありそうではないか？</text:p>
      <text:p text:style-name="P116">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8"/>
      <text:p text:style-name="P31">200629</text:p>
      <text:p text:style-name="P105">일단 논문 데이터셋</text:p>
      <text:p text:style-name="P105">(균질화)+(유튜브 수 충분 확보)</text:p>
      <text:p text:style-name="P105">최상위 논문에 대해 10%</text:p>
      <text:p text:style-name="P105">전체에 대해 3%</text:p>
      <text:p text:style-name="P105">하위엔 아마 1%이하</text:p>
      <text:p text:style-name="P105"/>
      <text:p text:style-name="P106">Sci rep, Nature.: scopus 상에서 multidisciplinary로 일괄 분류</text:p>
      <text:p text:style-name="P54">Springer API로 논문 레벨 분류 취득 가능</text:p>
      <text:p text:style-name="P108">저널 레벨 분류였음… ㅅㅂ…</text:p>
      <text:p text:style-name="P107">http://api.springernature.com/meta/v2/json?q=doi:<text:span text:style-name="T1">&lt;DOI&gt;</text:span>&amp;api_key=<text:span text:style-name="T1">&lt;APIKEY&gt;</text:span></text:p>
      <text:p text:style-name="P105"/>
      <text:p text:style-name="P105"/>
      <text:p text:style-name="P32">200702 <text:span text:style-name="T51">mentorochi</text:span></text:p>
      <text:p text:style-name="P109">데이터셋도 중요하지만 결국 비디오의 효과에 대한 가설이 필요.</text:p>
      <text:p text:style-name="P109">가설이 아직 없다.</text:p>
      <text:p text:style-name="P110">비디오 있는 논문에 대해 효과를 먼저 검증하자.</text:p>
      <text:p text:style-name="P110">비디오 없는 논문은 일단 제쳐두고. </text:p>
      <text:p text:style-name="P105"/>
      <text:p text:style-name="P111"><text:span text:style-name="T52">WoS: </text:span>Xpath, xml</text:p>
      <text:p text:style-name="P111">abstract, keyword→ 논문 레벨 분야 분류? : 오오치상</text:p>
      <text:p text:style-name="P112"><text:soft-page-break/>일단 저널 레벨 분야 분류로 실험 ㄱㄱ</text:p>
      <text:p text:style-name="P112"/>
      <text:p text:style-name="P113">Source list</text:p>
      <text:list xml:id="list6528600866424846175" text:style-name="L43">
        <text:list-item>
          <text:p text:style-name="P571">Life science: Environmental + Earth and Planetary + Agricultural and Biological</text:p>
        </text:list-item>
      </text:list>
      <text:p text:style-name="P113"/>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426">테마</text:p>
          </table:table-cell>
          <table:table-cell table:style-name="표1.A1" office:value-type="string">
            <text:p text:style-name="P426">Scopus subject area</text:p>
          </table:table-cell>
          <table:table-cell table:style-name="표1.A1" office:value-type="string">
            <text:p text:style-name="P429">필터</text:p>
          </table:table-cell>
          <table:table-cell table:style-name="표1.A1" office:value-type="string">
            <text:p text:style-name="P429">list</text:p>
          </table:table-cell>
          <table:table-cell table:style-name="표1.E1" office:value-type="string">
            <text:p text:style-name="Table_20_Contents">파일</text:p>
          </table:table-cell>
        </table:table-row>
        <table:table-row>
          <table:table-cell table:style-name="표1.A2" office:value-type="string">
            <text:p text:style-name="P426">Life<text:span text:style-name="T87">+Earth</text:span></text:p>
          </table:table-cell>
          <table:table-cell table:style-name="표1.A2" office:value-type="string">
            <text:p text:style-name="P113">Environmental + Earth and Planetary + Agricultural and Biological</text:p>
          </table:table-cell>
          <table:table-cell table:style-name="표1.A2" office:value-type="string">
            <text:p text:style-name="P437">Journals only</text:p>
          </table:table-cell>
          <table:table-cell table:style-name="표1.A2" office:value-type="string">
            <text:p text:style-name="P429">1000/<text:span text:style-name="T86">5684</text:span></text:p>
          </table:table-cell>
          <table:table-cell table:style-name="표1.E2" office:value-type="string">
            <text:p text:style-name="P426">source-results-life_science-citescore-2013.<text:span text:style-name="T54">xlsx</text:span></text:p>
          </table:table-cell>
        </table:table-row>
        <table:table-row>
          <table:table-cell table:style-name="표1.A2" office:value-type="string">
            <text:p text:style-name="P429">Math &amp; Computer Science</text:p>
          </table:table-cell>
          <table:table-cell table:style-name="표1.A2" office:value-type="string">
            <text:p text:style-name="P118">Computer Science + Mathmatics</text:p>
          </table:table-cell>
          <table:table-cell table:style-name="표1.A2" office:value-type="string">
            <text:p text:style-name="P433">Journals only</text:p>
          </table:table-cell>
          <table:table-cell table:style-name="표1.A2" office:value-type="string">
            <text:p text:style-name="P429">1000/3201</text:p>
          </table:table-cell>
          <table:table-cell table:style-name="표1.E2" office:value-type="string">
            <text:p text:style-name="P429">source-results-math_cs-citescore-2013.xlsx</text:p>
          </table:table-cell>
        </table:table-row>
      </table:table>
      <text:p text:style-name="P113"/>
      <text:p text:style-name="P34">200708</text:p>
      <text:p text:style-name="P117">일단 실험...</text:p>
      <text:p text:style-name="P117">저널: IF최상위 저널</text:p>
      <text:p text:style-name="P117">분야: Didegah et al.</text:p>
      <text:list xml:id="list7992187128684708557" text:style-name="L44">
        <text:list-item>
          <text:p text:style-name="P572">Social &amp; Humanities</text:p>
        </text:list-item>
        <text:list-item>
          <text:p text:style-name="P572">Biomed &amp; Health: </text:p>
        </text:list-item>
        <text:list-item>
          <text:p text:style-name="P573">Life &amp; Earth: <text:span text:style-name="T88">284.2개 채널</text:span></text:p>
        </text:list-item>
        <text:list-item>
          <text:p text:style-name="P572">Physical &amp; Engineering</text:p>
        </text:list-item>
        <text:list-item>
          <text:p text:style-name="P574">Math &amp; Computer: <text:span text:style-name="T53">arXiv cs.LG결과가 있으므로, 이것 부터</text:span></text:p>
        </text:list-item>
      </text:list>
      <text:p text:style-name="P121">CiteScore상위 10%에서 추출: 320.1개 저널</text:p>
      <text:p text:style-name="P122">Scopus 검색</text:p>
      <text:p text:style-name="P124">SUBAREA(MATH OR COMP) AND</text:p>
      <text:p text:style-name="P124">PUBDATETXT(January 2014) AND</text:p>
      <text:p text:style-name="P124">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text:span><text:soft-page-break/><text:span text:style-name="T55">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7"/>
      <text:p text:style-name="P35">200709 mentorochi</text:p>
      <text:p text:style-name="P123">유명 사이언스 커뮤니케이터가 언급한 논문의 피인용수/AAS가 급 증가한 케이스를 찾아내보면 어떤가?</text:p>
      <text:p text:style-name="P123"/>
      <text:p text:style-name="P123">석사 템플릿은 자유. Overleaf 템플릿이 쓰기 쉬울 듯</text:p>
      <text:p text:style-name="P123">노르마 없음. 50페이지면 충분</text:p>
      <text:p text:style-name="P123">영어 가능.</text:p>
      <text:p text:style-name="P123"/>
      <text:p text:style-name="P36">200710</text:p>
      <text:p text:style-name="P126">math+comp 소스 5%만…<text:span text:style-name="T63">(155개)</text:span></text:p>
      <text:p text:style-name="P125">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7"/>
      <text:p text:style-name="P128">1401~03 리다이렉션 크롤링 완료.</text:p>
      <text:p text:style-name="P128">Err처리 필요.</text:p>
      <text:p text:style-name="P127"/>
      <text:p text:style-name="P132">200711</text:p>
      <text:p text:style-name="P129">1401~1406 리다이렉션 크롤링 완료.</text:p>
      <text:p text:style-name="P129"><text:soft-page-break/>Err처리 필요.</text:p>
      <text:p text:style-name="P129"/>
      <text:p text:style-name="P133">200716</text:p>
      <text:p text:style-name="P135">해야할 일</text:p>
      <text:p text:style-name="P135">1 pdf링크 채우기</text:p>
      <text:p text:style-name="P135">2 잘못된 리다이렉션 수정</text:p>
      <text:p text:style-name="P129"/>
      <text:p text:style-name="P134">200719</text:p>
      <text:p text:style-name="P130">비디오 수집 시작: 1월</text:p>
      <text:p text:style-name="P131">videos <text:span text:style-name="T34">는 모두 필터 적용</text:span></text:p>
      <text:p text:style-name="P136">1. DOI</text:p>
      <text:p text:style-name="P138">search_20200719_111900.txt</text:p>
      <text:p text:style-name="P138">videos_20200719_145026.txt<text:span text:style-name="T61">(필터x)</text:span> <text:span text:style-name="T60">+13</text:span></text:p>
      <text:p text:style-name="P136">2. redirection</text:p>
      <text:p text:style-name="P138">search_20200719_131640.txt</text:p>
      <text:p text:style-name="P138">videos_20200719_185202.txt</text:p>
      <text:p text:style-name="P136">3. title</text:p>
      <text:p text:style-name="P137">search_20200719_133736.txt</text:p>
      <text:p text:style-name="P137">videos_20200719_190933.txt</text:p>
      <text:p text:style-name="P136">총 1<text:span text:style-name="T62">3</text:span>편</text:p>
      <text:p text:style-name="P136"/>
      <text:p text:style-name="P136">2월</text:p>
      <text:p text:style-name="P146"><text:span text:style-name="T57">1. </text:span><text:span text:style-name="T58">D</text:span><text:span text:style-name="T57">OI</text:span></text:p>
      <text:p text:style-name="P138">search_20200719_201448.txt</text:p>
      <text:p text:style-name="P146"><text:span text:style-name="T57">videos_20200719_202104.txt </text:span><text:span text:style-name="T59">+7</text:span></text:p>
      <text:p text:style-name="P147"><text:span text:style-name="T59">2. </text:span><text:span text:style-name="T57">redirection</text:span></text:p>
      <text:p text:style-name="P147">search_20200719_203509.txt</text:p>
      <text:p text:style-name="P148">videos_20200719_203850.txt +2</text:p>
      <text:p text:style-name="P138"/>
      <text:p text:style-name="P145">200720 <text:span text:style-name="T74">labmtg</text:span></text:p>
      <text:p text:style-name="P139">3. title</text:p>
      <text:p text:style-name="P139">search_20200720_094049.txt</text:p>
      <text:p text:style-name="P144">videos_20200721_180320.txt +0</text:p>
      <text:p text:style-name="P144"/>
      <text:p text:style-name="P139"/>
      <text:p text:style-name="P139">발표…</text:p>
      <text:p text:style-name="P139"/>
      <text:p text:style-name="P139">한 것:</text:p>
      <text:p text:style-name="P140">2013 scopus computer science + mathematics분야 CiteScore상위5% 저널<text:span text:style-name="T64">(155개)</text:span>에서</text:p>
      <text:p text:style-name="P140">1401(1618편)~1402(1529편) 논고 3147편 중 22편(0.70%) 언급 비디오 22개 수집</text:p>
      <text:p text:style-name="P140">방법: doi/redirection/title이 비디오 타이틀/설명문에 정확히 언급됨</text:p>
      <text:p text:style-name="P140"/>
      <text:p text:style-name="P140">1901~1903 arXiv CS.LG언급 (55/1676 = 3.28%)보다 훨씬 못한 수치</text:p>
      <text:p text:style-name="P140"/>
      <text:p text:style-name="P140">가설</text:p>
      <text:p text:style-name="P55">1. 포함 분야의 차이: 머신러닝이 인기 소분야라서 (← 2014 데이터셋에도 최상위 머신러닝은 포함되어 있으므로 기각)</text:p>
      <text:p text:style-name="P141">2. 분야 인기의 차이: 당시 머신러닝은 비인기 분야</text:p>
      <text:p text:style-name="P140"><text:span text:style-name="T63">3</text:span>. 시간: 과거엔 유튜브 리서치 커뮤니케이션이 덜 활성화 되어있어서 + 과거 논문은 주목받기 힘들어서</text:p>
      <text:p text:style-name="P142">4. 플랫폼 차이: 당시엔 리서치 커뮤니케이션 플랫폼으로 유튜브가 활성화 되지 않음.</text:p>
      <text:p text:style-name="P55"><text:span text:style-name="T63">4</text:span>. 출판 단계: 저널 출판된 시점의 논문은 이미 늦어서?(← 그전 단계 비디오가 발견되지 않았기 때문에 기각)</text:p>
      <text:p text:style-name="P140"><text:soft-page-break/></text:p>
      <text:p text:style-name="P140">사카타 비디오</text:p>
      <text:p text:style-name="P140"><text:a xlink:type="simple" xlink:href="https://www.youtube.com/watch?v=rH7lSdX_fpY" text:style-name="Internet_20_link" text:visited-style-name="Visited_20_Internet_20_Link"><text:span text:style-name="T65">https://www.youtube.com/watch?v=rH7lSdX_fpY</text:span></text:a></text:p>
      <text:p text:style-name="P149"/>
      <text:p text:style-name="P149">앞으로의 후보</text:p>
      <text:p text:style-name="P150">1. 연도를 앞당긴다</text:p>
      <text:p text:style-name="P150">2014는 넘 과거… 최근으로 올수록 활발해지는 모습이 보이면… 뭐가 좋지? 당연한거 아닌가?</text:p>
      <text:p text:style-name="P150">2. 분야 변화</text:p>
      <text:p text:style-name="P150">머신 러닝으로만 좁힌다? 음;</text:p>
      <text:p text:style-name="P150">아니면 대분야를 바꾼다. 흠</text:p>
      <text:p text:style-name="P210">3. 논문 중심이 아닌, 커뮤니케이터 중심으로?</text:p>
      <text:p text:style-name="P150">논문 → 커뮤니케이터</text:p>
      <text:p text:style-name="P150">비디오 대부분이 활동량 적은 일반인(저자 등)이기 때문에, 의미있는 효과가 보이지 않는다.</text:p>
      <text:p text:style-name="P150">커뮤니케이터 → 논문</text:p>
      <text:p text:style-name="P150">먼저 영향력 있는 커뮤니케이터를 선정하고 그의 컨텐츠에서 논문 언급을 찾는게 나을듯.</text:p>
      <text:p text:style-name="P150">단 리서치 커뮤니케이터는 수가 적으므로 사이언스 커뮤니케이터가 나을듯.</text:p>
      <text:p text:style-name="P151">ex. 유명 사이언스 커뮤니케이터의 논문 언급</text:p>
      <text:p text:style-name="P152">1.(이후)논문 스코어 변화</text:p>
      <text:p text:style-name="P152">2.(이전)성공적인 유튜브 사이언스 커뮤니케이션이 성립하는 배경()</text:p>
      <text:p text:style-name="P149"/>
      <text:p text:style-name="P152">문제:</text:p>
      <text:p text:style-name="P152">1. 사이언스 커뮤니케이션에선 출처를 안남기는 경우가 많다 (Kurzgesagt – In a Nutshell채널)</text:p>
      <text:p text:style-name="P143"><text:span text:style-name="T65">→</text:span><text:span text:style-name="T66"> 학술관계자(저널/회의 등) 채널 비디오를 중심으로</text:span></text:p>
      <text:p text:style-name="P152"/>
      <text:p text:style-name="P152">할일:</text:p>
      <text:p text:style-name="P152">일단 커뮤니케이터를 찾는다.</text:p>
      <text:p text:style-name="P152">-학술지 운영 채널</text:p>
      <text:p text:style-name="P152">-비디오 저널</text:p>
      <text:p text:style-name="P152"/>
      <text:p text:style-name="P152">랩미팅</text:p>
      <text:list xml:id="list7962628475227412348" text:style-name="L45">
        <text:list-item>
          <text:p text:style-name="P579">코로나 상황 등에서 비디오 리서치 커뮤니케이션의 이의는 분명 있다.</text:p>
        </text:list-item>
        <text:list-item>
          <text:p text:style-name="P579">경향 스코어:<text:span text:style-name="T75">if/H-index의 동향이 서로 다름. 동시에 맞추는건 어려울것.</text:span></text:p>
        </text:list-item>
        <text:list-item>
          <text:p text:style-name="P580">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581">한정 비디오: 일부 사용자에게만 보여지게 한 비디오 존재 가능성. 그런게 활발한 채널은, 앞으로도 비디오를 통한 커뮤니케이션 활성화가 기대됨.</text:p>
        </text:list-item>
      </text:list>
      <text:p text:style-name="P153"/>
      <text:p text:style-name="P211">200721</text:p>
      <text:p text:style-name="P154"/>
      <text:p text:style-name="P155">3월</text:p>
      <text:p text:style-name="P155">1. doi</text:p>
      <text:p text:style-name="P155">search_20200721_181653.txt</text:p>
      <text:p text:style-name="P155">videos_20200721_184014.txt +14</text:p>
      <text:p text:style-name="P155">2. redirection</text:p>
      <text:p text:style-name="P156">search_20200721_184632.txt</text:p>
      <text:p text:style-name="P157">videos_20200721_190251.txt +9</text:p>
      <text:p text:style-name="P157">3. title</text:p>
      <text:p text:style-name="P158">search_20200721_191317.txt</text:p>
      <text:p text:style-name="P158">videos_20200721_191536.txt +0</text:p>
      <text:p text:style-name="P158"><text:soft-page-break/></text:p>
      <text:p text:style-name="P157"/>
      <text:p text:style-name="P212">200722</text:p>
      <text:p text:style-name="P159">비디오 content</text:p>
      <text:list xml:id="list164252041491887" text:continue-list="list4972962085753307243" text:style-name="L14">
        <text:list-item>
          <text:p text:style-name="P491">paper_explanation: 대상 논문 해설을 예고/논문의 진척, 새로운 결과 등을 소개(/논문 저자)</text:p>
          <text:list>
            <text:list-item>
              <text:p text:style-name="P575"><text:span text:style-name="T76">(음성or설명문)</text:span>대상 논문 해설할 것을 예고 <text:span text:style-name="T76">or</text:span> <text:span text:style-name="T76">(시각)</text:span>논문 제목을 명시해야함</text:p>
            </text:list-item>
            <text:list-item>
              <text:p text:style-name="P575">논문 원문<text:span text:style-name="T76">(Fig/Table)</text:span>의 일부가 표시되어야 함</text:p>
            </text:list-item>
            <text:list-item>
              <text:p text:style-name="P491">논문을 그냥 읽는 것도 포함</text:p>
            </text:list-item>
            <text:list-item>
              <text:p text:style-name="P491">형식: 프레젠테이션, 판서, ...</text:p>
            </text:list-item>
            <text:list-item>
              <text:p text:style-name="P491">청중이 학술 관련자(학회 발표<text:span text:style-name="T9">)</text:span></text:p>
            </text:list-item>
          </text:list>
        </text:list-item>
        <text:list-item>
          <text:p text:style-name="P491">paper_<text:span text:style-name="T77">linked_</text:span>supplementary: 논문 내에서 supplementary로 명시/description에서 supplementary, demo 등을 명시</text:p>
          <text:list>
            <text:list-item>
              <text:p text:style-name="P575"><text:span text:style-name="T76">(대상 논문)</text:span>논문 내/논문 사이트에서 <text:span text:style-name="T76">supplementary 비디오 명시</text:span></text:p>
            </text:list-item>
          </text:list>
        </text:list-item>
        <text:list-item>
          <text:p text:style-name="P608">paper_supplementary</text:p>
          <text:list>
            <text:list-item>
              <text:p text:style-name="P576">(대상 논문)논문 내/논문 사이트에서 명시 없음</text:p>
            </text:list-item>
            <text:list-item>
              <text:p text:style-name="P488">(대상 논문)영상이 논문 내 자료 원본 혹은 그 연장선(애니메이션 등)일때</text:p>
            </text:list-item>
          </text:list>
        </text:list-item>
        <text:list-item>
          <text:p text:style-name="P491">paper_application: 논문의 수법, 기술을 적용, 활용한 독자적인 결과 영상, 소개</text:p>
          <text:list>
            <text:list-item>
              <text:p text:style-name="P609"/>
            </text:list-item>
          </text:list>
        </text:list-item>
        <text:list-item>
          <text:p text:style-name="P493">paper_assessment: (논문 소개 후에) 논문 평가가 주요 내용</text:p>
        </text:list-item>
        <text:list-item>
          <text:p text:style-name="P493">paper_reference: 주제의 일환으로 논문의 존재나 관련된 내용을 언급할 뿐, 논문의 해설되지 않음/영상 중 논문 언급이 없음/연구</text:p>
          <text:list>
            <text:list-item>
              <text:p text:style-name="P577">초두에 논문 해설할 것을 명시하지 않음</text:p>
            </text:list-item>
            <text:list-item>
              <text:p text:style-name="P578">description상에 reference로 명시되어 있음</text:p>
            </text:list-item>
            <text:list-item>
              <text:p text:style-name="P496">논문 언급 분량이 적음<text:span text:style-name="T77">(얼마나 적음?)</text:span></text:p>
            </text:list-item>
            <text:list-item>
              <text:p text:style-name="P496">논문 본문이 표시될 수 있음</text:p>
            </text:list-item>
            <text:list-item>
              <text:p text:style-name="P496">아예 논문과 관계 없는 영상일 수 있음</text:p>
            </text:list-item>
          </text:list>
        </text:list-item>
        <text:list-item>
          <text:p text:style-name="P500">news: 논문이 주 내용이나, 홍보가 주 목적, 설명은 있으나 해설이 주 목적이 아님</text:p>
          <text:list>
            <text:list-item>
              <text:p text:style-name="P610">preview비디오 포함</text:p>
            </text:list-item>
            <text:list-item>
              <text:p text:style-name="P611">dissemination목적. </text:p>
            </text:list-item>
            <text:list-item>
              <text:p text:style-name="P500">홍보 대상은 논문 자체/논문과 관련된 프로젝트 등일수 있음.</text:p>
            </text:list-item>
          </text:list>
        </text:list-item>
      </text:list>
      <text:p text:style-name="P417"/>
      <text:p text:style-name="P417">목적/취지가 이어지는 영상이라면, 전체의 비주얼/오디오 스타일을 감안하여 통일.</text:p>
      <text:p text:style-name="P417"/>
      <text:p text:style-name="P418">인기 채널 의해 언급되는 케이스</text:p>
      <text:list xml:id="list5885514106837367748" text:style-name="L46">
        <text:list-item>
          <text:p text:style-name="P612">assessment</text:p>
          <text:list>
            <text:list-item>
              <text:p text:style-name="P615">OuGtd8nhm6Y, xRuZDG0QgH8 : 훗날 자세히 언급되는 케이스</text:p>
            </text:list-item>
          </text:list>
        </text:list-item>
        <text:list-item>
          <text:p text:style-name="P612">reference</text:p>
          <text:list>
            <text:list-item>
              <text:p text:style-name="P613">AO6NkJcfYNc, <text:span text:style-name="T79">Xx0SsffdMBw: 전문가?</text:span></text:p>
            </text:list-item>
            <text:list-item>
              <text:p text:style-name="P617">bTUvI-a8uGA, AgIG22l5oOM: 유사과학? 음모론?</text:p>
            </text:list-item>
            <text:list-item>
              <text:p text:style-name="P619"><text:span text:style-name="T78">5tkLCzvD3uo, </text:span>cjRK1KK3nA8: 과학채널</text:p>
            </text:list-item>
          </text:list>
        </text:list-item>
      </text:list>
      <text:p text:style-name="P418"/>
      <text:p text:style-name="P419"/>
      <text:p text:style-name="P160">3개월치 비디오 라벨링 완료</text:p>
      <text:p text:style-name="P155"/>
      <text:p text:style-name="P213">2007<text:span text:style-name="T82">2</text:span>3</text:p>
      <text:p text:style-name="P155"/>
      <text:p text:style-name="P161">4월</text:p>
      <text:p text:style-name="P161"><text:soft-page-break/>1. doi</text:p>
      <text:p text:style-name="P161">search_20200722_024418.txt</text:p>
      <text:p text:style-name="P161">videos_20200723_024558.txt +29</text:p>
      <text:p text:style-name="P161">2. redirection</text:p>
      <text:p text:style-name="P161">search_20200723_025350.<text:span text:style-name="T80">txt</text:span></text:p>
      <text:p text:style-name="P162">videos_20200723_025719.txt +3</text:p>
      <text:p text:style-name="P161">3. title</text:p>
      <text:p text:style-name="P163">search_20200723_030646.txt</text:p>
      <text:p text:style-name="P163">videos_20200723_032614.txt <text:span text:style-name="T81">+0</text:span></text:p>
      <text:p text:style-name="P153"/>
      <text:p text:style-name="P214">200724</text:p>
      <text:p text:style-name="P164">5월</text:p>
      <text:p text:style-name="P166">1.doi</text:p>
      <text:p text:style-name="P165">search_20200724_094200.txt</text:p>
      <text:p text:style-name="P165">videos_20200724_095857.txt <text:span text:style-name="T83">+35</text:span></text:p>
      <text:p text:style-name="P166">2.redirection</text:p>
      <text:p text:style-name="P167">search_20200724_100521.txt</text:p>
      <text:p text:style-name="P168">videos_20200724_101008.txt +1</text:p>
      <text:p text:style-name="P168">3. title</text:p>
      <text:p text:style-name="P169">Skip.</text:p>
      <text:p text:style-name="P169"/>
      <text:p text:style-name="P169">6월</text:p>
      <text:p text:style-name="P169">1.<text:span text:style-name="T84">doi</text:span></text:p>
      <text:p text:style-name="P172">search_20200724_102249.txt</text:p>
      <text:p text:style-name="P173">videos_20200725_135128.txt +21</text:p>
      <text:p text:style-name="P173"/>
      <text:p text:style-name="P169"/>
      <text:p text:style-name="P215">200724</text:p>
      <text:p text:style-name="P170">visual_style</text:p>
      <text:list xml:id="list8073177456350756218" text:style-name="L47">
        <text:list-item>
          <text:p text:style-name="P582">creative</text:p>
          <text:list>
            <text:list-item>
              <text:p text:style-name="P582">논문과 직접 관련 없는(또는 관계를 알 수 없는) 컨텐츠가 포함</text:p>
            </text:list-item>
            <text:list-item>
              <text:p text:style-name="P582">raw video + 논문 자료 외의 컨텐츠가 포함됨</text:p>
            </text:list-item>
            <text:list-item>
              <text:p text:style-name="P582">비디오의 이어붙이기는 포함<text:span text:style-name="T85">x</text:span></text:p>
            </text:list-item>
            <text:list-item>
              <text:p text:style-name="P582">촬영 비디오/논문 자료가 가공됨</text:p>
            </text:list-item>
          </text:list>
        </text:list-item>
        <text:list-item>
          <text:p text:style-name="P582">presentation</text:p>
          <text:list>
            <text:list-item>
              <text:p text:style-name="P582">논문에 제시된 자료를 정적/동적 화면의 나열로 설명</text:p>
            </text:list-item>
            <text:list-item>
              <text:p text:style-name="P584">(소개 슬라이드→ 비디오)의 반복도 포함</text:p>
              <text:list>
                <text:list-item>
                  <text:p text:style-name="P584">단 2번 이상 반복되어야 함. (소개→비디오)는 <text:span text:style-name="T95">raw취급</text:span></text:p>
                </text:list-item>
              </text:list>
            </text:list-item>
            <text:list-item>
              <text:p text:style-name="P584">비디오 클립만 이어붙이는건 비포함(<text:span text:style-name="T94">raw</text:span>)</text:p>
            </text:list-item>
            <text:list-item>
              <text:p text:style-name="P586">음성으로 설명하면서 동적 화면이 나열되는건 → 비포함! raw로</text:p>
              <text:list>
                <text:list-item>
                  <text:p text:style-name="P586">음성은 음성 레이블로 설명. raw+narrative</text:p>
                </text:list-item>
              </text:list>
            </text:list-item>
          </text:list>
        </text:list-item>
        <text:list-item>
          <text:p text:style-name="P582">raw: 촬영된 비디오를 가공 없이 게재</text:p>
          <text:list>
            <text:list-item>
              <text:p text:style-name="P585">비디오 클립만 이어붙이는 것 포함</text:p>
            </text:list-item>
            <text:list-item>
              <text:p text:style-name="P582">논문 자료의 비디오/애니메이션 판도 포함</text:p>
            </text:list-item>
            <text:list-item>
              <text:p text:style-name="P582">정지된 논문 자료를 한장을 보여주는건 <text:span text:style-name="T107">fixed, 여러장을 나열하면 raw?</text:span></text:p>
            </text:list-item>
          </text:list>
        </text:list-item>
        <text:list-item>
          <text:p text:style-name="P582">fixed</text:p>
          <text:list>
            <text:list-item>
              <text:p text:style-name="P582">(본질적으로)고정된 화면</text:p>
            </text:list-item>
            <text:list-item>
              <text:p text:style-name="P583">정지된 논문 자료를 한장을 보여줌</text:p>
            </text:list-item>
          </text:list>
        </text:list-item>
      </text:list>
      <text:p text:style-name="P153"/>
      <text:p text:style-name="P171">합성 음성도 꽤 있음. 분류 해볼까?</text:p>
      <text:p text:style-name="P171">말하는 속도에도 편차가 있음. 음성 레이블링 끝나면 측정해보는게 좋을듯.</text:p>
      <text:p text:style-name="P153"><text:soft-page-break/></text:p>
      <text:p text:style-name="P173">6월</text:p>
      <text:p text:style-name="P173">2.redirection</text:p>
      <text:p text:style-name="P173">search_20200725_135753.txt</text:p>
      <text:p text:style-name="P173">videos_20200725_140523.txt +9</text:p>
      <text:p text:style-name="P173"/>
      <text:p text:style-name="P218">200725</text:p>
      <text:p text:style-name="P173"/>
      <text:p text:style-name="P174">Life &amp; Earth: 284.2개 채널 → (N/A, 공백 제거)278개</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3">→ 6267건: 너무 많네… 소스를 줄이자. <text:span text:style-name="T89">math+comp </text:span>똑같이 상위 155개</text:p>
      <text:p text:style-name="P224"><text:soft-page-break/><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3">→<text:span text:style-name="T90"> 4299건: 실화? 상위 80개로</text:span></text:p>
      <text:p text:style-name="P225"><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3">→ 2391건: 60개로</text:p>
      <text:p text:style-name="P173">아니 잠깐만; 그냥 위에서 차례대로 해나가면 만개도 할 수 있자나;</text:p>
      <text:p text:style-name="P226"><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3">→ 1444건 </text:p>
      <text:p text:style-name="P173"/>
      <text:p text:style-name="P216"><text:soft-page-break/>200727</text:p>
      <text:p text:style-name="P175">Life+Earth</text:p>
      <text:p text:style-name="P175">2월</text:p>
      <text:p text:style-name="P175">1.doi</text:p>
      <text:p text:style-name="P176">search_20200727_004741.txt</text:p>
      <text:p text:style-name="P176">videos_20200727_004847.txt +3</text:p>
      <text:p text:style-name="P176">2.redirection</text:p>
      <text:p text:style-name="P177">search_20200727_005328.txt</text:p>
      <text:p text:style-name="P177">videos_20200727_005440.txt +3</text:p>
      <text:p text:style-name="P177"/>
      <text:p text:style-name="P177">1월</text:p>
      <text:p text:style-name="P177">1.doi</text:p>
      <text:p text:style-name="P178">search_20200727_010226.txt</text:p>
      <text:p text:style-name="P178">videos_20200727_010400.txt +22</text:p>
      <text:p text:style-name="P175"/>
      <text:p text:style-name="P179">炎上：페미니즘 옹호 영상에 인용되는 케이스</text:p>
      <text:list xml:id="list3017887518209364277" text:style-name="L48">
        <text:list-item>
          <text:p text:style-name="P587">8N-tkrxAEWw</text:p>
        </text:list-item>
      </text:list>
      <text:p text:style-name="P173"/>
      <text:p text:style-name="P181">(idx_video &gt;= 76부터)</text:p>
      <text:p text:style-name="P182">video_visual: 전체적 영상 스타일</text:p>
      <text:p text:style-name="P181"><text:span text:style-name="T91">paper_visual</text:span>: 대상 논문이 소개되는 파트의 영상만을 고려. 영상 전체의 구성이 아님.</text:p>
      <text:list xml:id="list944065608428191872" text:style-name="L49">
        <text:list-item>
          <text:p text:style-name="P588">논문이 소개되는 파트의 정의</text:p>
          <text:list>
            <text:list-item>
              <text:p text:style-name="P588">영상에 논문 제목<text:span text:style-name="T91">|저자|기관이 표시</text:span></text:p>
            </text:list-item>
            <text:list-item>
              <text:p text:style-name="P588">음성으로 상동 내용을 정확히 언급</text:p>
            </text:list-item>
            <text:list-item>
              <text:p text:style-name="P588">파트가 확인되지 않을 경우, <text:span text:style-name="T92">none처리</text:span></text:p>
            </text:list-item>
          </text:list>
        </text:list-item>
      </text:list>
      <text:p text:style-name="P182">audio_style: 전체적 음성 스타일</text:p>
      <text:p text:style-name="P182"/>
      <text:p text:style-name="P183">idx 151까지 레이블링 완료</text:p>
      <text:p text:style-name="P181"/>
      <text:p text:style-name="P217">200728</text:p>
      <text:p text:style-name="P181">2.<text:span text:style-name="T93">redirection</text:span></text:p>
      <text:p text:style-name="P184">search_20200728_101953.txt</text:p>
      <text:p text:style-name="P184">videos_20200728_102246.txt +11</text:p>
      <text:p text:style-name="P184"/>
      <text:p text:style-name="P185">3월</text:p>
      <text:p text:style-name="P185">1.doi</text:p>
      <text:p text:style-name="P186">search_20200728_102857.txt</text:p>
      <text:p text:style-name="P186">videos_20200728_103853.txt +24</text:p>
      <text:p text:style-name="P186">2.redirection</text:p>
      <text:p text:style-name="P187">search_20200728_104428.txt</text:p>
      <text:p text:style-name="P187">videos_20200728_105902.txt +7</text:p>
      <text:p text:style-name="P181"/>
      <text:p text:style-name="P188">4월</text:p>
      <text:p text:style-name="P188">1.doi</text:p>
      <text:p text:style-name="P188">search_20200728_110649.txt</text:p>
      <text:p text:style-name="P189"/>
      <text:p text:style-name="P219">200729</text:p>
      <text:p text:style-name="P189">videos_20200729_173802.txt +6</text:p>
      <text:p text:style-name="P219"/>
      <text:p text:style-name="P189">2.redirection</text:p>
      <text:p text:style-name="P190">search_20200729_174051.txt</text:p>
      <text:p text:style-name="P190">videos_20200729_174756.txt +3</text:p>
      <text:p text:style-name="P190"><text:soft-page-break/></text:p>
      <text:p text:style-name="P190">5월</text:p>
      <text:p text:style-name="P191">1.doi</text:p>
      <text:p text:style-name="P191">search_20200729_175057.txt</text:p>
      <text:p text:style-name="P191">videos_20200729_175632.txt +3</text:p>
      <text:p text:style-name="P191">2.redirection</text:p>
      <text:p text:style-name="P192">search_20200729_175828.txt</text:p>
      <text:p text:style-name="P192">videos_20200729_180418.txt +8</text:p>
      <text:p text:style-name="P188"/>
      <text:p text:style-name="P193">시발 라벨링 다날렸다!!!!</text:p>
      <text:p text:style-name="P188"/>
      <text:p text:style-name="P194">idx&lt;=134 그룹</text:p>
      <text:p text:style-name="P188"/>
      <text:p text:style-name="P220">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69">N​</text:p>
          </table:table-cell>
          <table:table-cell table:style-name="Table1.A1" office:value-type="string">
            <text:p text:style-name="P469">%​</text:p>
          </table:table-cell>
          <table:table-cell table:style-name="Table1.A1" office:value-type="string">
            <text:p text:style-name="P469">Engagement​</text:p>
          </table:table-cell>
          <table:table-cell table:style-name="Table1.A1" office:value-type="string">
            <text:p text:style-name="P469">Group By​</text:p>
          </table:table-cell>
        </table:table-row>
        <table:table-row>
          <table:table-cell table:style-name="Table1.A1" office:value-type="string">
            <text:p text:style-name="P469">11​</text:p>
          </table:table-cell>
          <table:table-cell table:style-name="Table1.A1" office:value-type="string">
            <text:p text:style-name="P469">8.2​</text:p>
          </table:table-cell>
          <table:table-cell table:style-name="Table1.A1" office:value-type="string">
            <text:p text:style-name="P469">paper_explanation​</text:p>
          </table:table-cell>
          <table:table-cell table:style-name="Table1.A1" office:value-type="string">
            <text:p text:style-name="P469">paper_explanation​</text:p>
          </table:table-cell>
        </table:table-row>
        <table:table-row>
          <table:table-cell table:style-name="Table1.A1" office:value-type="string">
            <text:p text:style-name="P469">1​</text:p>
          </table:table-cell>
          <table:table-cell table:style-name="Table1.A1" office:value-type="string">
            <text:p text:style-name="P469">0.7​</text:p>
          </table:table-cell>
          <table:table-cell table:style-name="Table1.A1" office:value-type="string">
            <text:p text:style-name="P469">paper_linked_supplementary​</text:p>
          </table:table-cell>
          <table:table-cell table:style-name="Table1.A1" table:number-rows-spanned="2" office:value-type="string">
            <text:p text:style-name="P469">paper_supplementary​</text:p>
          </table:table-cell>
        </table:table-row>
        <table:table-row>
          <table:table-cell table:style-name="Table1.A1" office:value-type="string">
            <text:p text:style-name="P469">30​</text:p>
          </table:table-cell>
          <table:table-cell table:style-name="Table1.A1" office:value-type="string">
            <text:p text:style-name="P469">22.4​</text:p>
          </table:table-cell>
          <table:table-cell table:style-name="Table1.A1" office:value-type="string">
            <text:p text:style-name="P469">paper_supplementary​</text:p>
          </table:table-cell>
          <table:covered-table-cell/>
        </table:table-row>
        <table:table-row>
          <table:table-cell table:style-name="Table1.A1" office:value-type="string">
            <text:p text:style-name="P469">1​</text:p>
          </table:table-cell>
          <table:table-cell table:style-name="Table1.A1" office:value-type="string">
            <text:p text:style-name="P469">0.7​</text:p>
          </table:table-cell>
          <table:table-cell table:style-name="Table1.A1" office:value-type="string">
            <text:p text:style-name="P469">paper_application​</text:p>
          </table:table-cell>
          <table:table-cell table:style-name="Table1.A1" table:number-rows-spanned="2" office:value-type="string">
            <text:p text:style-name="P469">paper_assessment​</text:p>
          </table:table-cell>
        </table:table-row>
        <table:table-row>
          <table:table-cell table:style-name="Table1.A1" office:value-type="string">
            <text:p text:style-name="P469">3​</text:p>
          </table:table-cell>
          <table:table-cell table:style-name="Table1.A1" office:value-type="string">
            <text:p text:style-name="P469">2.<text:span text:style-name="T96">2</text:span>​</text:p>
          </table:table-cell>
          <table:table-cell table:style-name="Table1.A1" office:value-type="string">
            <text:p text:style-name="P469">paper_assessment​</text:p>
          </table:table-cell>
          <table:covered-table-cell/>
        </table:table-row>
        <table:table-row>
          <table:table-cell table:style-name="Table1.A1" office:value-type="string">
            <text:p text:style-name="P469">88​</text:p>
          </table:table-cell>
          <table:table-cell table:style-name="Table1.A1" office:value-type="string">
            <text:p text:style-name="P469">65.7​</text:p>
          </table:table-cell>
          <table:table-cell table:style-name="Table1.A1" office:value-type="string">
            <text:p text:style-name="P469">paper_reference​</text:p>
          </table:table-cell>
          <table:table-cell table:style-name="Table1.A1" office:value-type="string">
            <text:p text:style-name="P469">paper_reference​</text:p>
          </table:table-cell>
        </table:table-row>
      </table:table>
      <text:p text:style-name="P188"/>
      <text:p text:style-name="P195"/>
      <text:p text:style-name="P197">2페이지:arXiv비교</text:p>
      <text:p text:style-name="P197">arxiv 설명비디오가 압도적으로 높다.→ 논문 자체에 관심을 가지고 (제대로 읽고) 제작하는 사람이 많다.</text:p>
      <text:p text:style-name="P197"/>
      <text:p text:style-name="P197"><text:span text:style-name="T99">과거엔 비디오 커뮤니케이션 비인기 + (</text:span>최근 논문에만 관심이 높다. 옛날 논문엔 관심<text:span text:style-name="T99">x)</text:span></text:p>
      <text:p text:style-name="P195"/>
      <text:p text:style-name="P195"><text:span text:style-name="T98">3</text:span>페이지: 경과년수과 뷰, 라이크</text:p>
      <text:list xml:id="list518429449818371627" text:style-name="L50">
        <text:list-item>
          <text:p text:style-name="P589">y값: 대체로 0주변, 과학채널의 reference 비디오에 한해서 높은 케이스</text:p>
        </text:list-item>
        <text:list-item>
          <text:p text:style-name="P589">x값:</text:p>
          <text:list>
            <text:list-item>
              <text:p text:style-name="P589">reference: 전체적으로 꾸준히</text:p>
            </text:list-item>
            <text:list-item>
              <text:p text:style-name="P589">supplementary: 당연히 논문 발표 즈음에 공개</text:p>
            </text:list-item>
            <text:list-item>
              <text:p text:style-name="P589">explanation, assessment: 3년 즈음부터 공개</text:p>
            </text:list-item>
          </text:list>
        </text:list-item>
        <text:list-item>
          <text:p text:style-name="P589"/>
        </text:list-item>
      </text:list>
      <text:p text:style-name="P195"/>
      <text:p text:style-name="P195"><text:span text:style-name="T98">4</text:span>페이지: 스케일</text:p>
      <text:list xml:id="list552984392269044622" text:style-name="L51">
        <text:list-item>
          <text:p text:style-name="P590">대체로 플랫</text:p>
        </text:list-item>
        <text:list-item>
          <text:p text:style-name="P590"><text:span text:style-name="T8">6년이 지난 시점에서도 참고문헌으로 인용되는 비디오: 성장률이 매우 빠름</text:span> 스케일때문에 그렇게 보일뿐</text:p>
        </text:list-item>
        <text:list-item>
          <text:p text:style-name="P590">최신 동영상에서 </text:p>
        </text:list-item>
      </text:list>
      <text:p text:style-name="P195"/>
      <text:p text:style-name="P196"><text:span text:style-name="T98">5</text:span>페이지: Like/dislike ratio</text:p>
      <text:p text:style-name="P196">reference: </text:p>
      <text:p text:style-name="P180">炎上：페미니즘 옹호 영상에 인용되는 케이스</text:p>
      <text:p text:style-name="P420">인기 채널: 과학채널, 유사과학(?<text:span text:style-name="T96">)</text:span></text:p>
      <text:p text:style-name="P420"/>
      <text:p text:style-name="P421">assessment: 바이오인포마틱스 연구원에 의한 전문 리뷰</text:p>
      <text:list xml:id="list164251385986841" text:continue-list="list5885514106837367748" text:style-name="L46">
        <text:list-item>
          <text:p text:style-name="P614">assessment</text:p>
          <text:list>
            <text:list-item>
              <text:p text:style-name="P616">OuGtd8nhm6Y, xRuZDG0QgH8 : 훗날 자세히 언급되는 케이스</text:p>
            </text:list-item>
          </text:list>
        </text:list-item>
        <text:list-item>
          <text:p text:style-name="P614">reference</text:p>
          <text:list>
            <text:list-item>
              <text:p text:style-name="P614"><text:soft-page-break/>AO6NkJcfYNc, <text:span text:style-name="T79">Xx0SsffdMBw: 전문가?</text:span></text:p>
            </text:list-item>
            <text:list-item>
              <text:p text:style-name="P618">bTUvI-a8uGA, AgIG22l5oOM: 유사과학? 음모론?</text:p>
            </text:list-item>
            <text:list-item>
              <text:p text:style-name="P592"><text:span text:style-name="T78">5tkLCzvD3uo, </text:span>cjRK1KK3nA8: 과학채널</text:p>
            </text:list-item>
          </text:list>
        </text:list-item>
      </text:list>
      <text:p text:style-name="P195"/>
      <text:p text:style-name="P195">향후:</text:p>
      <text:p text:style-name="P195">논문 메트릭 동향과 연관시키기</text:p>
      <text:list xml:id="list5366192221948181659" text:style-name="L52">
        <text:list-item>
          <text:p text:style-name="P593">altmetric</text:p>
          <text:list>
            <text:list-item>
              <text:p text:style-name="P591"><text:span text:style-name="T97">(</text:span>논문 레벨<text:span text:style-name="T97">)비디오 활동과 트윗 활동</text:span></text:p>
            </text:list-item>
            <text:list-item>
              <text:p text:style-name="P593">(분야 레벨)</text:p>
            </text:list-item>
          </text:list>
        </text:list-item>
      </text:list>
      <text:p text:style-name="P198"/>
      <text:p text:style-name="P199"/>
      <text:p text:style-name="P199">로그 축</text:p>
      <text:p text:style-name="P199">최근 논문에 대해서 비디오 수가 많으면 비디오 커뮤니케이션의 활성화 증거</text:p>
      <text:p text:style-name="P199">→ (중요해진다)</text:p>
      <text:p text:style-name="P199">→ 어떤식으로 이루어지고있는가</text:p>
      <text:p text:style-name="P199">→ (알았다)</text:p>
      <text:p text:style-name="P199">→ 리서치 커뮤니케이션의 의의에 반하는 활동이 있음을 알았다</text:p>
      <text:p text:style-name="P199">→ 예를 들면 비디오 / 채널 지표를 제안</text:p>
      <text:p text:style-name="P199"/>
      <text:p text:style-name="P422"><text:span text:style-name="T67">뷰카운트로 박스플롯: 어떤 종류의 비디오가 </text:span><text:span text:style-name="T69">み</text:span><text:span text:style-name="T68">られやすいか？</text:span></text:p>
      <text:p text:style-name="P200">(라이크/뷰, 디스라이크/뷰 …)</text:p>
      <text:p text:style-name="P200">그 후에 라이크,디스라이크 액션이 이어진다.</text:p>
      <text:p text:style-name="P200"/>
      <text:p text:style-name="P422"><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200"/>
      <text:p text:style-name="P221">200731</text:p>
      <text:p text:style-name="P201"/>
      <text:p text:style-name="P201">6월</text:p>
      <text:p text:style-name="P201">1.doi</text:p>
      <text:p text:style-name="P201">search_20200731_174417.txt</text:p>
      <text:p text:style-name="P203">videos_20200731_175054.txt +18</text:p>
      <text:p text:style-name="P203">2.redirection</text:p>
      <text:p text:style-name="P204">search_20200731_183739.txt</text:p>
      <text:p text:style-name="P205">videos_20200731_195218.txt +5</text:p>
      <text:p text:style-name="P205"/>
      <text:p text:style-name="P208">comp: idx &lt;= 143</text:p>
      <text:p text:style-name="P209">life+earth: 나머지</text:p>
      <text:p text:style-name="P205"/>
      <text:p text:style-name="P222">200802</text:p>
      <text:p text:style-name="P202"/>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427">테마</text:p>
          </table:table-cell>
          <table:table-cell table:style-name="Table2.A1" office:value-type="string">
            <text:p text:style-name="P427">Scopus subject area</text:p>
          </table:table-cell>
          <table:table-cell table:style-name="Table2.A1" office:value-type="string">
            <text:p text:style-name="P430">필터</text:p>
          </table:table-cell>
          <table:table-cell table:style-name="Table2.A1" office:value-type="string">
            <text:p text:style-name="P430">list</text:p>
          </table:table-cell>
          <table:table-cell table:style-name="Table2.E1" office:value-type="string">
            <text:p text:style-name="P438">파일</text:p>
          </table:table-cell>
        </table:table-row>
        <table:table-row>
          <table:table-cell table:style-name="Table2.A2" office:value-type="string">
            <text:p text:style-name="P427">Life<text:span text:style-name="T87">+Earth</text:span></text:p>
          </table:table-cell>
          <table:table-cell table:style-name="Table2.A2" office:value-type="string">
            <text:p text:style-name="P114">Environmental + Earth and Planetary + Agricultural and Biological</text:p>
          </table:table-cell>
          <table:table-cell table:style-name="Table2.A2" office:value-type="string">
            <text:p text:style-name="P435">Journals<text:span text:style-name="T101">+Conference Proceedings</text:span></text:p>
          </table:table-cell>
          <table:table-cell table:style-name="Table2.A2" office:value-type="string">
            <text:p text:style-name="P439">1000/5734</text:p>
          </table:table-cell>
          <table:table-cell table:style-name="Table2.E2" office:value-type="string">
            <text:p text:style-name="P431">source-results-<text:span text:style-name="T115">life</text:span>-citescore-201<text:span text:style-name="T101">8</text:span>.xlsx</text:p>
          </table:table-cell>
        </table:table-row>
        <table:table-row>
          <table:table-cell table:style-name="Table2.A2" office:value-type="string">
            <text:p text:style-name="P430">Math &amp; Computer Science</text:p>
          </table:table-cell>
          <table:table-cell table:style-name="Table2.A2" office:value-type="string">
            <text:p text:style-name="P119">Computer Science + Mathmatics</text:p>
          </table:table-cell>
          <table:table-cell table:style-name="Table2.A2" office:value-type="string">
            <text:p text:style-name="P434">Journals<text:span text:style-name="T101">+Conference Proceedings</text:span></text:p>
          </table:table-cell>
          <table:table-cell table:style-name="Table2.A2" office:value-type="string">
            <text:p text:style-name="P430">1000/<text:span text:style-name="T101">3427</text:span></text:p>
          </table:table-cell>
          <table:table-cell table:style-name="Table2.E2" office:value-type="string">
            <text:p text:style-name="P430">source-results-math_cs-citescore-201<text:span text:style-name="T101">8</text:span>.xls<text:span text:style-name="T128">x</text:span></text:p>
          </table:table-cell>
        </table:table-row>
        <text:soft-page-break/>
        <table:table-row>
          <table:table-cell table:style-name="Table2.A2" office:value-type="string">
            <text:p text:style-name="P442">Social Science + Humanities</text:p>
          </table:table-cell>
          <table:table-cell table:style-name="Table2.A2" office:value-type="string">
            <text:p text:style-name="P424">Arts and Humanities + Social Sciences</text:p>
          </table:table-cell>
          <table:table-cell table:style-name="Table2.A2" office:value-type="string">
            <text:p text:style-name="P442">J + CP</text:p>
          </table:table-cell>
          <table:table-cell table:style-name="Table2.A2" office:value-type="string">
            <text:p text:style-name="P442">1000/9322</text:p>
          </table:table-cell>
          <table:table-cell table:style-name="Table2.E2" office:value-type="string">
            <text:p text:style-name="P442">source-results-soc_hum-citescore-2018.xlsx</text:p>
          </table:table-cell>
        </table:table-row>
      </table:table>
      <text:p text:style-name="P202"/>
      <text:p text:style-name="P206">상위5%: 171개 중</text:p>
      <text:p text:style-name="P207">ISSN없음:15개</text:p>
      <text:p text:style-name="P207"/>
      <text:p text:style-name="P227">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7">→<text:span text:style-name="T103"> 2602건. 둘로 나눠서 하자.</text:span></text:p>
      <text:p text:style-name="P207"/>
      <text:p text:style-name="P228">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8">→<text:span text:style-name="T104"> 753건</text:span></text:p>
      <text:p text:style-name="P228"/>
      <text:p text:style-name="P228">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text:span><text:soft-page-break/><text:span text:style-name="T56">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8">→<text:span text:style-name="T104"> 1849</text:span><text:span text:style-name="T102">건</text:span></text:p>
      <text:p text:style-name="P234"/>
      <text:p text:style-name="P235">cs+math 2019</text:p>
      <text:p text:style-name="P238">1월</text:p>
      <text:p text:style-name="P235">1. doi</text:p>
      <text:p text:style-name="P235">search_20200802_150832.txt</text:p>
      <text:p text:style-name="P236">videos_20200802_155628.txt +6</text:p>
      <text:p text:style-name="P236">2.redirection</text:p>
      <text:p text:style-name="P237">search_20200802_155832.txt</text:p>
      <text:p text:style-name="P240">videos_20200802_162522.txt +9</text:p>
      <text:p text:style-name="P240"/>
      <text:p text:style-name="P372">200803</text:p>
      <text:p text:style-name="P241"/>
      <text:p text:style-name="P245"><text:span text:style-name="T106">수정: </text:span><text:span text:style-name="T105">update_videos_by_list_videos()</text:span> in <text:span text:style-name="T105">main.py</text:span> </text:p>
      <text:p text:style-name="P245">→ 복수의 idx_paper 포함하는 비디오는 paper별로 row생성.</text:p>
      <text:p text:style-name="P245"/>
      <text:p text:style-name="P246">2014 비디오엔 복수의 paper를 참조하는 row 없음</text:p>
      <text:p text:style-name="P246">(select * from scopus_videos_2014 where match(idx_paper) against (','))</text:p>
      <text:p text:style-name="P241"/>
      <text:p text:style-name="P241">2월</text:p>
      <text:p text:style-name="P241">1.doi</text:p>
      <text:p text:style-name="P242">search_20200803_161143.txt</text:p>
      <text:p text:style-name="P243">videos_20200803_162600.txt +0</text:p>
      <text:p text:style-name="P243">2.redirection</text:p>
      <text:p text:style-name="P244">search_20200803_165644.txt</text:p>
      <text:p text:style-name="P244">videos_20200803_170634.txt +15</text:p>
      <text:p text:style-name="P250"/>
      <text:p text:style-name="P373">200804</text:p>
      <text:p text:style-name="P247">3월</text:p>
      <text:p text:style-name="P248">1.doi</text:p>
      <text:p text:style-name="P248">search_20200804_162247.txt</text:p>
      <text:p text:style-name="P248">videos_20200804_163010.txt +11</text:p>
      <text:p text:style-name="P248">2.redirection</text:p>
      <text:p text:style-name="P249">search_20200804_163216.txt</text:p>
      <text:p text:style-name="P249">videos_20200804_164026.txt +5</text:p>
      <text:p text:style-name="P249"/>
      <text:p text:style-name="P249"/>
      <text:p text:style-name="P374">200805</text:p>
      <text:p text:style-name="P252">비디오 메트릭 분석</text:p>
      <text:list xml:id="list7872198479844818126" text:style-name="L53">
        <text:list-item>
          <text:p text:style-name="P594">히트맵</text:p>
        </text:list-item>
      </text:list>
      <text:p text:style-name="P252"/>
      <text:p text:style-name="P252">추가 분석</text:p>
      <text:list xml:id="list5636345484803598233" text:style-name="L54">
        <text:list-item>
          <text:p text:style-name="P595">저널: 특정 분야에 대해 비디오가 많은가?</text:p>
          <text:list>
            <text:list-item>
              <text:p text:style-name="P595">대분야 아래의 소분야</text:p>
            </text:list-item>
            <text:list-item>
              <text:p text:style-name="P595">비디오→ 저널 조인 후 저널의 소분야 획득</text:p>
            </text:list-item>
          </text:list>
        </text:list-item>
        <text:list-item>
          <text:p text:style-name="P595">논문: 비디오 유뮤 그룹의 피인용수</text:p>
          <text:list>
            <text:list-item>
              <text:p text:style-name="P595">비디오 유: content 그룹화 후 분석</text:p>
            </text:list-item>
          </text:list>
        </text:list-item>
      </text:list>
      <text:p text:style-name="P251"/>
      <text:p text:style-name="P253"><text:soft-page-break/>column name 획득:</text:p>
      <text:p text:style-name="P253">SELECT `COLUMN_NAME` FROM `INFORMATION_SCHEMA`.`COLUMNS` WHERE `TABLE_SCHEMA`='ytcrawl0' AND `TABLE_NAME`='scopus_videos_2014'</text:p>
      <text:p text:style-name="P251"/>
      <text:p text:style-name="P251">4월</text:p>
      <text:p text:style-name="P251">1.doi</text:p>
      <text:p text:style-name="P254">search_20200805_164635.txt</text:p>
      <text:p text:style-name="P254">videos_20200805_165631.txt +7</text:p>
      <text:p text:style-name="P255">2.redirection</text:p>
      <text:p text:style-name="P256">search_20200805_175023.txt</text:p>
      <text:p text:style-name="P256">videos_20200805_180834.txt +3</text:p>
      <text:p text:style-name="P258">GCP: APIkey, API enable필요</text:p>
      <text:p text:style-name="P258"/>
      <text:p text:style-name="P378">200805</text:p>
      <text:p text:style-name="P239"/>
      <text:p text:style-name="P239"/>
      <text:p text:style-name="P375">200806 <text:span text:style-name="T109">mentorochi</text:span></text:p>
      <text:p text:style-name="P259">1.논문 해설 비디오에 dislike붙이는 경우는?</text:p>
      <text:p text:style-name="P259">2.일반 비디오에 비해서 dislike보다는 like이 붙기 쉬운 경향이 보인 것 아닌가?</text:p>
      <text:p text:style-name="P234">→ 리서치 퀘스천 방향성에 맞게 해석</text:p>
      <text:p text:style-name="P234"/>
      <text:p text:style-name="P234">과제감</text:p>
      <text:p text:style-name="P234">1.논문 이해 확산</text:p>
      <text:p text:style-name="P234">2.비디오 공개 목적에 룰이 없다</text:p>
      <text:p text:style-name="P234">3.전문가에 의한 비디오 별로 인기가 없다</text:p>
      <text:p text:style-name="P234"/>
      <text:p text:style-name="P234">의의가 있다!→ 의의엔 어떤게 있지? 여러 측면의 의의<text:span text:style-name="T108">ex.일반인에게(알트메트릭스)/전문가에게(피인용수)/...</text:span></text:p>
      <text:p text:style-name="P376">의의에 대해서 구체적으로 생각해두는게 중요</text:p>
      <text:p text:style-name="P234"/>
      <text:p text:style-name="P377">200807</text:p>
      <text:p text:style-name="P257">5월</text:p>
      <text:p text:style-name="P257">1.doi</text:p>
      <text:p text:style-name="P260">search_20200807_114451.txt</text:p>
      <text:p text:style-name="P261">videos_20200807_115422.txt +10</text:p>
      <text:p text:style-name="P262">2.redirection</text:p>
      <text:p text:style-name="P263">search_20200807_115917.txt</text:p>
      <text:p text:style-name="P263">videos_20200807_120657.txt +1</text:p>
      <text:p text:style-name="P263"/>
      <text:p text:style-name="P263">6월</text:p>
      <text:p text:style-name="P263">1.doi</text:p>
      <text:p text:style-name="P264">search_20200807_121054.txt</text:p>
      <text:p text:style-name="P265">videos_20200807_121942.txt +11</text:p>
      <text:p text:style-name="P234"/>
      <text:p text:style-name="P379">200808</text:p>
      <text:p text:style-name="P266">17년도 math에 대해서도 해보자</text:p>
      <text:p text:style-name="P266">소스: comp+math,2016metric,journal+conference → 3427건</text:p>
      <text:p text:style-name="P266">5%→ 171.35 → 171건 → na:3건 제거→ 168건</text:p>
      <text:p text:style-name="P266"/>
      <text:p text:style-name="P230"><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text:soft-page-break/>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4"/>
      <text:p text:style-name="P267">1월</text:p>
      <text:p text:style-name="P267">1.doi</text:p>
      <text:p text:style-name="P267">search_20200808_195132.txt</text:p>
      <text:p text:style-name="P267">videos_20200808_195749.txt +22</text:p>
      <text:p text:style-name="P267"/>
      <text:p text:style-name="P267">2월</text:p>
      <text:p text:style-name="P267">1.doi</text:p>
      <text:p text:style-name="P268">search_20200808_200920.txt</text:p>
      <text:p text:style-name="P268">videos_20200808_202849.txt <text:span text:style-name="T111">+16</text:span></text:p>
      <text:p text:style-name="P268"/>
      <text:p text:style-name="P269">3월</text:p>
      <text:p text:style-name="P269">1.doi</text:p>
      <text:p text:style-name="P270">search_20200808_203230.txt</text:p>
      <text:p text:style-name="P270">videos_20200808_204832.txt +17</text:p>
      <text:p text:style-name="P270"/>
      <text:p text:style-name="P270">아… search 쿼리 당 1페이지만 비디오 검색중이었음… 하…</text:p>
      <text:p text:style-name="P270">수정 완료…</text:p>
      <text:p text:style-name="P270"/>
      <text:p text:style-name="P380">200809</text:p>
      <text:p text:style-name="P271"><text:span text:style-name="T105">main.py</text:span> search_by_domains()</text:p>
      <text:p text:style-name="P271">문제는 나중에 추가된 도메인에 대해 비디오 아이디를 어떤 식으로 확보할 것이냐.</text:p>
      <text:p text:style-name="P271">→ 추가된 도메인을 따로 보관해야 하나?</text:p>
      <text:p text:style-name="P271">→ 도메인이 추가된 시점을 보관해두자.</text:p>
      <text:p text:style-name="P271"/>
      <text:p text:style-name="P272">130701-130710</text:p>
      <text:p text:style-name="P273">search_20200809_165430.txt</text:p>
      <text:p text:style-name="P272">130710-130721</text:p>
      <text:p text:style-name="P272">search_20200809_172138.txt</text:p>
      <text:p text:style-name="P273"/>
      <text:p text:style-name="P274">1701 redirection 처리 완료</text:p>
      <text:p text:style-name="P274"/>
      <text:p text:style-name="P381">200810</text:p>
      <text:p text:style-name="P275">4월</text:p>
      <text:p text:style-name="P275">1.doi</text:p>
      <text:p text:style-name="P275">search_20200810_104358.txt</text:p>
      <text:p text:style-name="P275">videos_20200810_105151.txt +17</text:p>
      <text:p text:style-name="P275"><text:soft-page-break/></text:p>
      <text:p text:style-name="P275">5월</text:p>
      <text:p text:style-name="P275">1.doi</text:p>
      <text:p text:style-name="P412">search_20200810_105326.txt</text:p>
      <text:p text:style-name="P412">videos_20200810_105931.txt</text:p>
      <text:p text:style-name="P276">search_20200810_111517.txt</text:p>
      <text:p text:style-name="P276">videos_20200810_112716.txt +1</text:p>
      <text:p text:style-name="P276"/>
      <text:p text:style-name="P276">6월</text:p>
      <text:p text:style-name="P277">1.doi</text:p>
      <text:p text:style-name="P277">search_20200810_112813.txt</text:p>
      <text:p text:style-name="P277">videos_20200810_114305.txt <text:span text:style-name="T112">+2</text:span></text:p>
      <text:p text:style-name="P275"/>
      <text:p text:style-name="P382">200811</text:p>
      <text:p text:style-name="P313">비디오 유무 그룹의 피인용수</text:p>
      <text:p text:style-name="P313">1. 논문에 출판 연월 등록</text:p>
      <text:p text:style-name="P313">2. <text:line-break/>비디오는</text:p>
      <text:list xml:id="list1426268818732594956" text:style-name="L55">
        <text:list-item>
          <text:p text:style-name="P602">현재까지의 모든 비디오?</text:p>
        </text:list-item>
        <text:list-item>
          <text:p text:style-name="P602">논문 발행 후 일정 기간 이내 비디오?(1년?)</text:p>
        </text:list-item>
      </text:list>
      <text:p text:style-name="P312"/>
      <text:p text:style-name="P314">200811.ipynb</text:p>
      <text:p text:style-name="P314">피인용 존재하는 논문<text:span text:style-name="T113">(dropna)</text:span></text:p>
      <text:list xml:id="list7912204108881037645" text:style-name="L56">
        <text:list-item>
          <text:p text:style-name="P603">2019comp 전체 / 비디오 유 그룹 비교</text:p>
          <text:list>
            <text:list-item>
              <text:p text:style-name="P603">t-test에서 p=0.202 → 유의하지 않음</text:p>
            </text:list-item>
          </text:list>
        </text:list-item>
        <text:list-item>
          <text:p text:style-name="P603">2014comp 전체 / 비디오 유 그룹 비교</text:p>
          <text:list>
            <text:list-item>
              <text:p text:style-name="P620"><text:span text:style-name="T72">t-</text:span><text:span text:style-name="T71">test에서 p=0.003 → 유의함</text:span></text:p>
            </text:list-item>
          </text:list>
        </text:list-item>
      </text:list>
      <text:p text:style-name="P314">→ 약 1년 정도 경과의 논문에 대해서 비디오의 피인용수에 대한 영향력은 미미하나, 시간이 지날수록 유의한 영향력을 보인다?</text:p>
      <text:list xml:id="list164252184596630" text:continue-numbering="true" text:style-name="L56">
        <text:list-header>
          <text:p text:style-name="P604"/>
        </text:list-header>
        <text:list-item>
          <text:p text:style-name="P604">2019comp 비디오 무 / 비디오 유 그룹 비교</text:p>
          <text:list>
            <text:list-item>
              <text:p text:style-name="P621"><text:span text:style-name="T71">t-test에서 p=0.</text:span><text:span text:style-name="T73">199</text:span><text:span text:style-name="T71"> → 유의하지 않음</text:span></text:p>
            </text:list-item>
          </text:list>
        </text:list-item>
        <text:list-item>
          <text:p text:style-name="P604">2014comp 비디오 무 / 비디오 유 그룹 비교</text:p>
          <text:list>
            <text:list-item>
              <text:p text:style-name="P621"><text:span text:style-name="T71">t-test에서 p=0.00</text:span><text:span text:style-name="T73">2</text:span><text:span text:style-name="T71"> → 유의함</text:span></text:p>
            </text:list-item>
          </text:list>
        </text:list-item>
      </text:list>
      <text:p text:style-name="P423"><text:span text:style-name="T72">→</text:span><text:span text:style-name="T73"> 2019년에 대해선, 비디오의 영향력은 미미</text:span></text:p>
      <text:p text:style-name="P278"/>
      <text:p text:style-name="P383">200812</text:p>
      <text:p text:style-name="P285">1701-1706 comp redirection처리 완료</text:p>
      <text:p text:style-name="P285"/>
      <text:p text:style-name="P281">1월</text:p>
      <text:p text:style-name="P279">2.<text:span text:style-name="T114">redirection</text:span></text:p>
      <text:p text:style-name="P282">search_20200812_154734.txt</text:p>
      <text:p text:style-name="P282">videos_20200812_155751.txt +8</text:p>
      <text:p text:style-name="P282"/>
      <text:p text:style-name="P282">2월</text:p>
      <text:p text:style-name="P282">2.redirection</text:p>
      <text:p text:style-name="P282">search_20200812_160147.txt</text:p>
      <text:p text:style-name="P282">videos_20200812_161325.txt +2</text:p>
      <text:p text:style-name="P282"/>
      <text:p text:style-name="P282">3월 </text:p>
      <text:p text:style-name="P282">2.redirection</text:p>
      <text:p text:style-name="P282">search_20200812_161431.txt</text:p>
      <text:p text:style-name="P282">videos_20200812_162307.txt +7</text:p>
      <text:p text:style-name="P282"/>
      <text:p text:style-name="P282">4월</text:p>
      <text:p text:style-name="P282">2.redirection</text:p>
      <text:p text:style-name="P283">search_20200812_162354.txt</text:p>
      <text:p text:style-name="P283"><text:soft-page-break/>videos_20200812_163405.txt +8</text:p>
      <text:p text:style-name="P283"/>
      <text:p text:style-name="P283">5월</text:p>
      <text:p text:style-name="P283">2.redirection</text:p>
      <text:p text:style-name="P284">search_20200812_163518.txt</text:p>
      <text:p text:style-name="P284">videos_20200812_164230.txt +8</text:p>
      <text:p text:style-name="P280"/>
      <text:p text:style-name="P384">200814</text:p>
      <text:p text:style-name="P286">altmetric확인</text:p>
      <text:p text:style-name="P286">-redirection에서 가능</text:p>
      <text:list xml:id="list752527797360506836" text:style-name="L57">
        <text:list-item>
          <text:p text:style-name="P596">academic.oup.com/bib/article/</text:p>
        </text:list-item>
        <text:list-item>
          <text:p text:style-name="P596">academic.oup.com/bioinformatics/article/</text:p>
        </text:list-item>
        <text:list-item>
          <text:p text:style-name="P596">annals.math.princeton.edu/</text:p>
        </text:list-item>
        <text:list-item>
          <text:p text:style-name="P596">biologydirect.biomedcentral.com/articles/</text:p>
        </text:list-item>
        <text:list-item>
          <text:p text:style-name="P596">bmcbioinformatics.biomedcentral.com/articles/</text:p>
        </text:list-item>
        <text:list-item>
          <text:p text:style-name="P596">cambridge.org/core/journals/</text:p>
        </text:list-item>
        <text:list-item>
          <text:p text:style-name="P596">content.iospress.com/articles/</text:p>
        </text:list-item>
        <text:list-item>
          <text:p text:style-name="P596">gmd.copernicus.org/articles/</text:p>
        </text:list-item>
        <text:list-item>
          <text:p text:style-name="P598">journals.plos.org/ploscompbiol/article?id=</text:p>
        </text:list-item>
        <text:list-item>
          <text:p text:style-name="P600">journals.sagepub.com/doi/</text:p>
        </text:list-item>
        <text:list-item>
          <text:p text:style-name="P600">link.springer.com/article/</text:p>
        </text:list-item>
        <text:list-item>
          <text:p text:style-name="P600">nature.com/articles/</text:p>
        </text:list-item>
        <text:list-item>
          <text:p text:style-name="P600">onlinelibrary.wiley.com/doi/abs/</text:p>
        </text:list-item>
        <text:list-item>
          <text:p text:style-name="P600">projecteuclid.org/</text:p>
        </text:list-item>
        <text:list-item>
          <text:p text:style-name="P600">pubs.acs.org/doi/</text:p>
        </text:list-item>
        <text:list-item>
          <text:p text:style-name="P600">pubsonline.informs.org/doi/abs/</text:p>
        </text:list-item>
      </text:list>
      <text:p text:style-name="P286">-redirection에서 altmetric it 불가, 미지원</text:p>
      <text:list xml:id="list4577955276599861764" text:style-name="L58">
        <text:list-item>
          <text:p text:style-name="P597">dl.acm.org/doi/</text:p>
        </text:list-item>
        <text:list-item>
          <text:p text:style-name="P599">ieeexplore.ieee.org/document/</text:p>
        </text:list-item>
        <text:list-item>
          <text:p text:style-name="P599">inderscience.com/offer.php?id=</text:p>
        </text:list-item>
        <text:list-item>
          <text:p text:style-name="P601">misq.org/</text:p>
        </text:list-item>
        <text:list-item>
          <text:p text:style-name="P601"/>
        </text:list-item>
        <text:list-item>
          <text:p text:style-name="P601"/>
        </text:list-item>
      </text:list>
      <text:p text:style-name="P280"/>
      <text:p text:style-name="P385">200814</text:p>
      <text:p text:style-name="P287">5월</text:p>
      <text:p text:style-name="P287">1.doi</text:p>
      <text:p text:style-name="P414">search_20200814_194945.txt</text:p>
      <text:p text:style-name="P287">videos_20200814_200126.txt +11</text:p>
      <text:p text:style-name="P279"/>
      <text:p text:style-name="P287">6월</text:p>
      <text:p text:style-name="P287">1.doi</text:p>
      <text:p text:style-name="P288">search_20200814_200411.txt</text:p>
      <text:p text:style-name="P288">videos_20200814_201126.txt +9</text:p>
      <text:p text:style-name="P288"/>
      <text:p text:style-name="P386">200816</text:p>
      <text:p text:style-name="P289">2019 life 상위 5%: 287개</text:p>
      <text:p text:style-name="P289">nan 2개 → 285개</text:p>
      <text:p text:style-name="P289">140개씩 나눠서 검색</text:p>
      <text:p text:style-name="P289"/>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text:soft-page-break/>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3">:4036건 → 상위 60개</text:p>
      <text:p text:style-name="P233"/>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3">:<text:span text:style-name="T119">1240건</text:span></text:p>
      <text:p text:style-name="P233"/>
      <text:p text:style-name="P289"/>
      <text:p text:style-name="P290">2019 life <text:span text:style-name="T120">scopus_preprocess 완료</text:span></text:p>
      <text:p text:style-name="P290"/>
      <text:p text:style-name="P290">1월</text:p>
      <text:p text:style-name="P290">1.doi</text:p>
      <text:p text:style-name="P291">search_20200816_223901.txt</text:p>
      <text:p text:style-name="P291">videos_20200816_224447.txt +13</text:p>
      <text:p text:style-name="P290">2.redirection</text:p>
      <text:p text:style-name="P292">search_20200816_224613.txt</text:p>
      <text:p text:style-name="P292">videos_20200816_225237.txt +12</text:p>
      <text:p text:style-name="P292"/>
      <text:p text:style-name="P387">200818</text:p>
      <text:p text:style-name="P293">2019 comp 6월</text:p>
      <text:p text:style-name="P293">2.redirection</text:p>
      <text:p text:style-name="P295">search_20200818_124202.txt</text:p>
      <text:p text:style-name="P296">videos_20200818_125256.txt +2</text:p>
      <text:p text:style-name="P294"/>
      <text:p text:style-name="P295">2017 comp 6월</text:p>
      <text:p text:style-name="P295">2.redirection</text:p>
      <text:p text:style-name="P295">search_20200818_125458.txt</text:p>
      <text:p text:style-name="P296">videos_20200818_130503.txt +12</text:p>
      <text:p text:style-name="P288"/>
      <text:p text:style-name="P297">2019 life</text:p>
      <text:p text:style-name="P297">2월</text:p>
      <text:p text:style-name="P297">1.doi</text:p>
      <text:p text:style-name="P297">search_20200818_221835.txt</text:p>
      <text:p text:style-name="P297">videos_20200818_222435.txt +13</text:p>
      <text:p text:style-name="P297"><text:soft-page-break/>2.redirection</text:p>
      <text:p text:style-name="P297">search_20200818_222538.txt</text:p>
      <text:p text:style-name="P297">videos_20200818_223319.txt +20</text:p>
      <text:p text:style-name="P297"/>
      <text:p text:style-name="P388">200820</text:p>
      <text:p text:style-name="P298">3월</text:p>
      <text:p text:style-name="P298">1.doi</text:p>
      <text:p text:style-name="P301">search_20200820_214954.txt</text:p>
      <text:p text:style-name="P301">videos_20200820_215544.txt <text:span text:style-name="T121">+9</text:span></text:p>
      <text:p text:style-name="P298">2.redirection</text:p>
      <text:p text:style-name="P300">search_20200820_213320.txt</text:p>
      <text:p text:style-name="P301">videos_20200820_214716.txt +35</text:p>
      <text:p text:style-name="P298"/>
      <text:p text:style-name="P298">4월</text:p>
      <text:p text:style-name="P298">1.doi</text:p>
      <text:p text:style-name="P302">search_20200820_215756.txt</text:p>
      <text:p text:style-name="P302">videos_20200820_220348.txt +116 <text:span text:style-name="T122">(!)</text:span></text:p>
      <text:p text:style-name="P298">2.redirection</text:p>
      <text:p text:style-name="P303">search_20200820_220903.txt</text:p>
      <text:p text:style-name="P303">videos_20200820_222648.txt <text:span text:style-name="T123">+32</text:span></text:p>
      <text:p text:style-name="P303"/>
      <text:p text:style-name="P304">5월</text:p>
      <text:p text:style-name="P304">1.<text:span text:style-name="T124">doi</text:span></text:p>
      <text:p text:style-name="P306">search_20200822_134618.txt</text:p>
      <text:p text:style-name="P306">videos_20200822_135044.txt +19</text:p>
      <text:p text:style-name="P305">2.redirection</text:p>
      <text:p text:style-name="P307">search_20200822_135130.txt</text:p>
      <text:p text:style-name="P307">videos_20200822_135602.txt <text:span text:style-name="T125">+34</text:span></text:p>
      <text:p text:style-name="P305">6월</text:p>
      <text:p text:style-name="P305">1.doi</text:p>
      <text:p text:style-name="P308">search_20200822_135715.txt</text:p>
      <text:p text:style-name="P308">videos_20200822_140108.txt +13</text:p>
      <text:p text:style-name="P305">2.redirection</text:p>
      <text:p text:style-name="P309">search_20200822_140308.txt</text:p>
      <text:p text:style-name="P310">videos_20200822_140801.txt <text:span text:style-name="T126">+35</text:span></text:p>
      <text:p text:style-name="P303"/>
      <text:p text:style-name="P389">200824</text:p>
      <text:p text:style-name="P311">comp 2018, 2016, 2015도 모아볼까?</text:p>
      <text:p text:style-name="P311"/>
      <text:p text:style-name="P298">2018</text:p>
      <text:p text:style-name="P299"/>
      <table:table table:name="표2" table:style-name="표2">
        <table:table-column table:style-name="표2.A" table:number-columns-repeated="2"/>
        <table:table-column table:style-name="표2.C"/>
        <table:table-column table:style-name="표2.A"/>
        <table:table-column table:style-name="표2.E"/>
        <table:table-row>
          <table:table-cell table:style-name="표2.A1" office:value-type="string">
            <text:p text:style-name="P428">테마</text:p>
          </table:table-cell>
          <table:table-cell table:style-name="표2.A1" office:value-type="string">
            <text:p text:style-name="P428">Scopus subject area</text:p>
          </table:table-cell>
          <table:table-cell table:style-name="표2.A1" office:value-type="string">
            <text:p text:style-name="P432">필터</text:p>
          </table:table-cell>
          <table:table-cell table:style-name="표2.A1" office:value-type="string">
            <text:p text:style-name="P432">list</text:p>
          </table:table-cell>
          <table:table-cell table:style-name="표2.E1" office:value-type="string">
            <text:p text:style-name="P441">파일</text:p>
          </table:table-cell>
        </table:table-row>
        <table:table-row>
          <table:table-cell table:style-name="표2.A2" office:value-type="string">
            <text:p text:style-name="P428">Life<text:span text:style-name="T87">+Earth</text:span></text:p>
          </table:table-cell>
          <table:table-cell table:style-name="표2.A2" office:value-type="string">
            <text:p text:style-name="P115">Environmental + Earth and Planetary + Agricultural and Biological</text:p>
          </table:table-cell>
          <table:table-cell table:style-name="표2.A2" office:value-type="string">
            <text:p text:style-name="P436">Journals<text:span text:style-name="T101">+Conference Proceedings</text:span></text:p>
          </table:table-cell>
          <table:table-cell table:style-name="표2.A2" office:value-type="string">
            <text:p text:style-name="P440"/>
          </table:table-cell>
          <table:table-cell table:style-name="표2.E2" office:value-type="string">
            <text:p text:style-name="P432"/>
          </table:table-cell>
        </table:table-row>
        <table:table-row>
          <table:table-cell table:style-name="표2.A2" office:value-type="string">
            <text:p text:style-name="P432">Math &amp; Computer Science</text:p>
          </table:table-cell>
          <table:table-cell table:style-name="표2.A2" office:value-type="string">
            <text:p text:style-name="P120">Computer Science + Mathmatics</text:p>
          </table:table-cell>
          <table:table-cell table:style-name="표2.A2" office:value-type="string">
            <text:p text:style-name="P436">Journals<text:span text:style-name="T101">+Conference Proceedings</text:span></text:p>
          </table:table-cell>
          <table:table-cell table:style-name="표2.A2" office:value-type="string">
            <text:p text:style-name="P432">1000/<text:span text:style-name="T101">3427</text:span></text:p>
          </table:table-cell>
          <table:table-cell table:style-name="표2.E2" office:value-type="string">
            <text:p text:style-name="P432">source-results-math_cs-citescore-2017.xlsx</text:p>
          </table:table-cell>
        </table:table-row>
      </table:table>
      <text:p text:style-name="P299">소스5%→ 171건 → ISSN미존재 14건 →<text:span text:style-name="T127"> 157건</text:span></text:p>
      <text:p text:style-name="P298">문서 2195건. 반으로 나누자.</text:p>
      <text:p text:style-name="P231"/>
      <text:p text:style-name="P231"><text:span text:style-name="T110">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0920-5691 OR 1551305X OR 1551-305X OR 15540669 OR 1554-0669 OR 15672190 OR 1567-2190 OR 10535888 OR 1053-5888 OR 02767783 OR 0276-7783 OR 10636706 OR 1063-6706 OR 03600300 OR 0360-0300 OR 15361284 OR 1536-1284 OR 17444292 OR 1744-4292 OR 07338716 OR 0733-8716 OR </text:span><text:soft-page-break/><text:span text:style-name="T110">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span></text:p>
      <text:p text:style-name="P298"/>
      <text:p text:style-name="P229">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8"/>
      <text:p text:style-name="P316"/>
      <text:p text:style-name="P316">소스: 2019 soc+hum 9322건 5%→ 466건 → 공백20건 → 446건</text:p>
      <text:p text:style-name="P316"/>
      <text:p text:style-name="P232"><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text:soft-page-break/>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0022-4146 OR 00941190 OR 0094-1190 OR 14648849 OR 1464-8849 OR 15386341 OR 1538-6341 OR 09626298 OR 0962-6298 OR 01676393 OR 0167-6393 OR 02722631 OR 0272-2631 OR 13624806 OR 1362-4806 OR 14616688 OR 1461-6688)</text:p>
      <text:p text:style-name="P315">→<text:span text:style-name="T129"> 문서 436건 (적네?)</text:span></text:p>
      <text:p text:style-name="P315"/>
      <text:p text:style-name="P390">200826</text:p>
      <text:p text:style-name="P368">2018 <text:span text:style-name="T130">comp</text:span></text:p>
      <text:p text:style-name="P369">1월</text:p>
      <text:p text:style-name="P369">1.doi</text:p>
      <text:p text:style-name="P416">search_20200826_152658.txt</text:p>
      <text:p text:style-name="P415">videos_20200826_153711.txt <text:span text:style-name="T130">+10</text:span></text:p>
      <text:p text:style-name="P318">2.redirection</text:p>
      <text:p text:style-name="P319">search_20200826_154213.txt</text:p>
      <text:p text:style-name="P319">videos_20200826_155026.txt +7</text:p>
      <text:p text:style-name="P319"><text:soft-page-break/></text:p>
      <text:p text:style-name="P319">2월</text:p>
      <text:p text:style-name="P320">1.doi</text:p>
      <text:p text:style-name="P321">search_20200826_155129.txt</text:p>
      <text:p text:style-name="P321">videos_20200826_160550.txt +18</text:p>
      <text:p text:style-name="P319"/>
      <text:p text:style-name="P391">200827</text:p>
      <text:p text:style-name="P370">2.redirection</text:p>
      <text:p text:style-name="P370">search_20200827_151442.txt</text:p>
      <text:p text:style-name="P370">videos_20200827_152104.txt +3</text:p>
      <text:p text:style-name="P370"/>
      <text:p text:style-name="P370">3월</text:p>
      <text:p text:style-name="P370">1.doi</text:p>
      <text:p text:style-name="P371">search_20200827_152239.txt</text:p>
      <text:p text:style-name="P371">videos_20200827_155118.txt +13</text:p>
      <text:p text:style-name="P322">2.redirection</text:p>
      <text:p text:style-name="P323">search_20200827_155633.txt +2</text:p>
      <text:p text:style-name="P319"/>
      <text:p text:style-name="P392">200830</text:p>
      <text:p text:style-name="P324">4월</text:p>
      <text:p text:style-name="P324">1.doi</text:p>
      <text:p text:style-name="P324">search_20200830_113932.txt</text:p>
      <text:p text:style-name="P325">videos_20200830_115854.txt +25</text:p>
      <text:p text:style-name="P325">2.redirection</text:p>
      <text:p text:style-name="P325"/>
      <text:p text:style-name="P318"/>
      <text:p text:style-name="P393">200902</text:p>
      <text:p text:style-name="P317">소스: 2019 soc+hum 9322건 5%→ 466건 → 공백20건 → 446건</text:p>
      <text:p text:style-name="P315"/>
      <text:p text:style-name="P394">200904</text:p>
      <text:p text:style-name="P327">비디오 메트릭 분석</text:p>
      <text:list xml:id="list164251718978736" text:continue-list="list7872198479844818126" text:style-name="L53">
        <text:list-item>
          <text:p text:style-name="P605">카운트</text:p>
          <text:list>
            <text:list-item>
              <text:p text:style-name="P605">카운트간 히트맵 <text:span text:style-name="T131">ok</text:span></text:p>
            </text:list-item>
            <text:list-item>
              <text:p text:style-name="P605">나이에 따른 카운트 증가 양상(모델화)</text:p>
              <text:list>
                <text:list-item>
                  <text:p text:style-name="P605">비디오 레이블-비디오 나이-채널 구독자수의 함수?</text:p>
                </text:list-item>
              </text:list>
            </text:list-item>
          </text:list>
        </text:list-item>
        <text:list-item>
          <text:p text:style-name="P605">레이블</text:p>
          <text:list>
            <text:list-item>
              <text:p text:style-name="P605">컨텐츠/비주얼/음성 구성비</text:p>
            </text:list-item>
          </text:list>
        </text:list-item>
      </text:list>
      <text:p text:style-name="P327"/>
      <text:p text:style-name="P327">추가 분석</text:p>
      <text:list xml:id="list7297421605294928510" text:style-name="L59">
        <text:list-item>
          <text:p text:style-name="P606">논문</text:p>
          <text:list>
            <text:list-item>
              <text:p text:style-name="P607">비디오 언급 비율 <text:span text:style-name="T131">ok</text:span></text:p>
            </text:list-item>
            <text:list-item>
              <text:p text:style-name="P606">피인용수 <text:span text:style-name="T131">ok</text:span></text:p>
            </text:list-item>
            <text:list-item>
              <text:p text:style-name="P607">AAS <text:span text:style-name="T131">ok</text:span></text:p>
            </text:list-item>
            <text:list-item>
              <text:p text:style-name="P606"/>
            </text:list-item>
          </text:list>
        </text:list-item>
        <text:list-item>
          <text:p text:style-name="P606">저널</text:p>
          <text:list>
            <text:list-item>
              <text:p text:style-name="P606">분야별 비디오 있는 논문 비율: 비디오가 집중되는 대분야/소분야 <text:span text:style-name="T131">ok</text:span></text:p>
            </text:list-item>
            <text:list-item>
              <text:p text:style-name="P606">분야에 따른 비디오의 영향력 비교</text:p>
              <text:list>
                <text:list-item>
                  <text:p text:style-name="P606"/>
                </text:list-item>
              </text:list>
            </text:list-item>
          </text:list>
        </text:list-item>
        <text:list-item>
          <text:p text:style-name="P606"/>
        </text:list-item>
      </text:list>
      <text:p text:style-name="P326"/>
      <text:p text:style-name="P326"/>
      <text:p text:style-name="P395">200908</text:p>
      <text:p text:style-name="P328">2019 life 비디오 레이블 대상 idx 100개 추출</text:p>
      <text:p text:style-name="P328"><text:soft-page-break/>random.sample(range(0, 351), 100)</text:p>
      <text:p text:style-name="P328">[2, 3, 6, 10, 12, 17, 18, 38, 43, 50, 55, 56, 59, 67, 72, 73, <text:span text:style-name="T137">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8"/>
      <text:p text:style-name="P329">발표...하자</text:p>
      <text:p text:style-name="P329"/>
      <text:p text:style-name="P330">테이블 channels 업데이트 완료: 2014 comp, 2014 life, 2019 comp, 2019 life</text:p>
      <text:p text:style-name="P330"/>
      <text:p text:style-name="P396">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445">年度・分野</text:p>
          </table:table-cell>
          <table:table-cell table:style-name="표3.A1" office:value-type="string">
            <text:p text:style-name="P444">2019 comp</text:p>
          </table:table-cell>
          <table:table-cell table:style-name="표3.A1" office:value-type="string">
            <text:p text:style-name="P444">2017 comp</text:p>
          </table:table-cell>
          <table:table-cell table:style-name="표3.D1" office:value-type="string">
            <text:p text:style-name="P444">2014 comp</text:p>
          </table:table-cell>
        </table:table-row>
        <table:table-row>
          <table:table-cell table:style-name="표3.A2" office:value-type="string">
            <text:p text:style-name="P445">論稿数</text:p>
          </table:table-cell>
          <table:table-cell table:style-name="표3.A2" office:value-type="string">
            <text:p text:style-name="P446">14330</text:p>
          </table:table-cell>
          <table:table-cell table:style-name="표3.A2" office:value-type="string">
            <text:p text:style-name="P446">11353</text:p>
          </table:table-cell>
          <table:table-cell table:style-name="표3.D2" office:value-type="string">
            <text:p text:style-name="P446">9336</text:p>
          </table:table-cell>
        </table:table-row>
        <table:table-row>
          <table:table-cell table:style-name="표3.A2" office:value-type="string">
            <text:p text:style-name="P448">内、<text:span text:style-name="T133">AAS無し・未発見</text:span></text:p>
          </table:table-cell>
          <table:table-cell table:style-name="표3.A2" office:value-type="string">
            <text:p text:style-name="P446">1273(8.9%)</text:p>
          </table:table-cell>
          <table:table-cell table:style-name="표3.A2" office:value-type="string">
            <text:p text:style-name="P446">384(3.4%)</text:p>
          </table:table-cell>
          <table:table-cell table:style-name="표3.D2" office:value-type="string">
            <text:p text:style-name="P446">31<text:span text:style-name="T132">4</text:span>(3.4%)</text:p>
          </table:table-cell>
        </table:table-row>
        <table:table-row>
          <table:table-cell table:style-name="표3.A2" office:value-type="string">
            <text:p text:style-name="P445">対象論稿数</text:p>
          </table:table-cell>
          <table:table-cell table:style-name="표3.A2" office:value-type="string">
            <text:p text:style-name="P449">13057</text:p>
          </table:table-cell>
          <table:table-cell table:style-name="표3.A2" office:value-type="string">
            <text:p text:style-name="P449">10969</text:p>
          </table:table-cell>
          <table:table-cell table:style-name="표3.D2" office:value-type="string">
            <text:p text:style-name="P449">9022</text:p>
          </table:table-cell>
        </table:table-row>
        <table:table-row>
          <table:table-cell table:style-name="표3.A2" office:value-type="string">
            <text:p text:style-name="P451">内、動画付き論稿数</text:p>
          </table:table-cell>
          <table:table-cell table:style-name="표3.A2" office:value-type="string">
            <text:p text:style-name="P449">62(0.5%)</text:p>
          </table:table-cell>
          <table:table-cell table:style-name="표3.A2" office:value-type="string">
            <text:p text:style-name="P449">71(0.6%)</text:p>
          </table:table-cell>
          <table:table-cell table:style-name="표3.D2" office:value-type="string">
            <text:p text:style-name="P449">100(1.1%)</text:p>
          </table:table-cell>
        </table:table-row>
      </table:table>
      <text:p text:style-name="P331"/>
      <table:table table:name="표5" table:style-name="표5">
        <table:table-column table:style-name="표5.A"/>
        <table:table-column table:style-name="표5.B"/>
        <table:table-column table:style-name="표5.C" table:number-columns-repeated="2"/>
        <table:table-row>
          <table:table-cell table:style-name="표5.A1" office:value-type="string">
            <text:p text:style-name="P445">年度・分野</text:p>
          </table:table-cell>
          <table:table-cell table:style-name="표5.A1" office:value-type="string">
            <text:p text:style-name="P445">2019 comp</text:p>
          </table:table-cell>
          <table:table-cell table:style-name="표5.A1" office:value-type="string">
            <text:p text:style-name="P445">2017 comp</text:p>
          </table:table-cell>
          <table:table-cell table:style-name="표5.D1" office:value-type="string">
            <text:p text:style-name="P445">2014 comp</text:p>
          </table:table-cell>
        </table:table-row>
        <table:table-row>
          <table:table-cell table:style-name="표5.A2" office:value-type="string">
            <text:p text:style-name="P445">論稿数</text:p>
          </table:table-cell>
          <table:table-cell table:style-name="표5.A2" office:value-type="string">
            <text:p text:style-name="P447">14330</text:p>
          </table:table-cell>
          <table:table-cell table:style-name="표5.A2" office:value-type="string">
            <text:p text:style-name="P447">11353</text:p>
          </table:table-cell>
          <table:table-cell table:style-name="표5.D2" office:value-type="string">
            <text:p text:style-name="P447">9336</text:p>
          </table:table-cell>
        </table:table-row>
        <table:table-row>
          <table:table-cell table:style-name="표5.A2" office:value-type="string">
            <text:p text:style-name="P448">内、<text:span text:style-name="T133">AAS無し・未発見</text:span></text:p>
          </table:table-cell>
          <table:table-cell table:style-name="표5.A2" office:value-type="string">
            <text:p text:style-name="P447"><text:span text:style-name="T133">10948</text:span>(<text:span text:style-name="T133">76.4</text:span>%)</text:p>
          </table:table-cell>
          <table:table-cell table:style-name="표5.A2" office:value-type="string">
            <text:p text:style-name="P447"><text:span text:style-name="T133">7935</text:span>(<text:span text:style-name="T133">69.9</text:span>%)</text:p>
          </table:table-cell>
          <table:table-cell table:style-name="표5.D2" office:value-type="string">
            <text:p text:style-name="P447"><text:span text:style-name="T133">6039</text:span>(<text:span text:style-name="T133">64.7</text:span>%)</text:p>
          </table:table-cell>
        </table:table-row>
        <table:table-row>
          <table:table-cell table:style-name="표5.A2" office:value-type="string">
            <text:p text:style-name="P445">対象論稿数</text:p>
          </table:table-cell>
          <table:table-cell table:style-name="표5.A2" office:value-type="string">
            <text:p text:style-name="P456">3382</text:p>
          </table:table-cell>
          <table:table-cell table:style-name="표5.A2" office:value-type="string">
            <text:p text:style-name="P456">3418</text:p>
          </table:table-cell>
          <table:table-cell table:style-name="표5.D2" office:value-type="string">
            <text:p text:style-name="P456">3297</text:p>
          </table:table-cell>
        </table:table-row>
        <table:table-row>
          <table:table-cell table:style-name="표5.A2" office:value-type="string">
            <text:p text:style-name="P451">内、動画付き論稿数</text:p>
          </table:table-cell>
          <table:table-cell table:style-name="표5.A2" office:value-type="string">
            <text:p text:style-name="P450"><text:span text:style-name="T133">37</text:span>(<text:span text:style-name="T133">1.1</text:span>%)</text:p>
          </table:table-cell>
          <table:table-cell table:style-name="표5.A2" office:value-type="string">
            <text:p text:style-name="P450"><text:span text:style-name="T133">52</text:span>(<text:span text:style-name="T133">1.5%</text:span>)</text:p>
          </table:table-cell>
          <table:table-cell table:style-name="표5.D2" office:value-type="string">
            <text:p text:style-name="P450"><text:span text:style-name="T133">60</text:span>(<text:span text:style-name="T133">1.8</text:span>%)</text:p>
          </table:table-cell>
        </table:table-row>
      </table:table>
      <text:p text:style-name="P331"/>
      <table:table table:name="표4" table:style-name="표4">
        <table:table-column table:style-name="표4.A"/>
        <table:table-column table:style-name="표4.B"/>
        <table:table-column table:style-name="표4.C" table:number-columns-repeated="4"/>
        <table:table-column table:style-name="표4.B"/>
        <table:table-column table:style-name="표4.C"/>
        <table:table-column table:style-name="표4.I"/>
        <table:table-column table:style-name="표4.C"/>
        <table:table-column table:style-name="표4.K"/>
        <table:table-row>
          <table:table-cell table:style-name="표4.A1" office:value-type="string">
            <text:p text:style-name="P454">Year</text:p>
          </table:table-cell>
          <table:table-cell table:style-name="표4.A1" table:number-columns-spanned="5" office:value-type="string">
            <text:p text:style-name="P452">2019</text:p>
          </table:table-cell>
          <table:covered-table-cell/>
          <table:covered-table-cell/>
          <table:covered-table-cell/>
          <table:covered-table-cell/>
          <table:table-cell table:style-name="표4.G1" table:number-columns-spanned="5" office:value-type="string">
            <text:p text:style-name="P452">2014</text:p>
          </table:table-cell>
          <table:covered-table-cell/>
          <table:covered-table-cell/>
          <table:covered-table-cell/>
          <table:covered-table-cell/>
        </table:table-row>
        <table:table-row>
          <table:table-cell table:style-name="표4.A2" office:value-type="string">
            <text:p text:style-name="P454">Set</text:p>
          </table:table-cell>
          <table:table-cell table:style-name="표4.A2" office:value-type="string">
            <text:p text:style-name="P454">w/o video</text:p>
          </table:table-cell>
          <table:table-cell table:style-name="표4.A2" office:value-type="string">
            <text:p text:style-name="P457">exp</text:p>
          </table:table-cell>
          <table:table-cell table:style-name="표4.A2" office:value-type="string">
            <text:p text:style-name="P457">news</text:p>
          </table:table-cell>
          <table:table-cell table:style-name="표4.A2" office:value-type="string">
            <text:p text:style-name="P457">sup</text:p>
          </table:table-cell>
          <table:table-cell table:style-name="표4.A2" office:value-type="string">
            <text:p text:style-name="P457">ref</text:p>
          </table:table-cell>
          <table:table-cell table:style-name="표4.A2" office:value-type="string">
            <text:p text:style-name="P454">w/o video</text:p>
          </table:table-cell>
          <table:table-cell table:style-name="표4.A2" office:value-type="string">
            <text:p text:style-name="P457">exp</text:p>
          </table:table-cell>
          <table:table-cell table:style-name="표4.A2" office:value-type="string">
            <text:p text:style-name="P457">news</text:p>
          </table:table-cell>
          <table:table-cell table:style-name="표4.A2" office:value-type="string">
            <text:p text:style-name="P457">sup</text:p>
          </table:table-cell>
          <table:table-cell table:style-name="표4.K2" office:value-type="string">
            <text:p text:style-name="P457">ref</text:p>
          </table:table-cell>
        </table:table-row>
        <table:table-row>
          <table:table-cell table:style-name="표4.A2" office:value-type="string">
            <text:p text:style-name="P454">Mean</text:p>
          </table:table-cell>
          <table:table-cell table:style-name="표4.A2" office:value-type="string">
            <text:p text:style-name="P457">0.<text:span text:style-name="T134">4</text:span></text:p>
          </table:table-cell>
          <table:table-cell table:style-name="표4.A2" office:value-type="string">
            <text:p text:style-name="P461">0.9</text:p>
          </table:table-cell>
          <table:table-cell table:style-name="표4.A2" office:value-type="string">
            <text:p text:style-name="P461">1.1</text:p>
          </table:table-cell>
          <table:table-cell table:style-name="표4.A2" office:value-type="string">
            <text:p text:style-name="P461">0.2</text:p>
          </table:table-cell>
          <table:table-cell table:style-name="표4.A2" office:value-type="string">
            <text:p text:style-name="P461">1.5</text:p>
          </table:table-cell>
          <table:table-cell table:style-name="표4.A2" office:value-type="string">
            <text:p text:style-name="P461">0.5</text:p>
          </table:table-cell>
          <table:table-cell table:style-name="표4.A2" office:value-type="string">
            <text:p text:style-name="P461">0.9</text:p>
          </table:table-cell>
          <table:table-cell table:style-name="표4.A2" office:value-type="string">
            <text:p text:style-name="P454">-</text:p>
          </table:table-cell>
          <table:table-cell table:style-name="표4.A2" office:value-type="string">
            <text:p text:style-name="P461">0.5</text:p>
          </table:table-cell>
          <table:table-cell table:style-name="표4.K2" office:value-type="string">
            <text:p text:style-name="P461">1.6</text:p>
          </table:table-cell>
        </table:table-row>
        <table:table-row>
          <table:table-cell table:style-name="표4.A2" office:value-type="string">
            <text:p text:style-name="P452">P-value</text:p>
          </table:table-cell>
          <table:table-cell table:style-name="표4.A2" office:value-type="string">
            <text:p text:style-name="P452">-</text:p>
          </table:table-cell>
          <table:table-cell table:style-name="표4.A2" office:value-type="string">
            <text:p text:style-name="P461">0.0002</text:p>
          </table:table-cell>
          <table:table-cell table:style-name="표4.A2" office:value-type="string">
            <text:p text:style-name="P461">0.0012</text:p>
          </table:table-cell>
          <table:table-cell table:style-name="표4.A2" office:value-type="string">
            <text:p text:style-name="P461">0.1057</text:p>
          </table:table-cell>
          <table:table-cell table:style-name="표4.A2" office:value-type="string">
            <text:p text:style-name="P461">0.0000</text:p>
          </table:table-cell>
          <table:table-cell table:style-name="표4.A2" office:value-type="string">
            <text:p text:style-name="P452">-</text:p>
          </table:table-cell>
          <table:table-cell table:style-name="표4.A2" office:value-type="string">
            <text:p text:style-name="P461">0.0008</text:p>
          </table:table-cell>
          <table:table-cell table:style-name="표4.A2" office:value-type="string">
            <text:p text:style-name="P457">-</text:p>
          </table:table-cell>
          <table:table-cell table:style-name="표4.A2" office:value-type="string">
            <text:p text:style-name="P461">0.7001</text:p>
          </table:table-cell>
          <table:table-cell table:style-name="표4.K2" office:value-type="string">
            <text:p text:style-name="P461">0.0000</text:p>
          </table:table-cell>
        </table:table-row>
      </table:table>
      <text:p text:style-name="P328"/>
      <table:table table:name="표6" table:style-name="표6">
        <table:table-column table:style-name="표6.A"/>
        <table:table-column table:style-name="표6.B"/>
        <table:table-column table:style-name="표6.C"/>
        <table:table-row>
          <table:table-cell table:style-name="표6.A1" office:value-type="string">
            <text:p text:style-name="P459">ラベル</text:p>
          </table:table-cell>
          <table:table-cell table:style-name="표6.A1" office:value-type="string">
            <text:p text:style-name="P443">言及目的</text:p>
          </table:table-cell>
          <table:table-cell table:style-name="표6.C1" office:value-type="string">
            <text:p text:style-name="P443">説明</text:p>
          </table:table-cell>
        </table:table-row>
        <table:table-row>
          <table:table-cell table:style-name="표6.A2" office:value-type="string">
            <text:p text:style-name="P459">exp</text:p>
          </table:table-cell>
          <table:table-cell table:style-name="표6.A2" office:value-type="string">
            <text:p text:style-name="P460">論文解説動画</text:p>
          </table:table-cell>
          <table:table-cell table:style-name="표6.C2" office:value-type="string">
            <text:p text:style-name="P443">対象論文の背景・手法・結果等の解説を目的とする動画。学会発表等を含む。</text:p>
          </table:table-cell>
        </table:table-row>
        <table:table-row>
          <table:table-cell table:style-name="표6.A2" office:value-type="string">
            <text:p text:style-name="P459">news</text:p>
          </table:table-cell>
          <table:table-cell table:style-name="표6.A2" office:value-type="string">
            <text:p text:style-name="P460">論文紹介動画</text:p>
          </table:table-cell>
          <table:table-cell table:style-name="표6.C2" office:value-type="string">
            <text:p text:style-name="P459">論文の出版や内容を簡単に説明する動画。 Video abstract, preview, review, science news等を含む。</text:p>
          </table:table-cell>
        </table:table-row>
        <table:table-row>
          <table:table-cell table:style-name="표6.A2" office:value-type="string">
            <text:p text:style-name="P459">sup</text:p>
          </table:table-cell>
          <table:table-cell table:style-name="표6.A2" office:value-type="string">
            <text:p text:style-name="P460">補足資料</text:p>
          </table:table-cell>
          <table:table-cell table:style-name="표6.C2" office:value-type="string">
            <text:p text:style-name="P443">論文内資料の動画バージョンのみを取り扱う。</text:p>
          </table:table-cell>
        </table:table-row>
        <table:table-row>
          <table:table-cell table:style-name="표6.A2" office:value-type="string">
            <text:p text:style-name="P459">ref</text:p>
          </table:table-cell>
          <table:table-cell table:style-name="표6.A2" office:value-type="string">
            <text:p text:style-name="P460">参照動画</text:p>
          </table:table-cell>
          <table:table-cell table:style-name="표6.C2" office:value-type="string">
            <text:p text:style-name="P443">動画の公開目的や主張の裏付け、もしくは言及目的が不明なケース。</text:p>
          </table:table-cell>
        </table:table-row>
      </table:table>
      <text:p text:style-name="P328"/>
      <text:p text:style-name="P328"/>
      <text:p text:style-name="P397">200910</text:p>
      <text:p text:style-name="P332">교수</text:p>
      <text:p text:style-name="P332">1.</text:p>
      <text:p text:style-name="P332">비디오가 ↔ 피인용 인과관계??</text:p>
      <text:p text:style-name="P332">-예를 들어, 어떤 종류의 비디오가 공개되면 이후 피인용수 증가율이 유의하게 변한다든지?! 이거 어떻게 안됨? 해보셈! ← 어떻게요…;</text:p>
      <text:p text:style-name="P332"><text:soft-page-break/></text:p>
      <text:p text:style-name="P332">2. 저널의 질</text:p>
      <text:p text:style-name="P332">사이트스코어 <text:span text:style-name="T135">5%라 해도</text:span></text:p>
      <text:p text:style-name="P333">1위랑 맨밑과는 차이가 완전 큼.</text:p>
      <text:p text:style-name="P333">-비디오가 집중되는 저널은?</text:p>
      <text:p text:style-name="P333">-피인용수 분포와 저널 스코어 분포(?<text:span text:style-name="T136">)</text:span></text:p>
      <text:p text:style-name="P333">-저널스코어 <text:span text:style-name="T136">↔ 논문 수 히스토그램?</text:span></text:p>
      <text:p text:style-name="P334">-상위1%씩 잘라서 플롯해보면, 실은 최상위1%만 비디오 만들어지는거 아님?</text:p>
      <text:p text:style-name="P333">-제작 업체가 특정 저널에 </text:p>
      <text:p text:style-name="P328"/>
      <text:p text:style-name="P328">미우라</text:p>
      <text:p text:style-name="P328"><text:span text:style-name="T136">1. </text:span>채널이 저자? 대중 커뮤니케이터?</text:p>
      <text:p text:style-name="P328"/>
      <text:p text:style-name="P398">200918</text:p>
      <text:p text:style-name="P335">1. 저널 스코어 분석</text:p>
      <text:p text:style-name="P335">-2014 comp 논문의 저널 스코어 박스플롯(?)</text:p>
      <text:p text:style-name="P413">-스코어별 세부 그룹화 후</text:p>
      <text:p text:style-name="P335">1.1 비디오 논문의 저널 스코어 분석</text:p>
      <text:p text:style-name="P335">-2014 comp 비디오 논문의 저널 스코어 박스 플롯 → 비디오 없는 논문 저널 스코어 박스플롯과 비교</text:p>
      <text:p text:style-name="P335"/>
      <text:p text:style-name="P335">2. 저널 분석</text:p>
      <text:p text:style-name="P335">비디오 논문의 저널 추출 → 특정 저널에 집중되거나 하지 않나? → 집중된다면 그 저널들의 공통점은?(소분야 등)</text:p>
      <text:p text:style-name="P335"/>
      <text:p text:style-name="P335">3. 채널 분석</text:p>
      <text:p text:style-name="P328"/>
      <text:p text:style-name="P399">200921</text:p>
      <text:p text:style-name="P336">2019 life 레이블 계속</text:p>
      <text:p text:style-name="P328"/>
      <text:p text:style-name="P400">20092<text:span text:style-name="T138">4</text:span></text:p>
      <text:p text:style-name="P337">2019 life 레이블 완료...</text:p>
      <text:p text:style-name="P328"/>
      <text:p text:style-name="P401">200928 mentorochi</text:p>
      <text:p text:style-name="P338">1. 하나의 저널 안에서 비디오 유무에 따른 피인용수 차이는?</text:p>
      <text:p text:style-name="P338">1.1 비디오의 커뮤니케이터는 누구인가? 저자? 유튜버? ← 저널 측의 간섭이 없는 저널들로 모아서</text:p>
      <text:p text:style-name="P338">2.</text:p>
      <text:p text:style-name="P338"/>
      <text:p text:style-name="P338">3. 석사논문 주제</text:p>
      <text:p text:style-name="P338">3.1 비디오의 목적 영향력</text:p>
      <text:p text:style-name="P328"/>
      <text:p text:style-name="P328">4. 비디오 타이틀/설명문에 대해서 <text:span text:style-name="T139">s-transformers 사용해서 어떤 비디오가 만들어지는지 분석!</text:span></text:p>
      <text:p text:style-name="P328"/>
      <text:p text:style-name="P402">201003</text:p>
      <text:p text:style-name="P339">발표내용 정리</text:p>
      <text:p text:style-name="P339">1.비디오 공개 시점과 논문 메트릭스(200827)</text:p>
      <text:p text:style-name="P339">1.1 2014 comp의 비디오 시기별 citation</text:p>
      <text:p text:style-name="P339">→ 결론이…</text:p>
      <text:p text:style-name="P339">1.2 동 AAS</text:p>
      <text:p text:style-name="P339">→ 결론이… </text:p>
      <text:p text:style-name="P339"/>
      <text:p text:style-name="P339">2. 저널 스코어와 비디오 분포(200918)</text:p>
      <text:p text:style-name="P339"><text:soft-page-break/>2.1 2014 <text:span text:style-name="T140">comp (비디오 전체)</text:span></text:p>
      <text:p text:style-name="P339">→ 최상위 저널에 집중 없이, 저널 스코어 전체에 걸쳐 분포. 비디오 집중 저널이 존재 → 혹시 분야에 대해 집중 현상?</text:p>
      <text:p text:style-name="P342"/>
      <table:table table:name="표8" table:style-name="표8">
        <table:table-column table:style-name="표8.A"/>
        <table:table-column table:style-name="표8.B"/>
        <table:table-column table:style-name="표8.C"/>
        <table:table-column table:style-name="표8.D" table:number-columns-repeated="4"/>
        <table:table-column table:style-name="표8.H"/>
        <table:table-column table:style-name="표8.I"/>
        <table:table-row>
          <table:table-cell table:style-name="표8.A1" office:value-type="string">
            <text:p text:style-name="P463"/>
          </table:table-cell>
          <table:table-cell table:style-name="표8.A1" office:value-type="string">
            <text:p text:style-name="P463">Percentile</text:p>
          </table:table-cell>
          <table:table-cell table:style-name="표8.A1" office:value-type="string">
            <text:p text:style-name="P463">~1%</text:p>
          </table:table-cell>
          <table:table-cell table:style-name="표8.A1" office:value-type="string">
            <text:p text:style-name="P463">1~2%</text:p>
          </table:table-cell>
          <table:table-cell table:style-name="표8.A1" office:value-type="string">
            <text:p text:style-name="P463">2~3%</text:p>
          </table:table-cell>
          <table:table-cell table:style-name="표8.A1" office:value-type="string">
            <text:p text:style-name="P463">3~4%</text:p>
          </table:table-cell>
          <table:table-cell table:style-name="표8.A1" office:value-type="string">
            <text:p text:style-name="P463">4~5%</text:p>
          </table:table-cell>
          <table:table-cell table:style-name="표8.A1" office:value-type="string">
            <text:p text:style-name="P463">Mean</text:p>
          </table:table-cell>
          <table:table-cell table:style-name="표8.I1" office:value-type="string">
            <text:p text:style-name="P463">STD</text:p>
          </table:table-cell>
        </table:table-row>
        <table:table-row>
          <table:table-cell table:style-name="표8.A2" table:number-rows-spanned="2" office:value-type="string">
            <text:p text:style-name="P463">2014</text:p>
          </table:table-cell>
          <table:table-cell table:style-name="표8.A2" office:value-type="string">
            <text:p text:style-name="P463">動画付ジャーナル数</text:p>
          </table:table-cell>
          <table:table-cell table:style-name="표8.A2" office:value-type="string">
            <text:p text:style-name="P463">6</text:p>
          </table:table-cell>
          <table:table-cell table:style-name="표8.A2" office:value-type="string">
            <text:p text:style-name="P463">10</text:p>
          </table:table-cell>
          <table:table-cell table:style-name="표8.A2" office:value-type="string">
            <text:p text:style-name="P463">7</text:p>
          </table:table-cell>
          <table:table-cell table:style-name="표8.A2" office:value-type="string">
            <text:p text:style-name="P463">6</text:p>
          </table:table-cell>
          <table:table-cell table:style-name="표8.A2" office:value-type="string">
            <text:p text:style-name="P463">6</text:p>
          </table:table-cell>
          <table:table-cell table:style-name="표8.A2" office:value-type="string">
            <text:p text:style-name="P463">7.0</text:p>
          </table:table-cell>
          <table:table-cell table:style-name="표8.I2" office:value-type="string">
            <text:p text:style-name="P463">1.55</text:p>
          </table:table-cell>
        </table:table-row>
        <table:table-row>
          <table:covered-table-cell/>
          <table:table-cell table:style-name="표8.A2" office:value-type="string">
            <text:p text:style-name="P464">動画付論稿数</text:p>
          </table:table-cell>
          <table:table-cell table:style-name="표8.A2" office:value-type="string">
            <text:p text:style-name="P463">25</text:p>
          </table:table-cell>
          <table:table-cell table:style-name="표8.A2" office:value-type="string">
            <text:p text:style-name="P463">28</text:p>
          </table:table-cell>
          <table:table-cell table:style-name="표8.A2" office:value-type="string">
            <text:p text:style-name="P463">19</text:p>
          </table:table-cell>
          <table:table-cell table:style-name="표8.A2" office:value-type="string">
            <text:p text:style-name="P463">11</text:p>
          </table:table-cell>
          <table:table-cell table:style-name="표8.A2" office:value-type="string">
            <text:p text:style-name="P463">19</text:p>
          </table:table-cell>
          <table:table-cell table:style-name="표8.A2" office:value-type="string">
            <text:p text:style-name="P463">20.4</text:p>
          </table:table-cell>
          <table:table-cell table:style-name="표8.I2" office:value-type="string">
            <text:p text:style-name="P463">5.85</text:p>
          </table:table-cell>
        </table:table-row>
        <table:table-row>
          <table:table-cell table:style-name="표8.A2" table:number-rows-spanned="2" office:value-type="string">
            <text:p text:style-name="P463">2019</text:p>
          </table:table-cell>
          <table:table-cell table:style-name="표8.A2" office:value-type="string">
            <text:p text:style-name="P463">動画付ジャーナル数</text:p>
          </table:table-cell>
          <table:table-cell table:style-name="표8.A2" office:value-type="string">
            <text:p text:style-name="P463">9</text:p>
          </table:table-cell>
          <table:table-cell table:style-name="표8.A2" office:value-type="string">
            <text:p text:style-name="P463">8</text:p>
          </table:table-cell>
          <table:table-cell table:style-name="표8.A2" office:value-type="string">
            <text:p text:style-name="P463">7</text:p>
          </table:table-cell>
          <table:table-cell table:style-name="표8.A2" office:value-type="string">
            <text:p text:style-name="P463">3</text:p>
          </table:table-cell>
          <table:table-cell table:style-name="표8.A2" office:value-type="string">
            <text:p text:style-name="P463">9</text:p>
          </table:table-cell>
          <table:table-cell table:style-name="표8.A2" office:value-type="string">
            <text:p text:style-name="P463">7.2</text:p>
          </table:table-cell>
          <table:table-cell table:style-name="표8.I2" office:value-type="string">
            <text:p text:style-name="P463">2.23</text:p>
          </table:table-cell>
        </table:table-row>
        <table:table-row>
          <table:covered-table-cell/>
          <table:table-cell table:style-name="표8.A2" office:value-type="string">
            <text:p text:style-name="P464">動画付論稿数</text:p>
          </table:table-cell>
          <table:table-cell table:style-name="표8.A2" office:value-type="string">
            <text:p text:style-name="P463">13</text:p>
          </table:table-cell>
          <table:table-cell table:style-name="표8.A2" office:value-type="string">
            <text:p text:style-name="P463">10</text:p>
          </table:table-cell>
          <table:table-cell table:style-name="표8.A2" office:value-type="string">
            <text:p text:style-name="P463">14</text:p>
          </table:table-cell>
          <table:table-cell table:style-name="표8.A2" office:value-type="string">
            <text:p text:style-name="P463">4</text:p>
          </table:table-cell>
          <table:table-cell table:style-name="표8.A2" office:value-type="string">
            <text:p text:style-name="P463">23</text:p>
          </table:table-cell>
          <table:table-cell table:style-name="표8.A2" office:value-type="string">
            <text:p text:style-name="P463">12.8</text:p>
          </table:table-cell>
          <table:table-cell table:style-name="표8.I2" office:value-type="string">
            <text:p text:style-name="P463">6.18</text:p>
          </table:table-cell>
        </table:table-row>
      </table:table>
      <text:p text:style-name="P342"/>
      <text:p text:style-name="P339"/>
      <text:p text:style-name="P339">2.2 <text:span text:style-name="T140">2014, 2019 비교(비디오 1년 이내)</text:span></text:p>
      <text:p text:style-name="P339">2.2.1 플롯</text:p>
      <text:p text:style-name="P339">2.2.1.1 2014<text:span text:style-name="T140">comp</text:span></text:p>
      <text:p text:style-name="P339">논문 비율 67/9336 = 0.7%</text:p>
      <text:p text:style-name="P339">비디오 비율 79/143 = 55%</text:p>
      <text:p text:style-name="P339">소분야 비율 18/43 = 42%</text:p>
      <text:p text:style-name="P339">저널 비율 25/134 = 19% ← 분야보다는 저널에 대한 집중 현상</text:p>
      <text:p text:style-name="P339">→ 최상위1% 보다는 상위 2~3%에 집중</text:p>
      <text:p text:style-name="P339"/>
      <text:p text:style-name="P339">2.2.1.2 2019<text:span text:style-name="T141">comp</text:span></text:p>
      <text:p text:style-name="P340">논문 비율 50/14330 = 0.3%</text:p>
      <text:p text:style-name="P340">비디오 비율 63/79 = 80%</text:p>
      <text:p text:style-name="P340">소분야 비율 20/46 = 44%</text:p>
      <text:p text:style-name="P340">저널 비율 26/133 = 20% ← 소분야, 저널 비율이 2014와 흡사.</text:p>
      <text:p text:style-name="P340">→ <text:s/>마찬가지로 최상위1%보단 2~3%에 집중</text:p>
      <text:p text:style-name="P340"/>
      <text:p text:style-name="P340">→ 2.2.1 결론: 최상위에 집중되지 않는다. 비디오 커뮤니케이션의 활성 지표로, 소분야, 저널 비율은 44%, 20%를 기록</text:p>
      <text:p text:style-name="P340"/>
      <table:table table:name="표7" table:style-name="표7">
        <table:table-column table:style-name="표7.A"/>
        <table:table-column table:style-name="표7.B" table:number-columns-repeated="2"/>
        <table:table-row>
          <table:table-cell table:style-name="표7.A1" office:value-type="string">
            <text:p text:style-name="P465">年度・分野</text:p>
          </table:table-cell>
          <table:table-cell table:style-name="표7.A1" office:value-type="string">
            <text:p text:style-name="P465">2019 comp</text:p>
          </table:table-cell>
          <table:table-cell table:style-name="표7.C1" office:value-type="string">
            <text:p text:style-name="P465">2014 comp</text:p>
          </table:table-cell>
        </table:table-row>
        <table:table-row>
          <table:table-cell table:style-name="표7.A2" office:value-type="string">
            <text:p text:style-name="P466">早期動画付き論稿数</text:p>
            <text:p text:style-name="P466">（全論稿数）</text:p>
          </table:table-cell>
          <table:table-cell table:style-name="표7.A2" office:value-type="string">
            <text:p text:style-name="P465">50(14330)</text:p>
          </table:table-cell>
          <table:table-cell table:style-name="표7.C2" office:value-type="string">
            <text:p text:style-name="P465">67(9336)</text:p>
          </table:table-cell>
        </table:table-row>
        <table:table-row>
          <table:table-cell table:style-name="표7.A2" office:value-type="string">
            <text:p text:style-name="P466">早期動画数（全動画数）</text:p>
          </table:table-cell>
          <table:table-cell table:style-name="표7.A2" office:value-type="string">
            <text:p text:style-name="P465">63<text:span text:style-name="T145">(79)</text:span></text:p>
          </table:table-cell>
          <table:table-cell table:style-name="표7.C2" office:value-type="string">
            <text:p text:style-name="P465">79<text:span text:style-name="T145">(143)</text:span></text:p>
          </table:table-cell>
        </table:table-row>
        <table:table-row>
          <table:table-cell table:style-name="표7.A2" office:value-type="string">
            <text:p text:style-name="P465">早期動画付きScopus 詳細分野数（全数）</text:p>
          </table:table-cell>
          <table:table-cell table:style-name="표7.A2" office:value-type="string">
            <text:p text:style-name="P465">20<text:span text:style-name="T145">(46)</text:span></text:p>
          </table:table-cell>
          <table:table-cell table:style-name="표7.C2" office:value-type="string">
            <text:p text:style-name="P465">18<text:span text:style-name="T145">(43)</text:span></text:p>
          </table:table-cell>
        </table:table-row>
        <table:table-row>
          <table:table-cell table:style-name="표7.A2" office:value-type="string">
            <text:p text:style-name="P465">早期動画付き ジャーナル数</text:p>
            <text:p text:style-name="P465">（全ジャーナル数）</text:p>
          </table:table-cell>
          <table:table-cell table:style-name="표7.A2" office:value-type="string">
            <text:p text:style-name="P465">26<text:span text:style-name="T145">(133)</text:span></text:p>
          </table:table-cell>
          <table:table-cell table:style-name="표7.C2" office:value-type="string">
            <text:p text:style-name="P465">25<text:span text:style-name="T145">(134)</text:span></text:p>
          </table:table-cell>
        </table:table-row>
      </table:table>
      <text:p text:style-name="P340"/>
      <text:p text:style-name="P340"/>
      <text:p text:style-name="P340">2.2.2 저널 목록와 비디오 수</text:p>
      <text:p text:style-name="P340">2.2.2.1 2014<text:span text:style-name="T141">comp</text:span></text:p>
      <text:p text:style-name="P340">→ 로보틱스, 데이터 사이언스, 소프트웨어</text:p>
      <text:p text:style-name="P340">2.2.2.2 2019<text:span text:style-name="T141">comp</text:span></text:p>
      <text:p text:style-name="P340">→ 컴퓨터 비전, 계산 생물학 부상</text:p>
      <text:p text:style-name="P340">→ 2.2.2 결론: 비디오 커뮤니케이션 주제, 분야를 클러스터링 해보면?</text:p>
      <text:p text:style-name="P340"/>
      <text:p text:style-name="P340">2.2.3 초기 <text:span text:style-name="T141">dedicated 비디오</text:span></text:p>
      <text:p text:style-name="P340">2.2.3.1 2014<text:span text:style-name="T141">comp</text:span></text:p>
      <text:p text:style-name="P340"><text:soft-page-break/>논문 비율 5/9336 = 0.1%</text:p>
      <text:p text:style-name="P340">비디오 5/16 = 31% (총 <text:span text:style-name="T142">dedicated 비디오 16건 중 5건</text:span>)</text:p>
      <text:p text:style-name="P340">→ 분야가 모두 머신 러닝 쪽</text:p>
      <text:p text:style-name="P340">2.2.3.2 2019<text:span text:style-name="T141">comp</text:span></text:p>
      <text:p text:style-name="P340">논문 12/14330 = 0.1%</text:p>
      <text:p text:style-name="P341">비디오 15/19 = 79% (총 <text:span text:style-name="T142">dedicated 비디오 15건 중 19건</text:span>)</text:p>
      <text:p text:style-name="P340">→ 분야가 컴퓨터 비전 + 생물학/화학</text:p>
      <text:p text:style-name="P341">2.2.3 결론:</text:p>
      <text:p text:style-name="P341">- 0.1%의 논문에 대해 초기 <text:span text:style-name="T142">dedicated 비디오 발생, 주제는 머신러닝에서 생물/화학쪽으로 확장 중</text:span></text:p>
      <text:p text:style-name="P341"/>
      <text:p text:style-name="P341">3. 저널 소분야와 비디오 논문 수(200905)</text:p>
      <text:p text:style-name="P344">3.1 비디오 전체</text:p>
      <text:p text:style-name="P344">→ 2014, 2019 둘 다, 비디오 집중되는 소분야, 전혀 없는 소분야가 존재</text:p>
      <text:p text:style-name="P344">→ 소분야의 비디오 논문 수의 기대치는 해당 소분야 전체 논문 수에 비례하는 경향(당연? 그 안에서도 소밀이 존재함을 분석할 필요)</text:p>
      <text:p text:style-name="P344">3.2 초기 비디오</text:p>
      <text:p text:style-name="P344">음 결과가 딱히…</text:p>
      <text:p text:style-name="P344"/>
      <text:p text:style-name="P344">4. 저널 논문 수와 비디오 논문수(201004)</text:p>
      <text:p text:style-name="P344">일단 2,3만 준비해보자. 양이 장난아닐듯...</text:p>
      <text:p text:style-name="P344"/>
      <text:p text:style-name="P403">201005 <text:span text:style-name="T144">Mentorochi</text:span></text:p>
      <text:p text:style-name="P341">-전체 논문 수와 비디오 논문 수</text:p>
      <text:p text:style-name="P341">임팩트가 큰 논문에 비디오 잘 붙고, 그렇지 않으면 비디오 없겠지 </text:p>
      <text:p text:style-name="P341">임팩트 있는 논문 수는 매년 비슷. 따라서 전체 논문 수가 커지든 작아지든 비디오 논문 수는 정해져있다</text:p>
      <text:p text:style-name="P341"/>
      <text:p text:style-name="P341">-분야에 따른 비디오 목적과 메트릭 관계</text:p>
      <text:p text:style-name="P341">1. 비디오 없는 논문엔 퀄리티의 편차가 클 것.</text:p>
      <text:p text:style-name="P341">비디오 붙은 논문은 이미 고퀄리티 논문일 것.</text:p>
      <text:p text:style-name="P341">같은 (고)품질의 논문에 대해 비디오 유무에 따른 피인용수 비교 ← 하나의 저널 안에서 비교 불가? 예를 들면 <text:span text:style-name="T143">news 비디오</text:span></text:p>
      <text:p text:style-name="P346"/>
      <text:p text:style-name="P345">2. <text:span text:style-name="T144">comp와 life의 수치 차이.</text:span></text:p>
      <text:p text:style-name="P347">AAS의 경우, 비디오 없는 논문의 중앙치와 exp 있는 논문의 중앙치를 비교했을 때, comp에선 0.7~0.8, life에선 2.0정도 차이</text:p>
      <text:p text:style-name="P345">→ AASにおける動画の効果が、compよりlifeで効く→「AAS目当てならlife系の動画の作り方を参考したらよい」が言える</text:p>
      <text:p text:style-name="P345"/>
      <text:p text:style-name="P347">앞으로 할 일:</text:p>
      <text:p text:style-name="P347">논문이기 때문에 가설과 검증의 프로세스가 필요</text:p>
      <text:p text:style-name="P347">그러기 위해선 지금까지 했던 것들을 글로 정리해야.</text:p>
      <text:p text:style-name="P347">더 나아가서 논문 목차</text:p>
      <text:p text:style-name="P341"/>
      <text:p text:style-name="P404">201006</text:p>
      <text:p text:style-name="P348"/>
      <text:p text:style-name="P348"/>
      <table:table table:name="표9" table:style-name="표9">
        <table:table-column table:style-name="표9.A"/>
        <table:table-column table:style-name="표9.B"/>
        <table:table-column table:style-name="표9.C"/>
        <table:table-column table:style-name="표9.D" table:number-columns-repeated="4"/>
        <table:table-column table:style-name="표9.C"/>
        <table:table-column table:style-name="표9.D" table:number-columns-repeated="2"/>
        <table:table-column table:style-name="표9.K"/>
        <table:table-column table:style-name="표9.L"/>
        <table:table-row>
          <table:table-cell table:style-name="표9.A1" table:number-columns-spanned="2" office:value-type="string">
            <text:p text:style-name="P455">Year</text:p>
          </table:table-cell>
          <table:covered-table-cell/>
          <table:table-cell table:style-name="표9.A1" table:number-columns-spanned="5" office:value-type="string">
            <text:p text:style-name="P453">2019</text:p>
          </table:table-cell>
          <table:covered-table-cell/>
          <table:covered-table-cell/>
          <table:covered-table-cell/>
          <table:covered-table-cell/>
          <table:table-cell table:style-name="표9.H1" table:number-columns-spanned="5" office:value-type="string">
            <text:p text:style-name="P453">2014</text:p>
          </table:table-cell>
          <table:covered-table-cell/>
          <table:covered-table-cell/>
          <table:covered-table-cell/>
          <table:covered-table-cell/>
        </table:table-row>
        <table:table-row>
          <table:table-cell table:style-name="표9.A2" table:number-columns-spanned="2" office:value-type="string">
            <text:p text:style-name="P455">Set</text:p>
          </table:table-cell>
          <table:covered-table-cell/>
          <table:table-cell table:style-name="표9.A2" office:value-type="string">
            <text:p text:style-name="P455">w/o video</text:p>
          </table:table-cell>
          <table:table-cell table:style-name="표9.A2" office:value-type="string">
            <text:p text:style-name="P458">exp</text:p>
          </table:table-cell>
          <table:table-cell table:style-name="표9.A2" office:value-type="string">
            <text:p text:style-name="P458">news</text:p>
          </table:table-cell>
          <table:table-cell table:style-name="표9.A2" office:value-type="string">
            <text:p text:style-name="P458">sup</text:p>
          </table:table-cell>
          <table:table-cell table:style-name="표9.A2" office:value-type="string">
            <text:p text:style-name="P458">ref</text:p>
          </table:table-cell>
          <table:table-cell table:style-name="표9.A2" office:value-type="string">
            <text:p text:style-name="P455">w/o video</text:p>
          </table:table-cell>
          <table:table-cell table:style-name="표9.A2" office:value-type="string">
            <text:p text:style-name="P458">exp</text:p>
          </table:table-cell>
          <table:table-cell table:style-name="표9.A2" office:value-type="string">
            <text:p text:style-name="P458">news</text:p>
          </table:table-cell>
          <table:table-cell table:style-name="표9.A2" office:value-type="string">
            <text:p text:style-name="P458">sup</text:p>
          </table:table-cell>
          <table:table-cell table:style-name="표9.L2" office:value-type="string">
            <text:p text:style-name="P458">ref</text:p>
          </table:table-cell>
        </table:table-row>
        <table:table-row>
          <table:table-cell table:style-name="표9.A2" table:number-rows-spanned="2" office:value-type="string">
            <text:p text:style-name="P467">Comp</text:p>
          </table:table-cell>
          <table:table-cell table:style-name="표9.A2" office:value-type="string">
            <text:p text:style-name="P455">Mean</text:p>
          </table:table-cell>
          <table:table-cell table:style-name="표9.A2" office:value-type="string">
            <text:p text:style-name="P458">0.<text:span text:style-name="T134">4</text:span></text:p>
          </table:table-cell>
          <table:table-cell table:style-name="표9.A2" office:value-type="string">
            <text:p text:style-name="P462">0.9</text:p>
          </table:table-cell>
          <table:table-cell table:style-name="표9.A2" office:value-type="string">
            <text:p text:style-name="P462">1.1</text:p>
          </table:table-cell>
          <table:table-cell table:style-name="표9.A2" office:value-type="string">
            <text:p text:style-name="P462">0.2</text:p>
          </table:table-cell>
          <table:table-cell table:style-name="표9.A2" office:value-type="string">
            <text:p text:style-name="P462">1.5</text:p>
          </table:table-cell>
          <table:table-cell table:style-name="표9.A2" office:value-type="string">
            <text:p text:style-name="P462">0.5</text:p>
          </table:table-cell>
          <table:table-cell table:style-name="표9.A2" office:value-type="string">
            <text:p text:style-name="P462">0.9</text:p>
          </table:table-cell>
          <table:table-cell table:style-name="표9.A2" office:value-type="string">
            <text:p text:style-name="P455">-</text:p>
          </table:table-cell>
          <table:table-cell table:style-name="표9.A2" office:value-type="string">
            <text:p text:style-name="P462">0.5</text:p>
          </table:table-cell>
          <table:table-cell table:style-name="표9.L2" office:value-type="string">
            <text:p text:style-name="P462">1.6</text:p>
          </table:table-cell>
        </table:table-row>
        <table:table-row>
          <table:covered-table-cell/>
          <table:table-cell table:style-name="표9.A2" office:value-type="string">
            <text:p text:style-name="P453">P-value</text:p>
          </table:table-cell>
          <table:table-cell table:style-name="표9.A2" office:value-type="string">
            <text:p text:style-name="P453">-</text:p>
          </table:table-cell>
          <table:table-cell table:style-name="표9.A2" office:value-type="string">
            <text:p text:style-name="P462">0.0002</text:p>
          </table:table-cell>
          <table:table-cell table:style-name="표9.A2" office:value-type="string">
            <text:p text:style-name="P462">0.0012</text:p>
          </table:table-cell>
          <table:table-cell table:style-name="표9.A2" office:value-type="string">
            <text:p text:style-name="P462">0.1057</text:p>
          </table:table-cell>
          <table:table-cell table:style-name="표9.A2" office:value-type="string">
            <text:p text:style-name="P462">0.0000</text:p>
          </table:table-cell>
          <table:table-cell table:style-name="표9.A2" office:value-type="string">
            <text:p text:style-name="P453">-</text:p>
          </table:table-cell>
          <table:table-cell table:style-name="표9.A2" office:value-type="string">
            <text:p text:style-name="P462">0.0008</text:p>
          </table:table-cell>
          <table:table-cell table:style-name="표9.A2" office:value-type="string">
            <text:p text:style-name="P458">-</text:p>
          </table:table-cell>
          <table:table-cell table:style-name="표9.A2" office:value-type="string">
            <text:p text:style-name="P462">0.7001</text:p>
          </table:table-cell>
          <table:table-cell table:style-name="표9.L2" office:value-type="string">
            <text:p text:style-name="P462">0.0000</text:p>
          </table:table-cell>
        </table:table-row>
        <table:table-row>
          <table:table-cell table:style-name="표9.A2" table:number-rows-spanned="2" office:value-type="string">
            <text:p text:style-name="P467">Life</text:p>
          </table:table-cell>
          <table:table-cell table:style-name="표9.A2" office:value-type="string">
            <text:p text:style-name="P455">Mean</text:p>
          </table:table-cell>
          <table:table-cell table:style-name="표9.A2" office:value-type="string">
            <text:p text:style-name="P467">0.9</text:p>
          </table:table-cell>
          <table:table-cell table:style-name="표9.A2" office:value-type="string">
            <text:p text:style-name="P467">1.7</text:p>
          </table:table-cell>
          <table:table-cell table:style-name="표9.A2" office:value-type="string">
            <text:p text:style-name="P467">1.1</text:p>
          </table:table-cell>
          <table:table-cell table:style-name="표9.A2" office:value-type="string">
            <text:p text:style-name="P467">1.0</text:p>
          </table:table-cell>
          <table:table-cell table:style-name="표9.A2" office:value-type="string">
            <text:p text:style-name="P467">1.2</text:p>
          </table:table-cell>
          <table:table-cell table:style-name="표9.A2" office:value-type="string">
            <text:p text:style-name="P467">1.5</text:p>
          </table:table-cell>
          <table:table-cell table:style-name="표9.A2" office:value-type="string">
            <text:p text:style-name="P467">1.9</text:p>
          </table:table-cell>
          <table:table-cell table:style-name="표9.A2" office:value-type="string">
            <text:p text:style-name="P467">1.6</text:p>
          </table:table-cell>
          <table:table-cell table:style-name="표9.A2" office:value-type="string">
            <text:p text:style-name="P467">1.8</text:p>
          </table:table-cell>
          <table:table-cell table:style-name="표9.L2" office:value-type="string">
            <text:p text:style-name="P467">1.8</text:p>
          </table:table-cell>
        </table:table-row>
        <table:table-row>
          <table:covered-table-cell/>
          <table:table-cell table:style-name="표9.A2" office:value-type="string">
            <text:p text:style-name="P453">P-value</text:p>
          </table:table-cell>
          <table:table-cell table:style-name="표9.A2" office:value-type="string">
            <text:p text:style-name="P453">-</text:p>
          </table:table-cell>
          <table:table-cell table:style-name="표9.A2" office:value-type="string">
            <text:p text:style-name="P468">0.0000</text:p>
          </table:table-cell>
          <table:table-cell table:style-name="표9.A2" office:value-type="string">
            <text:p text:style-name="P468">0.0104</text:p>
          </table:table-cell>
          <table:table-cell table:style-name="표9.A2" office:value-type="string">
            <text:p text:style-name="P468">0.7005</text:p>
          </table:table-cell>
          <table:table-cell table:style-name="표9.A2" office:value-type="string">
            <text:p text:style-name="P468">0.0002</text:p>
          </table:table-cell>
          <table:table-cell table:style-name="표9.A2" office:value-type="string">
            <text:p text:style-name="P453">-</text:p>
          </table:table-cell>
          <table:table-cell table:style-name="표9.A2" office:value-type="string">
            <text:p text:style-name="P468">0.0255</text:p>
          </table:table-cell>
          <table:table-cell table:style-name="표9.A2" office:value-type="string">
            <text:p text:style-name="P468">0.1902</text:p>
          </table:table-cell>
          <table:table-cell table:style-name="표9.A2" office:value-type="string">
            <text:p text:style-name="P468">0.1578</text:p>
          </table:table-cell>
          <table:table-cell table:style-name="표9.L2" office:value-type="string">
            <text:p text:style-name="P468">0.0000</text:p>
          </table:table-cell>
        </table:table-row>
      </table:table>
      <text:p text:style-name="P343"/>
      <text:p text:style-name="P405">201010</text:p>
      <text:p text:style-name="P349">자… 여태 한걸 정리해보자</text:p>
      <text:p text:style-name="P349"/>
      <text:p text:style-name="P405">-가장 먼저 한건 4월 발표</text:p>
      <text:p text:style-name="P349">-아카이브 논문의 월별 인용수 증분, 트윗 증분, 비디오 플레이타임 증분 그래프</text:p>
      <text:p text:style-name="P349">-비디오 메트릭 간 상관계수 히트맵</text:p>
      <text:p text:style-name="P349"/>
      <text:p text:style-name="P406">-200604 labmtg</text:p>
      <text:p text:style-name="P350">arxiv 19.01~03</text:p>
      <text:p text:style-name="P350">-비디오 통계(목적 레이블 그룹별)</text:p>
      <text:p text:style-name="P350"><text:tab/>-출판일/공개일 시간차</text:p>
      <text:p text:style-name="P350"><text:tab/>-뷰카운트</text:p>
      <text:p text:style-name="P350"><text:tab/>-비디오 길이</text:p>
      <text:p text:style-name="P350">-히스토그램: 레이블 그룹 x 비디오 속성 별 히스토그램</text:p>
      <text:p text:style-name="P350">-트윗과 비디오 뷰카운트의 시계열 플롯(개소리?)</text:p>
      <text:p text:style-name="P406"><text:span text:style-name="T146">-200625 </text:span>중간 발표</text:p>
      <text:p text:style-name="P350">2</text:p>
      <text:p text:style-name="P349"/>
      <text:p text:style-name="P407">-200730</text:p>
      <text:p text:style-name="P351">비디오 속성-타임델타 플롯</text:p>
      <text:p text:style-name="P351">-뷰/라이크/뷰(스케일화)/라이크(스케일화)</text:p>
      <text:p text:style-name="P351">like/dislike ratio 비디오 목적별 박스플롯</text:p>
      <text:p text:style-name="P351">-지표로 (like-dislike) / like은 어떠한가…</text:p>
      <text:p text:style-name="P351"/>
      <text:p text:style-name="P407">-200819</text:p>
      <text:p text:style-name="P339">비디오 유무와 논문 메트릭스</text:p>
      <text:p text:style-name="P339"/>
      <text:p text:style-name="P407">-200827</text:p>
      <text:p text:style-name="P339">비디오 타임델타에 따른 논문 메트릭스(←<text:span text:style-name="T147"> 90일 간격이 아닌 360일 간격으로 시도해봄이?)</text:span></text:p>
      <text:p text:style-name="P339"/>
      <text:p text:style-name="P407">-200904</text:p>
      <text:p text:style-name="P351">비디오 목적 그룹별 논문 메트릭스</text:p>
      <text:p text:style-name="P351">목적x타임델타 별 논문 메트릭스 (← 샘플 부족)</text:p>
      <text:p text:style-name="P351"/>
      <text:p text:style-name="P407">-200905</text:p>
      <text:p text:style-name="P339">소분야별 전체 논문 수/비디오 논문수</text:p>
      <text:p text:style-name="P339">-초기 비디오 논문 수의 비교를 통한 연도별 비디오 활성도 추이(결론:비슷<text:span text:style-name="T147">)</text:span></text:p>
      <text:p text:style-name="P339">-<text:span text:style-name="T147">dedicated videos나 not supplementary videos끼리만 비교(결론: 2019가 우세)</text:span></text:p>
      <text:p text:style-name="P339"/>
      <text:p text:style-name="P407">-200914</text:p>
      <text:p text:style-name="P351">비디오 스타일 레이블링을 통한 Reference video 분석(결론:Presentation형식이 호평받음, 기울기가 큼)</text:p>
      <text:p text:style-name="P351"/>
      <text:p text:style-name="P407">-200918</text:p>
      <text:p text:style-name="P351">저널스코어와 비디오 저널 수, 비디오 논문 수(결론: 스코어에 대해 균등하게 분배)</text:p>
      <text:p text:style-name="P351">-스코어 3~4%만 유의하게 부족</text:p>
      <text:p text:style-name="P351"><text:soft-page-break/>-소분야보다는 저널에 더 편향적</text:p>
      <text:p text:style-name="P351"/>
      <text:p text:style-name="P407">-200924</text:p>
      <text:p text:style-name="P351">Life 레이블링 완료. 위의 분석 재탕 가능^오^</text:p>
      <text:p text:style-name="P351">Comp와 Life 분석 비교</text:p>
      <text:p text:style-name="P351">-비디오 유무와 논문 메트릭스</text:p>
      <text:p text:style-name="P351"/>
      <text:p text:style-name="P407">-200930</text:p>
      <text:p text:style-name="P339">분야 비교</text:p>
      <text:p text:style-name="P339">-비디오 목적 그룹별 논문 메트릭스</text:p>
      <text:p text:style-name="P339"/>
      <text:p text:style-name="P402">-<text:span text:style-name="T147">201004</text:span></text:p>
      <text:p text:style-name="P339">저널별 논문 수와 비디오 논문 수</text:p>
      <text:p text:style-name="P339">-저널 내 비디오 논문 수는 저널 내 전체 논문 수에 비례하는 경향</text:p>
      <text:p text:style-name="P339">-전체 논문 수 %별 나누어 분석하면 명확해질 듯<text:span text:style-name="T147">(비디오 저널 발생 빈도, 전체 논문 내 비율 둘 다)</text:span></text:p>
      <text:p text:style-name="P339">-<text:span text:style-name="T147">360, 720, … 로 플롯해가면 비디오 발생 과정 데몬스트레이션 가능(← 이는 스코어-비디오 논문 플롯에도 가능)</text:span></text:p>
      <text:p text:style-name="P339"/>
      <text:p text:style-name="P408">201013</text:p>
      <text:p text:style-name="P352">가설을 세울까...? 가설이 뭐지 먹는건가 연애랑 비슷한건가</text:p>
      <text:p text:style-name="P409">가설: 학술적/대중적 인지도 향상에 효과적인 비디오 형식이 존재한다</text:p>
      <text:p text:style-name="P352">다른사람들은 어떤 가설을 세우고 결론을 내지</text:p>
      <text:p text:style-name="P352"/>
      <text:p text:style-name="P356">제목: 유튜브 비디오 메타 데이터를 이용한 비디오 리서치 커뮤니케이션이 리서치 메트릭스에 미치는 영향의 추정에 관한 연구</text:p>
      <text:p text:style-name="P352"/>
      <text:p text:style-name="P352">-배경/목적: …そこで本研究では、…</text:p>
      <text:p text:style-name="P352">--비디오 리서치 커뮤니케이션이 논문/저널/분야에 미치는 학술적/대중적 영향을 정량적으로 추정하고, 대상과 목적에 따른 효과적인 커뮤니케이션 방식을 제안함으로써, 비디오가 효율적인 리서치 커뮤니케이션 수단으로 자리매김함에 공헌함을 목적으로 한다.</text:p>
      <text:p text:style-name="P352"/>
      <text:p text:style-name="P352">-방법/제안</text:p>
      <text:p text:style-name="P357">--이 연구에선 타겟으로 하는 비디오 시청자를 학술적 전문가/비전문가의 두 케이스로 상정하여, 비디오 리서치 커뮤니케이션의 리서치 메트릭스 영향을 평가한다.</text:p>
      <text:p text:style-name="P357">--구체적으로는 특정 시기, 분야의 일정 비율의 피인용 상위 저널에서 샘플한 논문의 피인용수 및 <text:span text:style-name="T148">AAS</text:span>를, 논문 언급 비디오가 존재하는 그룹과 존재하지 않는 그룹으로 나누어, 지표 분포의 그룹 간 유의적인 차가 있는지 정량적으로 검증한다.</text:p>
      <text:p text:style-name="P357">--그 후, 비디오 커뮤니케이션의 목적 및 영상/음성 스타일에 따라 그룹을 세분화, 동 지표의 분포를 비교하여, 상정하는 시청자에 따른 보다 효과적인 비디오 형식을 제안한다.</text:p>
      <text:p text:style-name="P357">--한편 비디오 메타 데이터 분석을 통해 마케팅의 관점에서 리서치 비디오 형식에 따른 시장 수요를(?) 측정한다.</text:p>
      <text:p text:style-name="P357"><text:span text:style-name="T149">(?)</text:span>--더 나아가 비디오 리서치 커뮤니케이션의 활성도 지표를 제안하고, 그를 이용해 시기/분야/저널에 있어서 비디오 리서치 커뮤니케이션의 활성도를 평가한다.</text:p>
      <text:p text:style-name="P352"/>
      <text:p text:style-name="P352">-결과</text:p>
      <text:p text:style-name="P353"/>
      <text:p text:style-name="P353">--피인용수와 <text:span text:style-name="T149">AAS에 대해, 비디오의 유무는 유의차가 확인되었으며,</text:span></text:p>
      <text:p text:style-name="P353">---특히 비디오 목적에 따른 피인용수 및 <text:span text:style-name="T149">AAS 분포가 다름을 관측했다.</text:span></text:p>
      <text:p text:style-name="P352">--또한 유튜브 비디오 리서치 커뮤니케이션의 유의한 효과가 관측될 때까지 걸리는 시간 및 비디오 발생 속도를 측정했으며</text:p>
      <text:p text:style-name="P354">--연구자 및 연구 기관은 이번 연구를 이용해 비디오 리서치 커뮤니케이션 투자의 가부 및 전략의 근거로 사용함으로써, 목적에 따른 효과를 극대화하도록 한정된 연구 자원을 배분 소비할 수 있다.</text:p>
      <text:p text:style-name="P352"/>
      <text:p text:style-name="P408">201014</text:p>
      <text:p text:style-name="P352"><text:soft-page-break/>목차를 써볼까?!</text:p>
      <text:p text:style-name="P352"/>
      <text:p text:style-name="P352">제1장 서론 <text:span text:style-name="T150">p4</text:span></text:p>
      <text:p text:style-name="P352">1.1　はじめに <text:span text:style-name="T150">p2</text:span></text:p>
      <text:p text:style-name="P352">1.2　研究の貢献 <text:span text:style-name="T150">p1</text:span></text:p>
      <text:p text:style-name="P352">1.3　本論文の構成 <text:span text:style-name="T150">p1</text:span></text:p>
      <text:p text:style-name="P352">제2장 관련 연구 <text:span text:style-name="T150">p8</text:span></text:p>
      <text:p text:style-name="P358">2.1 YTサイエンスコミュニケーションに関わる研究</text:p>
      <text:p text:style-name="P359">2.2 サイエンスコミュニケーションとリサーチメトリックスの関係に関わる研究</text:p>
      <text:p text:style-name="P359">2.3 本研究の位置付け</text:p>
      <text:p text:style-name="P355"/>
      <text:p text:style-name="P352">제3장 제안 수법</text:p>
      <text:p text:style-name="P360">3.1 提案手法の概要</text:p>
      <text:p text:style-name="P360">3.2　提案手法の詳細</text:p>
      <text:p text:style-name="P360">3.2.1　データセットの取得</text:p>
      <text:p text:style-name="P365">3.2.1.1 Scopus</text:p>
      <text:p text:style-name="P365">3.2.1.2 YouTube</text:p>
      <text:p text:style-name="P360">3.2.2　Boxplot</text:p>
      <text:p text:style-name="P360">3.2.3 Scaled View – Timedelta</text:p>
      <text:p text:style-name="P360">3.2.4 Area plot (#papers, CiteScore – <text:span text:style-name="T152">Journals, Sub-subjects</text:span>)</text:p>
      <text:p text:style-name="P361">3.2.5 SentenceTransformers</text:p>
      <text:p text:style-name="P352"/>
      <text:p text:style-name="P352">제4장 실험 및 결과</text:p>
      <text:p text:style-name="P361">4.1 실험 방법</text:p>
      <text:p text:style-name="P361">4.1.1 실험 목적</text:p>
      <text:p text:style-name="P361">4.1.2 실험 개요</text:p>
      <text:p text:style-name="P361">4.1.3 실험 데이터셋 개요</text:p>
      <text:p text:style-name="P361">4.1.4 실험 조건</text:p>
      <text:p text:style-name="P361">4.1.5 실험 평가</text:p>
      <text:p text:style-name="P361">4.2 실험 결과</text:p>
      <text:p text:style-name="P361">4.2.1 비디오 유무 및 비디오 목적에 따른 지표 분포<text:span text:style-name="T151">(</text:span>Boxplot<text:span text:style-name="T151">)</text:span></text:p>
      <text:p text:style-name="P361">4.2.2 비디오의 인기 지표 <text:span text:style-name="T151">(</text:span>ScaledView- Timedelta<text:span text:style-name="T151">)</text:span></text:p>
      <text:p text:style-name="P361">4.2.3 비디오 발생원 분포 Area plot</text:p>
      <text:p text:style-name="P365">4.2.3.1 저널</text:p>
      <text:p text:style-name="P365">4.2.3.2 유튜브 채널</text:p>
      <text:p text:style-name="P361">4.3.4 비디오 논문 경향 SentenceTransformers</text:p>
      <text:p text:style-name="P352"/>
      <text:p text:style-name="P352">제5장 고찰</text:p>
      <text:p text:style-name="P362">5.1 비디오와 논문 지표의 관계</text:p>
      <text:p text:style-name="P363">5.2 비디오 목적과 스타일</text:p>
      <text:p text:style-name="P364">5.3 비디오 발생원</text:p>
      <text:p text:style-name="P364">5.4 비디오 논문 경향</text:p>
      <text:p text:style-name="P352"/>
      <text:p text:style-name="P352">제6장 결론</text:p>
      <text:p text:style-name="P352"/>
      <text:p text:style-name="P352"/>
      <text:p text:style-name="P410">201018</text:p>
      <text:p text:style-name="P366">채널 레이블 시작:</text:p>
      <text:p text:style-name="P366">2014 comp 50개 완료</text:p>
      <text:p text:style-name="P352"><text:soft-page-break/></text:p>
      <text:p text:style-name="P411">20102<text:span text:style-name="T153">4</text:span></text:p>
      <text:p text:style-name="P367"/>
      <text:p text:style-name="P367"/>
      <text:p text:style-name="P367"/>
      <text:p text:style-name="P3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10-25T16:42:51.060682475</dc:date>
    <meta:editing-duration>P4DT15H17M30S</meta:editing-duration>
    <meta:editing-cycles>380</meta:editing-cycles>
    <meta:generator>LibreOffice/5.1.6.2$Linux_X86_64 LibreOffice_project/10m0$Build-2</meta:generator>
    <meta:document-statistic meta:table-count="11" meta:image-count="0" meta:object-count="0" meta:page-count="43" meta:paragraph-count="1633" meta:word-count="25941" meta:character-count="94560" meta:non-whitespace-character-count="80624"/>
  </office:meta>
</office:document-meta>
</file>